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7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8">
      <style:text-properties fo:font-weight="bold" style:font-weight-asian="bold" style:font-weight-complex="bold"/>
    </style:style>
    <style:style style:name="ce17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23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2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44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45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46" style:family="table-cell" style:parent-style-name="Default" style:data-style-name="N3"/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50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1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6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6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62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63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64" style:family="table-cell" style:parent-style-name="Default" style:data-style-name="N0"/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77" style:family="table-cell" style:parent-style-name="Default" style:data-style-name="N3"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79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81" style:family="table-cell" style:parent-style-name="Default" style:data-style-name="N0"/>
    <style:style style:name="ce8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6" style:family="table-cell" style:parent-style-name="Default" style:data-style-name="N3"/>
    <style:style style:name="ce97" style:family="table-cell" style:parent-style-name="Default" style:data-style-name="N0">
      <style:text-properties fo:color="#FF0000"/>
    </style:style>
    <style:style style:name="ce98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9" style:family="table-cell" style:parent-style-name="Default" style:data-style-name="N3">
      <style:table-cell-properties fo:background-color="transparent"/>
    </style:style>
    <style:style style:name="ce100" style:family="table-cell" style:parent-style-name="Default" style:data-style-name="N0"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0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2"/>
          <table:table-cell office:value-type="string" table:style-name="ce3">
            <text:p>中華民國110年09月底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6">
            <text:p>人 <text:s text:c="7"/>口 <text:s text:c="7"/>數</text:p>
          </table:table-cell>
          <table:table-cell table:number-columns-repeated="2" table:style-name="ce7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計</text:p>
          </table:table-cell>
          <table:table-cell office:value-type="string" table:style-name="ce11">
            <text:p>男</text:p>
          </table:table-cell>
          <table:table-cell office:value-type="string" table:style-name="ce12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總　 <text:s/>計</text:p>
          </table:table-cell>
          <table:table-cell office:value-type="float" office:value="9004362" table:style-name="ce14">
            <text:p>9,004,362</text:p>
          </table:table-cell>
          <table:table-cell office:value-type="float" office:value="23430948" table:style-name="ce15">
            <text:p>23,430,948</text:p>
          </table:table-cell>
          <table:table-cell office:value-type="float" office:value="11606628" table:style-name="ce15">
            <text:p>11,606,628</text:p>
          </table:table-cell>
          <table:table-cell office:value-type="float" office:value="11824320" table:style-name="ce16">
            <text:p>11,824,320</text:p>
          </table:table-cell>
          <table:table-cell table:number-columns-repeated="16379"/>
        </table:table-row>
        <table:table-row table:style-name="ro3">
          <table:table-cell office:value-type="string" table:style-name="ce13">
            <text:p>新 北 市</text:p>
          </table:table-cell>
          <table:table-cell office:value-type="float" office:value="1620493" table:style-name="ce14">
            <text:p>1,620,493</text:p>
          </table:table-cell>
          <table:table-cell office:value-type="float" office:value="4017632" table:style-name="ce17">
            <text:p>4,017,632</text:p>
          </table:table-cell>
          <table:table-cell office:value-type="float" office:value="1961812" table:style-name="ce17">
            <text:p>1,961,812</text:p>
          </table:table-cell>
          <table:table-cell office:value-type="float" office:value="2055820" table:style-name="ce16">
            <text:p>2,055,820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臺 北 市</text:p>
          </table:table-cell>
          <table:table-cell office:value-type="float" office:value="1057327" table:style-name="ce14">
            <text:p>1,057,327</text:p>
          </table:table-cell>
          <table:table-cell office:value-type="float" office:value="2544720" table:style-name="ce17">
            <text:p>2,544,720</text:p>
          </table:table-cell>
          <table:table-cell office:value-type="float" office:value="1211361" table:style-name="ce17">
            <text:p>1,211,361</text:p>
          </table:table-cell>
          <table:table-cell office:value-type="float" office:value="1333359" table:style-name="ce16">
            <text:p>1,333,359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桃 園 市</text:p>
          </table:table-cell>
          <table:table-cell office:value-type="float" office:value="860144" table:style-name="ce14">
            <text:p>860,144</text:p>
          </table:table-cell>
          <table:table-cell office:value-type="float" office:value="2272812" table:style-name="ce17">
            <text:p>2,272,812</text:p>
          </table:table-cell>
          <table:table-cell office:value-type="float" office:value="1125649" table:style-name="ce17">
            <text:p>1,125,649</text:p>
          </table:table-cell>
          <table:table-cell office:value-type="float" office:value="1147163" table:style-name="ce16">
            <text:p>1,147,163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臺 中 市</text:p>
          </table:table-cell>
          <table:table-cell office:value-type="float" office:value="1014864" table:style-name="ce14">
            <text:p>1,014,864</text:p>
          </table:table-cell>
          <table:table-cell office:value-type="float" office:value="2816393" table:style-name="ce17">
            <text:p>2,816,393</text:p>
          </table:table-cell>
          <table:table-cell office:value-type="float" office:value="1382499" table:style-name="ce17">
            <text:p>1,382,499</text:p>
          </table:table-cell>
          <table:table-cell office:value-type="float" office:value="1433894" table:style-name="ce16">
            <text:p>1,433,894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臺 南 市</text:p>
          </table:table-cell>
          <table:table-cell office:value-type="float" office:value="709627" table:style-name="ce14">
            <text:p>709,627</text:p>
          </table:table-cell>
          <table:table-cell office:value-type="float" office:value="1866073" table:style-name="ce17">
            <text:p>1,866,073</text:p>
          </table:table-cell>
          <table:table-cell office:value-type="float" office:value="929345" table:style-name="ce17">
            <text:p>929,345</text:p>
          </table:table-cell>
          <table:table-cell office:value-type="float" office:value="936728" table:style-name="ce16">
            <text:p>936,728</text:p>
          </table:table-cell>
          <table:table-cell table:number-columns-repeated="16379"/>
        </table:table-row>
        <table:table-row table:style-name="ro5">
          <table:table-cell office:value-type="string" table:style-name="ce13">
            <text:p>高 雄 市</text:p>
          </table:table-cell>
          <table:table-cell office:value-type="float" office:value="1128474" table:style-name="ce14">
            <text:p>1,128,474</text:p>
          </table:table-cell>
          <table:table-cell office:value-type="float" office:value="2751317" table:style-name="ce20">
            <text:p>2,751,317</text:p>
          </table:table-cell>
          <table:table-cell office:value-type="float" office:value="1356111" table:style-name="ce17">
            <text:p>1,356,111</text:p>
          </table:table-cell>
          <table:table-cell office:value-type="float" office:value="1395206" table:style-name="ce16">
            <text:p>1,395,206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臺 灣 省</text:p>
          </table:table-cell>
          <table:table-cell office:value-type="float" office:value="2567529" table:style-name="ce14">
            <text:p>2,567,529</text:p>
          </table:table-cell>
          <table:table-cell office:value-type="float" office:value="7007716" table:style-name="ce20">
            <text:p>7,007,716</text:p>
          </table:table-cell>
          <table:table-cell office:value-type="float" office:value="3561871" table:style-name="ce17">
            <text:p>3,561,871</text:p>
          </table:table-cell>
          <table:table-cell office:value-type="float" office:value="3445845" table:style-name="ce16">
            <text:p>3,445,845</text:p>
          </table:table-cell>
          <table:table-cell table:number-columns-repeated="16379"/>
        </table:table-row>
        <table:table-row table:style-name="ro6">
          <table:table-cell office:value-type="string" table:style-name="ce21">
            <text:p>宜蘭縣</text:p>
          </table:table-cell>
          <table:table-cell office:value-type="float" office:value="174071" table:style-name="ce22">
            <text:p>174,071</text:p>
          </table:table-cell>
          <table:table-cell office:value-type="float" office:value="451422" table:style-name="ce23">
            <text:p>451,422</text:p>
          </table:table-cell>
          <table:table-cell office:value-type="float" office:value="227385" table:style-name="ce23">
            <text:p>227,385</text:p>
          </table:table-cell>
          <table:table-cell office:value-type="float" office:value="224037" table:style-name="ce23">
            <text:p>224,037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新竹縣</text:p>
          </table:table-cell>
          <table:table-cell office:value-type="float" office:value="209962" table:style-name="ce22">
            <text:p>209,962</text:p>
          </table:table-cell>
          <table:table-cell office:value-type="float" office:value="574512" table:style-name="ce23">
            <text:p>574,512</text:p>
          </table:table-cell>
          <table:table-cell office:value-type="float" office:value="293279" table:style-name="ce23">
            <text:p>293,279</text:p>
          </table:table-cell>
          <table:table-cell office:value-type="float" office:value="281233" table:style-name="ce23">
            <text:p>281,233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苗栗縣</text:p>
          </table:table-cell>
          <table:table-cell office:value-type="float" office:value="195208" table:style-name="ce22">
            <text:p>195,208</text:p>
          </table:table-cell>
          <table:table-cell office:value-type="float" office:value="539361" table:style-name="ce23">
            <text:p>539,361</text:p>
          </table:table-cell>
          <table:table-cell office:value-type="float" office:value="278012" table:style-name="ce23">
            <text:p>278,012</text:p>
          </table:table-cell>
          <table:table-cell office:value-type="float" office:value="261349" table:style-name="ce23">
            <text:p>261,349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彰化縣</text:p>
          </table:table-cell>
          <table:table-cell office:value-type="float" office:value="398859" table:style-name="ce22">
            <text:p>398,859</text:p>
          </table:table-cell>
          <table:table-cell office:value-type="float" office:value="1257992" table:style-name="ce23">
            <text:p>1,257,992</text:p>
          </table:table-cell>
          <table:table-cell office:value-type="float" office:value="639195" table:style-name="ce23">
            <text:p>639,195</text:p>
          </table:table-cell>
          <table:table-cell office:value-type="float" office:value="618797" table:style-name="ce23">
            <text:p>618,797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南投縣</text:p>
          </table:table-cell>
          <table:table-cell office:value-type="float" office:value="179983" table:style-name="ce22">
            <text:p>179,983</text:p>
          </table:table-cell>
          <table:table-cell office:value-type="float" office:value="486455" table:style-name="ce23">
            <text:p>486,455</text:p>
          </table:table-cell>
          <table:table-cell office:value-type="float" office:value="248511" table:style-name="ce23">
            <text:p>248,511</text:p>
          </table:table-cell>
          <table:table-cell office:value-type="float" office:value="237944" table:style-name="ce23">
            <text:p>237,94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雲林縣</text:p>
          </table:table-cell>
          <table:table-cell office:value-type="float" office:value="244854" table:style-name="ce22">
            <text:p>244,854</text:p>
          </table:table-cell>
          <table:table-cell office:value-type="float" office:value="671686" table:style-name="ce23">
            <text:p>671,686</text:p>
          </table:table-cell>
          <table:table-cell office:value-type="float" office:value="347254" table:style-name="ce23">
            <text:p>347,254</text:p>
          </table:table-cell>
          <table:table-cell office:value-type="float" office:value="324432" table:style-name="ce23">
            <text:p>324,4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嘉義縣</text:p>
          </table:table-cell>
          <table:table-cell office:value-type="float" office:value="185163" table:style-name="ce22">
            <text:p>185,163</text:p>
          </table:table-cell>
          <table:table-cell office:value-type="float" office:value="494868" table:style-name="ce23">
            <text:p>494,868</text:p>
          </table:table-cell>
          <table:table-cell office:value-type="float" office:value="256657" table:style-name="ce23">
            <text:p>256,657</text:p>
          </table:table-cell>
          <table:table-cell office:value-type="float" office:value="238211" table:style-name="ce23">
            <text:p>238,21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屏東縣</text:p>
          </table:table-cell>
          <table:table-cell office:value-type="float" office:value="293118" table:style-name="ce22">
            <text:p>293,118</text:p>
          </table:table-cell>
          <table:table-cell office:value-type="float" office:value="806305" table:style-name="ce23">
            <text:p>806,305</text:p>
          </table:table-cell>
          <table:table-cell office:value-type="float" office:value="410625" table:style-name="ce23">
            <text:p>410,625</text:p>
          </table:table-cell>
          <table:table-cell office:value-type="float" office:value="395680" table:style-name="ce23">
            <text:p>395,68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臺東縣</text:p>
          </table:table-cell>
          <table:table-cell office:value-type="float" office:value="84102" table:style-name="ce22">
            <text:p>84,102</text:p>
          </table:table-cell>
          <table:table-cell office:value-type="float" office:value="213818" table:style-name="ce25">
            <text:p>213,818</text:p>
          </table:table-cell>
          <table:table-cell office:value-type="float" office:value="109771" table:style-name="ce23">
            <text:p>109,771</text:p>
          </table:table-cell>
          <table:table-cell office:value-type="float" office:value="104047" table:style-name="ce23">
            <text:p>104,04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花蓮縣</text:p>
          </table:table-cell>
          <table:table-cell office:value-type="float" office:value="127919" table:style-name="ce22">
            <text:p>127,919</text:p>
          </table:table-cell>
          <table:table-cell office:value-type="float" office:value="322260" table:style-name="ce23">
            <text:p>322,260</text:p>
          </table:table-cell>
          <table:table-cell office:value-type="float" office:value="162865" table:style-name="ce23">
            <text:p>162,865</text:p>
          </table:table-cell>
          <table:table-cell office:value-type="float" office:value="159395" table:style-name="ce23">
            <text:p>159,39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澎湖縣</text:p>
          </table:table-cell>
          <table:table-cell office:value-type="float" office:value="42245" table:style-name="ce22">
            <text:p>42,245</text:p>
          </table:table-cell>
          <table:table-cell office:value-type="float" office:value="106036" table:style-name="ce23">
            <text:p>106,036</text:p>
          </table:table-cell>
          <table:table-cell office:value-type="float" office:value="54583" table:style-name="ce23">
            <text:p>54,583</text:p>
          </table:table-cell>
          <table:table-cell office:value-type="float" office:value="51453" table:style-name="ce23">
            <text:p>51,4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6">
            <text:p>基隆市</text:p>
          </table:table-cell>
          <table:table-cell office:value-type="float" office:value="156260" table:style-name="ce22">
            <text:p>156,260</text:p>
          </table:table-cell>
          <table:table-cell office:value-type="float" office:value="365117" table:style-name="ce23">
            <text:p>365,117</text:p>
          </table:table-cell>
          <table:table-cell office:value-type="float" office:value="182031" table:style-name="ce23">
            <text:p>182,031</text:p>
          </table:table-cell>
          <table:table-cell office:value-type="float" office:value="183086" table:style-name="ce23">
            <text:p>183,0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新竹市</text:p>
          </table:table-cell>
          <table:table-cell office:value-type="float" office:value="173974" table:style-name="ce22">
            <text:p>173,974</text:p>
          </table:table-cell>
          <table:table-cell office:value-type="float" office:value="452882" table:style-name="ce23">
            <text:p>452,882</text:p>
          </table:table-cell>
          <table:table-cell office:value-type="float" office:value="223677" table:style-name="ce23">
            <text:p>223,677</text:p>
          </table:table-cell>
          <table:table-cell office:value-type="float" office:value="229205" table:style-name="ce23">
            <text:p>229,20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嘉義市</text:p>
          </table:table-cell>
          <table:table-cell office:value-type="float" office:value="101811" table:style-name="ce22">
            <text:p>101,811</text:p>
          </table:table-cell>
          <table:table-cell office:value-type="float" office:value="265002" table:style-name="ce23">
            <text:p>265,002</text:p>
          </table:table-cell>
          <table:table-cell office:value-type="float" office:value="128026" table:style-name="ce23">
            <text:p>128,026</text:p>
          </table:table-cell>
          <table:table-cell office:value-type="float" office:value="136976" table:style-name="ce23">
            <text:p>136,976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3">
            <text:p>福 建 省</text:p>
          </table:table-cell>
          <table:table-cell office:value-type="float" office:value="45904" table:style-name="ce14">
            <text:p>45,904</text:p>
          </table:table-cell>
          <table:table-cell office:value-type="float" office:value="154285" table:style-name="ce20">
            <text:p>154,285</text:p>
          </table:table-cell>
          <table:table-cell office:value-type="float" office:value="77980" table:style-name="ce20">
            <text:p>77,980</text:p>
          </table:table-cell>
          <table:table-cell office:value-type="float" office:value="76305" table:style-name="ce20">
            <text:p>76,30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金門縣</text:p>
          </table:table-cell>
          <table:table-cell office:value-type="float" office:value="42415" table:style-name="ce22">
            <text:p>42,415</text:p>
          </table:table-cell>
          <table:table-cell office:value-type="float" office:value="140856" table:style-name="ce23">
            <text:p>140,856</text:p>
          </table:table-cell>
          <table:table-cell office:value-type="float" office:value="70209" table:style-name="ce23">
            <text:p>70,209</text:p>
          </table:table-cell>
          <table:table-cell office:value-type="float" office:value="70647" table:style-name="ce23">
            <text:p>70,64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7">
            <text:p>連江縣</text:p>
          </table:table-cell>
          <table:table-cell office:value-type="float" office:value="3489" table:style-name="ce28">
            <text:p>3,489</text:p>
          </table:table-cell>
          <table:table-cell office:value-type="float" office:value="13429" table:style-name="ce29">
            <text:p>13,429</text:p>
          </table:table-cell>
          <table:table-cell office:value-type="float" office:value="7771" table:style-name="ce29">
            <text:p>7,771</text:p>
          </table:table-cell>
          <table:table-cell office:value-type="float" office:value="5658" table:style-name="ce29">
            <text:p>5,658</text:p>
          </table:table-cell>
          <table:table-cell table:number-columns-repeated="16379" table:style-name="ce1"/>
        </table:table-row>
        <table:table-row table:style-name="ro7">
          <table:table-cell table:style-name="ce30"/>
          <table:table-cell table:number-columns-repeated="2" table:style-name="ce2"/>
          <table:table-cell table:style-name="ce31"/>
          <table:table-cell office:value-type="string" table:style-name="ce32">
            <text:p><text:s text:c="7"/>內政部戶政司 民國110年10月8日編製</text:p>
          </table:table-cell>
          <table:table-cell table:style-name="ce31"/>
          <table:table-cell table:number-columns-repeated="16378"/>
        </table:table-row>
        <table:table-row table:style-name="ro4">
          <table:table-cell table:style-name="ce24"/>
          <table:table-cell table:number-columns-repeated="3" table:style-name="ce2"/>
          <table:table-cell table:style-name="ce33"/>
          <table:table-cell table:number-columns-repeated="16379" table:style-name="ce1"/>
        </table:table-row>
        <table:table-row table:style-name="ro4">
          <table:table-cell table:style-name="ce24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6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新北市</text:p>
          </table:table-cell>
          <table:table-cell office:value-type="float" office:value="1620493" table:style-name="ce40">
            <text:p>1,620,493</text:p>
          </table:table-cell>
          <table:table-cell office:value-type="float" office:value="4017632" table:style-name="ce41">
            <text:p>4,017,632</text:p>
          </table:table-cell>
          <table:table-cell office:value-type="float" office:value="1961812" table:style-name="ce41">
            <text:p>1,961,812</text:p>
          </table:table-cell>
          <table:table-cell office:value-type="float" office:value="2055820" table:style-name="ce42">
            <text:p>2,055,82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板橋區</text:p>
          </table:table-cell>
          <table:table-cell office:value-type="float" office:value="219552" table:style-name="ce44">
            <text:p>219,552</text:p>
          </table:table-cell>
          <table:table-cell office:value-type="float" office:value="554344" table:style-name="ce45">
            <text:p>554,344</text:p>
          </table:table-cell>
          <table:table-cell office:value-type="float" office:value="269443" table:style-name="ce45">
            <text:p>269,443</text:p>
          </table:table-cell>
          <table:table-cell office:value-type="float" office:value="284901" table:style-name="ce46">
            <text:p>284,90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三重區</text:p>
          </table:table-cell>
          <table:table-cell office:value-type="float" office:value="155542" table:style-name="ce44">
            <text:p>155,542</text:p>
          </table:table-cell>
          <table:table-cell office:value-type="float" office:value="382776" table:style-name="ce45">
            <text:p>382,776</text:p>
          </table:table-cell>
          <table:table-cell office:value-type="float" office:value="187760" table:style-name="ce45">
            <text:p>187,760</text:p>
          </table:table-cell>
          <table:table-cell office:value-type="float" office:value="195016" table:style-name="ce46">
            <text:p>195,01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和區</text:p>
          </table:table-cell>
          <table:table-cell office:value-type="float" office:value="170016" table:style-name="ce44">
            <text:p>170,016</text:p>
          </table:table-cell>
          <table:table-cell office:value-type="float" office:value="407910" table:style-name="ce45">
            <text:p>407,910</text:p>
          </table:table-cell>
          <table:table-cell office:value-type="float" office:value="197213" table:style-name="ce45">
            <text:p>197,213</text:p>
          </table:table-cell>
          <table:table-cell office:value-type="float" office:value="210697" table:style-name="ce46">
            <text:p>210,69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永和區</text:p>
          </table:table-cell>
          <table:table-cell office:value-type="float" office:value="91741" table:style-name="ce44">
            <text:p>91,741</text:p>
          </table:table-cell>
          <table:table-cell office:value-type="float" office:value="216713" table:style-name="ce45">
            <text:p>216,713</text:p>
          </table:table-cell>
          <table:table-cell office:value-type="float" office:value="102660" table:style-name="ce45">
            <text:p>102,660</text:p>
          </table:table-cell>
          <table:table-cell office:value-type="float" office:value="114053" table:style-name="ce46">
            <text:p>114,05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新莊區</text:p>
          </table:table-cell>
          <table:table-cell office:value-type="float" office:value="162659" table:style-name="ce44">
            <text:p>162,659</text:p>
          </table:table-cell>
          <table:table-cell office:value-type="float" office:value="422118" table:style-name="ce45">
            <text:p>422,118</text:p>
          </table:table-cell>
          <table:table-cell office:value-type="float" office:value="205567" table:style-name="ce45">
            <text:p>205,567</text:p>
          </table:table-cell>
          <table:table-cell office:value-type="float" office:value="216551" table:style-name="ce46">
            <text:p>216,55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店區</text:p>
          </table:table-cell>
          <table:table-cell office:value-type="float" office:value="130868" table:style-name="ce44">
            <text:p>130,868</text:p>
          </table:table-cell>
          <table:table-cell office:value-type="float" office:value="301209" table:style-name="ce45">
            <text:p>301,209</text:p>
          </table:table-cell>
          <table:table-cell office:value-type="float" office:value="144442" table:style-name="ce45">
            <text:p>144,442</text:p>
          </table:table-cell>
          <table:table-cell office:value-type="float" office:value="156767" table:style-name="ce46">
            <text:p>156,7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樹林區</text:p>
          </table:table-cell>
          <table:table-cell office:value-type="float" office:value="67812" table:style-name="ce44">
            <text:p>67,812</text:p>
          </table:table-cell>
          <table:table-cell office:value-type="float" office:value="182497" table:style-name="ce45">
            <text:p>182,497</text:p>
          </table:table-cell>
          <table:table-cell office:value-type="float" office:value="90938" table:style-name="ce45">
            <text:p>90,938</text:p>
          </table:table-cell>
          <table:table-cell office:value-type="float" office:value="91559" table:style-name="ce46">
            <text:p>91,5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鶯歌區</text:p>
          </table:table-cell>
          <table:table-cell office:value-type="float" office:value="32531" table:style-name="ce44">
            <text:p>32,531</text:p>
          </table:table-cell>
          <table:table-cell office:value-type="float" office:value="88131" table:style-name="ce45">
            <text:p>88,131</text:p>
          </table:table-cell>
          <table:table-cell office:value-type="float" office:value="44107" table:style-name="ce45">
            <text:p>44,107</text:p>
          </table:table-cell>
          <table:table-cell office:value-type="float" office:value="44024" table:style-name="ce46">
            <text:p>44,02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峽區</text:p>
          </table:table-cell>
          <table:table-cell office:value-type="float" office:value="44809" table:style-name="ce44">
            <text:p>44,809</text:p>
          </table:table-cell>
          <table:table-cell office:value-type="float" office:value="116280" table:style-name="ce45">
            <text:p>116,280</text:p>
          </table:table-cell>
          <table:table-cell office:value-type="float" office:value="58098" table:style-name="ce45">
            <text:p>58,098</text:p>
          </table:table-cell>
          <table:table-cell office:value-type="float" office:value="58182" table:style-name="ce46">
            <text:p>58,1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淡水區</text:p>
          </table:table-cell>
          <table:table-cell office:value-type="float" office:value="84708" table:style-name="ce44">
            <text:p>84,708</text:p>
          </table:table-cell>
          <table:table-cell office:value-type="float" office:value="184969" table:style-name="ce45">
            <text:p>184,969</text:p>
          </table:table-cell>
          <table:table-cell office:value-type="float" office:value="88498" table:style-name="ce45">
            <text:p>88,498</text:p>
          </table:table-cell>
          <table:table-cell office:value-type="float" office:value="96471" table:style-name="ce46">
            <text:p>96,47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汐止區</text:p>
          </table:table-cell>
          <table:table-cell office:value-type="float" office:value="92144" table:style-name="ce44">
            <text:p>92,144</text:p>
          </table:table-cell>
          <table:table-cell office:value-type="float" office:value="205870" table:style-name="ce45">
            <text:p>205,870</text:p>
          </table:table-cell>
          <table:table-cell office:value-type="float" office:value="100195" table:style-name="ce45">
            <text:p>100,195</text:p>
          </table:table-cell>
          <table:table-cell office:value-type="float" office:value="105675" table:style-name="ce46">
            <text:p>105,67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瑞芳區</text:p>
          </table:table-cell>
          <table:table-cell office:value-type="float" office:value="16126" table:style-name="ce44">
            <text:p>16,126</text:p>
          </table:table-cell>
          <table:table-cell office:value-type="float" office:value="38620" table:style-name="ce45">
            <text:p>38,620</text:p>
          </table:table-cell>
          <table:table-cell office:value-type="float" office:value="19460" table:style-name="ce45">
            <text:p>19,460</text:p>
          </table:table-cell>
          <table:table-cell office:value-type="float" office:value="19160" table:style-name="ce46">
            <text:p>19,1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土城區</text:p>
          </table:table-cell>
          <table:table-cell office:value-type="float" office:value="90465" table:style-name="ce44">
            <text:p>90,465</text:p>
          </table:table-cell>
          <table:table-cell office:value-type="float" office:value="237820" table:style-name="ce45">
            <text:p>237,820</text:p>
          </table:table-cell>
          <table:table-cell office:value-type="float" office:value="116929" table:style-name="ce45">
            <text:p>116,929</text:p>
          </table:table-cell>
          <table:table-cell office:value-type="float" office:value="120891" table:style-name="ce46">
            <text:p>120,89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蘆洲區</text:p>
          </table:table-cell>
          <table:table-cell office:value-type="float" office:value="73928" table:style-name="ce44">
            <text:p>73,928</text:p>
          </table:table-cell>
          <table:table-cell office:value-type="float" office:value="201903" table:style-name="ce45">
            <text:p>201,903</text:p>
          </table:table-cell>
          <table:table-cell office:value-type="float" office:value="98834" table:style-name="ce45">
            <text:p>98,834</text:p>
          </table:table-cell>
          <table:table-cell office:value-type="float" office:value="103069" table:style-name="ce46">
            <text:p>103,06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五股區</text:p>
          </table:table-cell>
          <table:table-cell office:value-type="float" office:value="35539" table:style-name="ce44">
            <text:p>35,539</text:p>
          </table:table-cell>
          <table:table-cell office:value-type="float" office:value="90375" table:style-name="ce45">
            <text:p>90,375</text:p>
          </table:table-cell>
          <table:table-cell office:value-type="float" office:value="45345" table:style-name="ce45">
            <text:p>45,345</text:p>
          </table:table-cell>
          <table:table-cell office:value-type="float" office:value="45030" table:style-name="ce46">
            <text:p>45,0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泰山區</text:p>
          </table:table-cell>
          <table:table-cell office:value-type="float" office:value="29030" table:style-name="ce44">
            <text:p>29,030</text:p>
          </table:table-cell>
          <table:table-cell office:value-type="float" office:value="77681" table:style-name="ce45">
            <text:p>77,681</text:p>
          </table:table-cell>
          <table:table-cell office:value-type="float" office:value="38282" table:style-name="ce45">
            <text:p>38,282</text:p>
          </table:table-cell>
          <table:table-cell office:value-type="float" office:value="39399" table:style-name="ce46">
            <text:p>39,39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口區</text:p>
          </table:table-cell>
          <table:table-cell office:value-type="float" office:value="50404" table:style-name="ce44">
            <text:p>50,404</text:p>
          </table:table-cell>
          <table:table-cell office:value-type="float" office:value="123879" table:style-name="ce45">
            <text:p>123,879</text:p>
          </table:table-cell>
          <table:table-cell office:value-type="float" office:value="60192" table:style-name="ce45">
            <text:p>60,192</text:p>
          </table:table-cell>
          <table:table-cell office:value-type="float" office:value="63687" table:style-name="ce46">
            <text:p>63,6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深坑區</text:p>
          </table:table-cell>
          <table:table-cell office:value-type="float" office:value="9878" table:style-name="ce44">
            <text:p>9,878</text:p>
          </table:table-cell>
          <table:table-cell office:value-type="float" office:value="23718" table:style-name="ce45">
            <text:p>23,718</text:p>
          </table:table-cell>
          <table:table-cell office:value-type="float" office:value="11855" table:style-name="ce45">
            <text:p>11,855</text:p>
          </table:table-cell>
          <table:table-cell office:value-type="float" office:value="11863" table:style-name="ce46">
            <text:p>11,8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石碇區</text:p>
          </table:table-cell>
          <table:table-cell office:value-type="float" office:value="3390" table:style-name="ce44">
            <text:p>3,390</text:p>
          </table:table-cell>
          <table:table-cell office:value-type="float" office:value="7496" table:style-name="ce45">
            <text:p>7,496</text:p>
          </table:table-cell>
          <table:table-cell office:value-type="float" office:value="4098" table:style-name="ce45">
            <text:p>4,098</text:p>
          </table:table-cell>
          <table:table-cell office:value-type="float" office:value="3398" table:style-name="ce46">
            <text:p>3,3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坪林區</text:p>
          </table:table-cell>
          <table:table-cell office:value-type="float" office:value="2569" table:style-name="ce44">
            <text:p>2,569</text:p>
          </table:table-cell>
          <table:table-cell office:value-type="float" office:value="6656" table:style-name="ce45">
            <text:p>6,656</text:p>
          </table:table-cell>
          <table:table-cell office:value-type="float" office:value="3612" table:style-name="ce45">
            <text:p>3,612</text:p>
          </table:table-cell>
          <table:table-cell office:value-type="float" office:value="3044" table:style-name="ce46">
            <text:p>3,04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芝區</text:p>
          </table:table-cell>
          <table:table-cell office:value-type="float" office:value="9632" table:style-name="ce44">
            <text:p>9,632</text:p>
          </table:table-cell>
          <table:table-cell office:value-type="float" office:value="22408" table:style-name="ce45">
            <text:p>22,408</text:p>
          </table:table-cell>
          <table:table-cell office:value-type="float" office:value="11503" table:style-name="ce45">
            <text:p>11,503</text:p>
          </table:table-cell>
          <table:table-cell office:value-type="float" office:value="10905" table:style-name="ce46">
            <text:p>10,9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石門區</text:p>
          </table:table-cell>
          <table:table-cell office:value-type="float" office:value="4224" table:style-name="ce44">
            <text:p>4,224</text:p>
          </table:table-cell>
          <table:table-cell office:value-type="float" office:value="11243" table:style-name="ce45">
            <text:p>11,243</text:p>
          </table:table-cell>
          <table:table-cell office:value-type="float" office:value="5848" table:style-name="ce45">
            <text:p>5,848</text:p>
          </table:table-cell>
          <table:table-cell office:value-type="float" office:value="5395" table:style-name="ce46">
            <text:p>5,3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八里區</text:p>
          </table:table-cell>
          <table:table-cell office:value-type="float" office:value="15987" table:style-name="ce44">
            <text:p>15,987</text:p>
          </table:table-cell>
          <table:table-cell office:value-type="float" office:value="40012" table:style-name="ce45">
            <text:p>40,012</text:p>
          </table:table-cell>
          <table:table-cell office:value-type="float" office:value="19936" table:style-name="ce45">
            <text:p>19,936</text:p>
          </table:table-cell>
          <table:table-cell office:value-type="float" office:value="20076" table:style-name="ce46">
            <text:p>20,0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平溪區</text:p>
          </table:table-cell>
          <table:table-cell office:value-type="float" office:value="2222" table:style-name="ce44">
            <text:p>2,222</text:p>
          </table:table-cell>
          <table:table-cell office:value-type="float" office:value="4339" table:style-name="ce45">
            <text:p>4,339</text:p>
          </table:table-cell>
          <table:table-cell office:value-type="float" office:value="2427" table:style-name="ce45">
            <text:p>2,427</text:p>
          </table:table-cell>
          <table:table-cell office:value-type="float" office:value="1912" table:style-name="ce46">
            <text:p>1,91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雙溪區</text:p>
          </table:table-cell>
          <table:table-cell office:value-type="float" office:value="3687" table:style-name="ce44">
            <text:p>3,687</text:p>
          </table:table-cell>
          <table:table-cell office:value-type="float" office:value="8276" table:style-name="ce45">
            <text:p>8,276</text:p>
          </table:table-cell>
          <table:table-cell office:value-type="float" office:value="4500" table:style-name="ce45">
            <text:p>4,500</text:p>
          </table:table-cell>
          <table:table-cell office:value-type="float" office:value="3776" table:style-name="ce46">
            <text:p>3,7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貢寮區</text:p>
          </table:table-cell>
          <table:table-cell office:value-type="float" office:value="4333" table:style-name="ce44">
            <text:p>4,333</text:p>
          </table:table-cell>
          <table:table-cell office:value-type="float" office:value="11605" table:style-name="ce45">
            <text:p>11,605</text:p>
          </table:table-cell>
          <table:table-cell office:value-type="float" office:value="5926" table:style-name="ce45">
            <text:p>5,926</text:p>
          </table:table-cell>
          <table:table-cell office:value-type="float" office:value="5679" table:style-name="ce46">
            <text:p>5,6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山區</text:p>
          </table:table-cell>
          <table:table-cell office:value-type="float" office:value="7226" table:style-name="ce44">
            <text:p>7,226</text:p>
          </table:table-cell>
          <table:table-cell office:value-type="float" office:value="20883" table:style-name="ce45">
            <text:p>20,883</text:p>
          </table:table-cell>
          <table:table-cell office:value-type="float" office:value="10253" table:style-name="ce45">
            <text:p>10,253</text:p>
          </table:table-cell>
          <table:table-cell office:value-type="float" office:value="10630" table:style-name="ce46">
            <text:p>10,6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里區</text:p>
          </table:table-cell>
          <table:table-cell office:value-type="float" office:value="7554" table:style-name="ce44">
            <text:p>7,554</text:p>
          </table:table-cell>
          <table:table-cell office:value-type="float" office:value="21536" table:style-name="ce45">
            <text:p>21,536</text:p>
          </table:table-cell>
          <table:table-cell office:value-type="float" office:value="10776" table:style-name="ce45">
            <text:p>10,776</text:p>
          </table:table-cell>
          <table:table-cell office:value-type="float" office:value="10760" table:style-name="ce46">
            <text:p>10,760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※烏來區</text:p>
          </table:table-cell>
          <table:table-cell office:value-type="float" office:value="1917" table:style-name="ce49">
            <text:p>1,917</text:p>
          </table:table-cell>
          <table:table-cell office:value-type="float" office:value="6365" table:style-name="ce50">
            <text:p>6,365</text:p>
          </table:table-cell>
          <table:table-cell office:value-type="float" office:value="3115" table:style-name="ce50">
            <text:p>3,115</text:p>
          </table:table-cell>
          <table:table-cell office:value-type="float" office:value="3250" table:style-name="ce51">
            <text:p>3,250</text:p>
          </table:table-cell>
          <table:table-cell table:number-columns-repeated="16379"/>
        </table:table-row>
        <table:table-row table:style-name="ro4">
          <table:table-cell office:value-type="string" table:style-name="ce52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臺北市</text:p>
          </table:table-cell>
          <table:table-cell office:value-type="float" office:value="1057327" table:style-name="ce57">
            <text:p>1,057,327</text:p>
          </table:table-cell>
          <table:table-cell office:value-type="float" office:value="2544720" table:style-name="ce41">
            <text:p>2,544,720</text:p>
          </table:table-cell>
          <table:table-cell office:value-type="float" office:value="1211361" table:style-name="ce41">
            <text:p>1,211,361</text:p>
          </table:table-cell>
          <table:table-cell office:value-type="float" office:value="1333359" table:style-name="ce58">
            <text:p>1,333,3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松山區</text:p>
          </table:table-cell>
          <table:table-cell office:value-type="float" office:value="80379" table:style-name="ce59">
            <text:p>80,379</text:p>
          </table:table-cell>
          <table:table-cell office:value-type="float" office:value="194976" table:style-name="ce45">
            <text:p>194,976</text:p>
          </table:table-cell>
          <table:table-cell office:value-type="float" office:value="91140" table:style-name="ce45">
            <text:p>91,140</text:p>
          </table:table-cell>
          <table:table-cell office:value-type="float" office:value="103836" table:style-name="ce60">
            <text:p>103,83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信義區</text:p>
          </table:table-cell>
          <table:table-cell office:value-type="float" office:value="88282" table:style-name="ce59">
            <text:p>88,282</text:p>
          </table:table-cell>
          <table:table-cell office:value-type="float" office:value="209299" table:style-name="ce45">
            <text:p>209,299</text:p>
          </table:table-cell>
          <table:table-cell office:value-type="float" office:value="99355" table:style-name="ce45">
            <text:p>99,355</text:p>
          </table:table-cell>
          <table:table-cell office:value-type="float" office:value="109944" table:style-name="ce60">
            <text:p>109,94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安區</text:p>
          </table:table-cell>
          <table:table-cell office:value-type="float" office:value="119877" table:style-name="ce59">
            <text:p>119,877</text:p>
          </table:table-cell>
          <table:table-cell office:value-type="float" office:value="293625" table:style-name="ce45">
            <text:p>293,625</text:p>
          </table:table-cell>
          <table:table-cell office:value-type="float" office:value="136860" table:style-name="ce45">
            <text:p>136,860</text:p>
          </table:table-cell>
          <table:table-cell office:value-type="float" office:value="156765" table:style-name="ce60">
            <text:p>156,7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山區</text:p>
          </table:table-cell>
          <table:table-cell office:value-type="float" office:value="100278" table:style-name="ce59">
            <text:p>100,278</text:p>
          </table:table-cell>
          <table:table-cell office:value-type="float" office:value="218154" table:style-name="ce45">
            <text:p>218,154</text:p>
          </table:table-cell>
          <table:table-cell office:value-type="float" office:value="101059" table:style-name="ce45">
            <text:p>101,059</text:p>
          </table:table-cell>
          <table:table-cell office:value-type="float" office:value="117095" table:style-name="ce60">
            <text:p>117,0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正區</text:p>
          </table:table-cell>
          <table:table-cell office:value-type="float" office:value="65454" table:style-name="ce59">
            <text:p>65,454</text:p>
          </table:table-cell>
          <table:table-cell office:value-type="float" office:value="151885" table:style-name="ce45">
            <text:p>151,885</text:p>
          </table:table-cell>
          <table:table-cell office:value-type="float" office:value="72234" table:style-name="ce45">
            <text:p>72,234</text:p>
          </table:table-cell>
          <table:table-cell office:value-type="float" office:value="79651" table:style-name="ce60">
            <text:p>79,65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同區</text:p>
          </table:table-cell>
          <table:table-cell office:value-type="float" office:value="52354" table:style-name="ce59">
            <text:p>52,354</text:p>
          </table:table-cell>
          <table:table-cell office:value-type="float" office:value="121747" table:style-name="ce45">
            <text:p>121,747</text:p>
          </table:table-cell>
          <table:table-cell office:value-type="float" office:value="58926" table:style-name="ce45">
            <text:p>58,926</text:p>
          </table:table-cell>
          <table:table-cell office:value-type="float" office:value="62821" table:style-name="ce60">
            <text:p>62,8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華區</text:p>
          </table:table-cell>
          <table:table-cell office:value-type="float" office:value="78935" table:style-name="ce59">
            <text:p>78,935</text:p>
          </table:table-cell>
          <table:table-cell office:value-type="float" office:value="178362" table:style-name="ce45">
            <text:p>178,362</text:p>
          </table:table-cell>
          <table:table-cell office:value-type="float" office:value="87180" table:style-name="ce45">
            <text:p>87,180</text:p>
          </table:table-cell>
          <table:table-cell office:value-type="float" office:value="91182" table:style-name="ce60">
            <text:p>91,1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文山區</text:p>
          </table:table-cell>
          <table:table-cell office:value-type="float" office:value="107717" table:style-name="ce59">
            <text:p>107,717</text:p>
          </table:table-cell>
          <table:table-cell office:value-type="float" office:value="263442" table:style-name="ce45">
            <text:p>263,442</text:p>
          </table:table-cell>
          <table:table-cell office:value-type="float" office:value="125880" table:style-name="ce45">
            <text:p>125,880</text:p>
          </table:table-cell>
          <table:table-cell office:value-type="float" office:value="137562" table:style-name="ce60">
            <text:p>137,5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港區</text:p>
          </table:table-cell>
          <table:table-cell office:value-type="float" office:value="47980" table:style-name="ce59">
            <text:p>47,980</text:p>
          </table:table-cell>
          <table:table-cell office:value-type="float" office:value="116576" table:style-name="ce45">
            <text:p>116,576</text:p>
          </table:table-cell>
          <table:table-cell office:value-type="float" office:value="56813" table:style-name="ce45">
            <text:p>56,813</text:p>
          </table:table-cell>
          <table:table-cell office:value-type="float" office:value="59763" table:style-name="ce60">
            <text:p>59,7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內湖區</text:p>
          </table:table-cell>
          <table:table-cell office:value-type="float" office:value="110291" table:style-name="ce59">
            <text:p>110,291</text:p>
          </table:table-cell>
          <table:table-cell office:value-type="float" office:value="278246" table:style-name="ce45">
            <text:p>278,246</text:p>
          </table:table-cell>
          <table:table-cell office:value-type="float" office:value="132585" table:style-name="ce45">
            <text:p>132,585</text:p>
          </table:table-cell>
          <table:table-cell office:value-type="float" office:value="145661" table:style-name="ce60">
            <text:p>145,6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士林區</text:p>
          </table:table-cell>
          <table:table-cell office:value-type="float" office:value="107718" table:style-name="ce59">
            <text:p>107,718</text:p>
          </table:table-cell>
          <table:table-cell office:value-type="float" office:value="272454" table:style-name="ce45">
            <text:p>272,454</text:p>
          </table:table-cell>
          <table:table-cell office:value-type="float" office:value="131272" table:style-name="ce45">
            <text:p>131,272</text:p>
          </table:table-cell>
          <table:table-cell office:value-type="float" office:value="141182" table:style-name="ce60">
            <text:p>141,182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北投區</text:p>
          </table:table-cell>
          <table:table-cell office:value-type="float" office:value="98062" table:style-name="ce62">
            <text:p>98,062</text:p>
          </table:table-cell>
          <table:table-cell office:value-type="float" office:value="245954" table:style-name="ce50">
            <text:p>245,954</text:p>
          </table:table-cell>
          <table:table-cell office:value-type="float" office:value="118057" table:style-name="ce50">
            <text:p>118,057</text:p>
          </table:table-cell>
          <table:table-cell office:value-type="float" office:value="127897" table:style-name="ce63">
            <text:p>127,897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6">
            <text:p>桃園市</text:p>
          </table:table-cell>
          <table:table-cell office:value-type="float" office:value="860144" table:style-name="ce57">
            <text:p>860,144</text:p>
          </table:table-cell>
          <table:table-cell office:value-type="float" office:value="2272812" table:style-name="ce41">
            <text:p>2,272,812</text:p>
          </table:table-cell>
          <table:table-cell office:value-type="float" office:value="1125649" table:style-name="ce41">
            <text:p>1,125,649</text:p>
          </table:table-cell>
          <table:table-cell office:value-type="float" office:value="1147163" table:style-name="ce42">
            <text:p>1,147,163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桃園區</text:p>
          </table:table-cell>
          <table:table-cell office:value-type="float" office:value="181159" table:style-name="ce59">
            <text:p>181,159</text:p>
          </table:table-cell>
          <table:table-cell office:value-type="float" office:value="458841" table:style-name="ce45">
            <text:p>458,841</text:p>
          </table:table-cell>
          <table:table-cell office:value-type="float" office:value="221560" table:style-name="ce45">
            <text:p>221,560</text:p>
          </table:table-cell>
          <table:table-cell office:value-type="float" office:value="237281" table:style-name="ce46">
            <text:p>237,281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中壢區</text:p>
          </table:table-cell>
          <table:table-cell office:value-type="float" office:value="163868" table:style-name="ce59">
            <text:p>163,868</text:p>
          </table:table-cell>
          <table:table-cell office:value-type="float" office:value="422761" table:style-name="ce45">
            <text:p>422,761</text:p>
          </table:table-cell>
          <table:table-cell office:value-type="float" office:value="207039" table:style-name="ce45">
            <text:p>207,039</text:p>
          </table:table-cell>
          <table:table-cell office:value-type="float" office:value="215722" table:style-name="ce46">
            <text:p>215,72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大溪區</text:p>
          </table:table-cell>
          <table:table-cell office:value-type="float" office:value="34427" table:style-name="ce59">
            <text:p>34,427</text:p>
          </table:table-cell>
          <table:table-cell office:value-type="float" office:value="95117" table:style-name="ce45">
            <text:p>95,117</text:p>
          </table:table-cell>
          <table:table-cell office:value-type="float" office:value="48364" table:style-name="ce45">
            <text:p>48,364</text:p>
          </table:table-cell>
          <table:table-cell office:value-type="float" office:value="46753" table:style-name="ce46">
            <text:p>46,753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楊梅區</text:p>
          </table:table-cell>
          <table:table-cell office:value-type="float" office:value="64033" table:style-name="ce59">
            <text:p>64,033</text:p>
          </table:table-cell>
          <table:table-cell office:value-type="float" office:value="176393" table:style-name="ce45">
            <text:p>176,393</text:p>
          </table:table-cell>
          <table:table-cell office:value-type="float" office:value="88419" table:style-name="ce45">
            <text:p>88,419</text:p>
          </table:table-cell>
          <table:table-cell office:value-type="float" office:value="87974" table:style-name="ce46">
            <text:p>87,974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蘆竹區</text:p>
          </table:table-cell>
          <table:table-cell office:value-type="float" office:value="61808" table:style-name="ce59">
            <text:p>61,808</text:p>
          </table:table-cell>
          <table:table-cell office:value-type="float" office:value="166585" table:style-name="ce45">
            <text:p>166,585</text:p>
          </table:table-cell>
          <table:table-cell office:value-type="float" office:value="82436" table:style-name="ce45">
            <text:p>82,436</text:p>
          </table:table-cell>
          <table:table-cell office:value-type="float" office:value="84149" table:style-name="ce46">
            <text:p>84,149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大園區</text:p>
          </table:table-cell>
          <table:table-cell office:value-type="float" office:value="35771" table:style-name="ce59">
            <text:p>35,771</text:p>
          </table:table-cell>
          <table:table-cell office:value-type="float" office:value="93145" table:style-name="ce45">
            <text:p>93,145</text:p>
          </table:table-cell>
          <table:table-cell office:value-type="float" office:value="47366" table:style-name="ce45">
            <text:p>47,366</text:p>
          </table:table-cell>
          <table:table-cell office:value-type="float" office:value="45779" table:style-name="ce46">
            <text:p>45,779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龜山區</text:p>
          </table:table-cell>
          <table:table-cell office:value-type="float" office:value="67609" table:style-name="ce59">
            <text:p>67,609</text:p>
          </table:table-cell>
          <table:table-cell office:value-type="float" office:value="166285" table:style-name="ce45">
            <text:p>166,285</text:p>
          </table:table-cell>
          <table:table-cell office:value-type="float" office:value="82488" table:style-name="ce45">
            <text:p>82,488</text:p>
          </table:table-cell>
          <table:table-cell office:value-type="float" office:value="83797" table:style-name="ce46">
            <text:p>83,797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八德區</text:p>
          </table:table-cell>
          <table:table-cell office:value-type="float" office:value="77632" table:style-name="ce59">
            <text:p>77,632</text:p>
          </table:table-cell>
          <table:table-cell office:value-type="float" office:value="209661" table:style-name="ce45">
            <text:p>209,661</text:p>
          </table:table-cell>
          <table:table-cell office:value-type="float" office:value="104169" table:style-name="ce45">
            <text:p>104,169</text:p>
          </table:table-cell>
          <table:table-cell office:value-type="float" office:value="105492" table:style-name="ce46">
            <text:p>105,49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龍潭區</text:p>
          </table:table-cell>
          <table:table-cell office:value-type="float" office:value="44784" table:style-name="ce59">
            <text:p>44,784</text:p>
          </table:table-cell>
          <table:table-cell office:value-type="float" office:value="124454" table:style-name="ce45">
            <text:p>124,454</text:p>
          </table:table-cell>
          <table:table-cell office:value-type="float" office:value="62037" table:style-name="ce45">
            <text:p>62,037</text:p>
          </table:table-cell>
          <table:table-cell office:value-type="float" office:value="62417" table:style-name="ce46">
            <text:p>62,417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平鎮區</text:p>
          </table:table-cell>
          <table:table-cell office:value-type="float" office:value="82170" table:style-name="ce59">
            <text:p>82,170</text:p>
          </table:table-cell>
          <table:table-cell office:value-type="float" office:value="228344" table:style-name="ce45">
            <text:p>228,344</text:p>
          </table:table-cell>
          <table:table-cell office:value-type="float" office:value="112979" table:style-name="ce45">
            <text:p>112,979</text:p>
          </table:table-cell>
          <table:table-cell office:value-type="float" office:value="115365" table:style-name="ce46">
            <text:p>115,365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新屋區</text:p>
          </table:table-cell>
          <table:table-cell office:value-type="float" office:value="17522" table:style-name="ce59">
            <text:p>17,522</text:p>
          </table:table-cell>
          <table:table-cell office:value-type="float" office:value="49202" table:style-name="ce45">
            <text:p>49,202</text:p>
          </table:table-cell>
          <table:table-cell office:value-type="float" office:value="26131" table:style-name="ce45">
            <text:p>26,131</text:p>
          </table:table-cell>
          <table:table-cell office:value-type="float" office:value="23071" table:style-name="ce46">
            <text:p>23,071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觀音區</text:p>
          </table:table-cell>
          <table:table-cell office:value-type="float" office:value="25485" table:style-name="ce59">
            <text:p>25,485</text:p>
          </table:table-cell>
          <table:table-cell office:value-type="float" office:value="69563" table:style-name="ce45">
            <text:p>69,563</text:p>
          </table:table-cell>
          <table:table-cell office:value-type="float" office:value="35985" table:style-name="ce45">
            <text:p>35,985</text:p>
          </table:table-cell>
          <table:table-cell office:value-type="float" office:value="33578" table:style-name="ce46">
            <text:p>33,578</text:p>
          </table:table-cell>
          <table:table-cell table:style-name="ce47"/>
          <table:table-cell table:style-name="ce65"/>
          <table:table-cell table:number-columns-repeated="16377"/>
        </table:table-row>
        <table:table-row table:style-name="ro4">
          <table:table-cell office:value-type="string" table:style-name="ce61">
            <text:p>※復興區</text:p>
          </table:table-cell>
          <table:table-cell office:value-type="float" office:value="3876" table:style-name="ce62">
            <text:p>3,876</text:p>
          </table:table-cell>
          <table:table-cell office:value-type="float" office:value="12461" table:style-name="ce50">
            <text:p>12,461</text:p>
          </table:table-cell>
          <table:table-cell office:value-type="float" office:value="6676" table:style-name="ce50">
            <text:p>6,676</text:p>
          </table:table-cell>
          <table:table-cell office:value-type="float" office:value="5785" table:style-name="ce51">
            <text:p>5,785</text:p>
          </table:table-cell>
          <table:table-cell table:number-columns-repeated="16379"/>
        </table:table-row>
        <table:table-row table:style-name="ro4">
          <table:table-cell table:style-name="ce30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64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24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24"/>
          <table:table-cell table:style-name="ce66"/>
          <table:table-cell office:value-type="string" table:style-name="ce3">
            <text:p>中華民國110年09月底</text:p>
          </table:table-cell>
          <table:table-cell table:number-columns-repeated="2" table:style-name="ce6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臺中市</text:p>
          </table:table-cell>
          <table:table-cell office:value-type="float" office:value="1014864" table:style-name="ce57">
            <text:p>1,014,864</text:p>
          </table:table-cell>
          <table:table-cell office:value-type="float" office:value="2816393" table:style-name="ce41">
            <text:p>2,816,393</text:p>
          </table:table-cell>
          <table:table-cell office:value-type="float" office:value="1382499" table:style-name="ce41">
            <text:p>1,382,499</text:p>
          </table:table-cell>
          <table:table-cell office:value-type="float" office:value="1433894" table:style-name="ce58">
            <text:p>1,433,894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中　區</text:p>
          </table:table-cell>
          <table:table-cell office:value-type="float" office:value="7923" table:style-name="ce59">
            <text:p>7,923</text:p>
          </table:table-cell>
          <table:table-cell office:value-type="float" office:value="17761" table:style-name="ce45">
            <text:p>17,761</text:p>
          </table:table-cell>
          <table:table-cell office:value-type="float" office:value="8794" table:style-name="ce45">
            <text:p>8,794</text:p>
          </table:table-cell>
          <table:table-cell office:value-type="float" office:value="8967" table:style-name="ce60">
            <text:p>8,967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東　區</text:p>
          </table:table-cell>
          <table:table-cell office:value-type="float" office:value="29232" table:style-name="ce59">
            <text:p>29,232</text:p>
          </table:table-cell>
          <table:table-cell office:value-type="float" office:value="75592" table:style-name="ce45">
            <text:p>75,592</text:p>
          </table:table-cell>
          <table:table-cell office:value-type="float" office:value="37408" table:style-name="ce45">
            <text:p>37,408</text:p>
          </table:table-cell>
          <table:table-cell office:value-type="float" office:value="38184" table:style-name="ce60">
            <text:p>38,184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50656" table:style-name="ce59">
            <text:p>50,656</text:p>
          </table:table-cell>
          <table:table-cell office:value-type="float" office:value="126420" table:style-name="ce45">
            <text:p>126,420</text:p>
          </table:table-cell>
          <table:table-cell office:value-type="float" office:value="60457" table:style-name="ce45">
            <text:p>60,457</text:p>
          </table:table-cell>
          <table:table-cell office:value-type="float" office:value="65963" table:style-name="ce60">
            <text:p>65,963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6399" table:style-name="ce59">
            <text:p>46,399</text:p>
          </table:table-cell>
          <table:table-cell office:value-type="float" office:value="113251" table:style-name="ce45">
            <text:p>113,251</text:p>
          </table:table-cell>
          <table:table-cell office:value-type="float" office:value="53546" table:style-name="ce45">
            <text:p>53,546</text:p>
          </table:table-cell>
          <table:table-cell office:value-type="float" office:value="59705" table:style-name="ce60">
            <text:p>59,705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北　區</text:p>
          </table:table-cell>
          <table:table-cell office:value-type="float" office:value="60739" table:style-name="ce59">
            <text:p>60,739</text:p>
          </table:table-cell>
          <table:table-cell office:value-type="float" office:value="144699" table:style-name="ce45">
            <text:p>144,699</text:p>
          </table:table-cell>
          <table:table-cell office:value-type="float" office:value="68918" table:style-name="ce45">
            <text:p>68,918</text:p>
          </table:table-cell>
          <table:table-cell office:value-type="float" office:value="75781" table:style-name="ce60">
            <text:p>75,781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屯區</text:p>
          </table:table-cell>
          <table:table-cell office:value-type="float" office:value="90928" table:style-name="ce59">
            <text:p>90,928</text:p>
          </table:table-cell>
          <table:table-cell office:value-type="float" office:value="231189" table:style-name="ce45">
            <text:p>231,189</text:p>
          </table:table-cell>
          <table:table-cell office:value-type="float" office:value="110700" table:style-name="ce45">
            <text:p>110,700</text:p>
          </table:table-cell>
          <table:table-cell office:value-type="float" office:value="120489" table:style-name="ce60">
            <text:p>120,489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屯區</text:p>
          </table:table-cell>
          <table:table-cell office:value-type="float" office:value="67900" table:style-name="ce59">
            <text:p>67,900</text:p>
          </table:table-cell>
          <table:table-cell office:value-type="float" office:value="176751" table:style-name="ce45">
            <text:p>176,751</text:p>
          </table:table-cell>
          <table:table-cell office:value-type="float" office:value="84298" table:style-name="ce45">
            <text:p>84,298</text:p>
          </table:table-cell>
          <table:table-cell office:value-type="float" office:value="92453" table:style-name="ce60">
            <text:p>92,453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北屯區</text:p>
          </table:table-cell>
          <table:table-cell office:value-type="float" office:value="110528" table:style-name="ce59">
            <text:p>110,528</text:p>
          </table:table-cell>
          <table:table-cell office:value-type="float" office:value="290353" table:style-name="ce45">
            <text:p>290,353</text:p>
          </table:table-cell>
          <table:table-cell office:value-type="float" office:value="138360" table:style-name="ce45">
            <text:p>138,360</text:p>
          </table:table-cell>
          <table:table-cell office:value-type="float" office:value="151993" table:style-name="ce60">
            <text:p>151,993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豐原區</text:p>
          </table:table-cell>
          <table:table-cell office:value-type="float" office:value="55438" table:style-name="ce59">
            <text:p>55,438</text:p>
          </table:table-cell>
          <table:table-cell office:value-type="float" office:value="165086" table:style-name="ce45">
            <text:p>165,086</text:p>
          </table:table-cell>
          <table:table-cell office:value-type="float" office:value="81348" table:style-name="ce45">
            <text:p>81,348</text:p>
          </table:table-cell>
          <table:table-cell office:value-type="float" office:value="83738" table:style-name="ce60">
            <text:p>83,73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東勢區</text:p>
          </table:table-cell>
          <table:table-cell office:value-type="float" office:value="17497" table:style-name="ce59">
            <text:p>17,497</text:p>
          </table:table-cell>
          <table:table-cell office:value-type="float" office:value="48650" table:style-name="ce45">
            <text:p>48,650</text:p>
          </table:table-cell>
          <table:table-cell office:value-type="float" office:value="24886" table:style-name="ce45">
            <text:p>24,886</text:p>
          </table:table-cell>
          <table:table-cell office:value-type="float" office:value="23764" table:style-name="ce60">
            <text:p>23,76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甲區</text:p>
          </table:table-cell>
          <table:table-cell office:value-type="float" office:value="24013" table:style-name="ce59">
            <text:p>24,013</text:p>
          </table:table-cell>
          <table:table-cell office:value-type="float" office:value="75647" table:style-name="ce45">
            <text:p>75,647</text:p>
          </table:table-cell>
          <table:table-cell office:value-type="float" office:value="37931" table:style-name="ce45">
            <text:p>37,931</text:p>
          </table:table-cell>
          <table:table-cell office:value-type="float" office:value="37716" table:style-name="ce60">
            <text:p>37,71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清水區</text:p>
          </table:table-cell>
          <table:table-cell office:value-type="float" office:value="29926" table:style-name="ce59">
            <text:p>29,926</text:p>
          </table:table-cell>
          <table:table-cell office:value-type="float" office:value="88398" table:style-name="ce45">
            <text:p>88,398</text:p>
          </table:table-cell>
          <table:table-cell office:value-type="float" office:value="45130" table:style-name="ce45">
            <text:p>45,130</text:p>
          </table:table-cell>
          <table:table-cell office:value-type="float" office:value="43268" table:style-name="ce60">
            <text:p>43,26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沙鹿區</text:p>
          </table:table-cell>
          <table:table-cell office:value-type="float" office:value="31795" table:style-name="ce59">
            <text:p>31,795</text:p>
          </table:table-cell>
          <table:table-cell office:value-type="float" office:value="95710" table:style-name="ce45">
            <text:p>95,710</text:p>
          </table:table-cell>
          <table:table-cell office:value-type="float" office:value="48085" table:style-name="ce45">
            <text:p>48,085</text:p>
          </table:table-cell>
          <table:table-cell office:value-type="float" office:value="47625" table:style-name="ce60">
            <text:p>47,62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梧棲區</text:p>
          </table:table-cell>
          <table:table-cell office:value-type="float" office:value="19357" table:style-name="ce59">
            <text:p>19,357</text:p>
          </table:table-cell>
          <table:table-cell office:value-type="float" office:value="59465" table:style-name="ce45">
            <text:p>59,465</text:p>
          </table:table-cell>
          <table:table-cell office:value-type="float" office:value="29799" table:style-name="ce45">
            <text:p>29,799</text:p>
          </table:table-cell>
          <table:table-cell office:value-type="float" office:value="29666" table:style-name="ce60">
            <text:p>29,66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后里區</text:p>
          </table:table-cell>
          <table:table-cell office:value-type="float" office:value="16942" table:style-name="ce59">
            <text:p>16,942</text:p>
          </table:table-cell>
          <table:table-cell office:value-type="float" office:value="54046" table:style-name="ce45">
            <text:p>54,046</text:p>
          </table:table-cell>
          <table:table-cell office:value-type="float" office:value="27314" table:style-name="ce45">
            <text:p>27,314</text:p>
          </table:table-cell>
          <table:table-cell office:value-type="float" office:value="26732" table:style-name="ce60">
            <text:p>26,73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神岡區</text:p>
          </table:table-cell>
          <table:table-cell office:value-type="float" office:value="20315" table:style-name="ce59">
            <text:p>20,315</text:p>
          </table:table-cell>
          <table:table-cell office:value-type="float" office:value="65003" table:style-name="ce45">
            <text:p>65,003</text:p>
          </table:table-cell>
          <table:table-cell office:value-type="float" office:value="33166" table:style-name="ce45">
            <text:p>33,166</text:p>
          </table:table-cell>
          <table:table-cell office:value-type="float" office:value="31837" table:style-name="ce60">
            <text:p>31,83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潭子區</text:p>
          </table:table-cell>
          <table:table-cell office:value-type="float" office:value="37851" table:style-name="ce59">
            <text:p>37,851</text:p>
          </table:table-cell>
          <table:table-cell office:value-type="float" office:value="109131" table:style-name="ce45">
            <text:p>109,131</text:p>
          </table:table-cell>
          <table:table-cell office:value-type="float" office:value="53738" table:style-name="ce45">
            <text:p>53,738</text:p>
          </table:table-cell>
          <table:table-cell office:value-type="float" office:value="55393" table:style-name="ce60">
            <text:p>55,39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雅區</text:p>
          </table:table-cell>
          <table:table-cell office:value-type="float" office:value="30896" table:style-name="ce59">
            <text:p>30,896</text:p>
          </table:table-cell>
          <table:table-cell office:value-type="float" office:value="95650" table:style-name="ce45">
            <text:p>95,650</text:p>
          </table:table-cell>
          <table:table-cell office:value-type="float" office:value="47526" table:style-name="ce45">
            <text:p>47,526</text:p>
          </table:table-cell>
          <table:table-cell office:value-type="float" office:value="48124" table:style-name="ce60">
            <text:p>48,12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新社區</text:p>
          </table:table-cell>
          <table:table-cell office:value-type="float" office:value="7786" table:style-name="ce59">
            <text:p>7,786</text:p>
          </table:table-cell>
          <table:table-cell office:value-type="float" office:value="23786" table:style-name="ce45">
            <text:p>23,786</text:p>
          </table:table-cell>
          <table:table-cell office:value-type="float" office:value="12278" table:style-name="ce45">
            <text:p>12,278</text:p>
          </table:table-cell>
          <table:table-cell office:value-type="float" office:value="11508" table:style-name="ce60">
            <text:p>11,50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石岡區</text:p>
          </table:table-cell>
          <table:table-cell office:value-type="float" office:value="4950" table:style-name="ce59">
            <text:p>4,950</text:p>
          </table:table-cell>
          <table:table-cell office:value-type="float" office:value="14495" table:style-name="ce45">
            <text:p>14,495</text:p>
          </table:table-cell>
          <table:table-cell office:value-type="float" office:value="7468" table:style-name="ce45">
            <text:p>7,468</text:p>
          </table:table-cell>
          <table:table-cell office:value-type="float" office:value="7027" table:style-name="ce60">
            <text:p>7,02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外埔區</text:p>
          </table:table-cell>
          <table:table-cell office:value-type="float" office:value="9977" table:style-name="ce59">
            <text:p>9,977</text:p>
          </table:table-cell>
          <table:table-cell office:value-type="float" office:value="31668" table:style-name="ce45">
            <text:p>31,668</text:p>
          </table:table-cell>
          <table:table-cell office:value-type="float" office:value="16130" table:style-name="ce45">
            <text:p>16,130</text:p>
          </table:table-cell>
          <table:table-cell office:value-type="float" office:value="15538" table:style-name="ce60">
            <text:p>15,53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安區</text:p>
          </table:table-cell>
          <table:table-cell office:value-type="float" office:value="5644" table:style-name="ce59">
            <text:p>5,644</text:p>
          </table:table-cell>
          <table:table-cell office:value-type="float" office:value="18626" table:style-name="ce45">
            <text:p>18,626</text:p>
          </table:table-cell>
          <table:table-cell office:value-type="float" office:value="9839" table:style-name="ce45">
            <text:p>9,839</text:p>
          </table:table-cell>
          <table:table-cell office:value-type="float" office:value="8787" table:style-name="ce60">
            <text:p>8,78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日區</text:p>
          </table:table-cell>
          <table:table-cell office:value-type="float" office:value="27091" table:style-name="ce59">
            <text:p>27,091</text:p>
          </table:table-cell>
          <table:table-cell office:value-type="float" office:value="76972" table:style-name="ce45">
            <text:p>76,972</text:p>
          </table:table-cell>
          <table:table-cell office:value-type="float" office:value="38467" table:style-name="ce45">
            <text:p>38,467</text:p>
          </table:table-cell>
          <table:table-cell office:value-type="float" office:value="38505" table:style-name="ce60">
            <text:p>38,50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肚區</text:p>
          </table:table-cell>
          <table:table-cell office:value-type="float" office:value="18570" table:style-name="ce59">
            <text:p>18,570</text:p>
          </table:table-cell>
          <table:table-cell office:value-type="float" office:value="56541" table:style-name="ce45">
            <text:p>56,541</text:p>
          </table:table-cell>
          <table:table-cell office:value-type="float" office:value="28758" table:style-name="ce45">
            <text:p>28,758</text:p>
          </table:table-cell>
          <table:table-cell office:value-type="float" office:value="27783" table:style-name="ce60">
            <text:p>27,78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龍井區</text:p>
          </table:table-cell>
          <table:table-cell office:value-type="float" office:value="24546" table:style-name="ce59">
            <text:p>24,546</text:p>
          </table:table-cell>
          <table:table-cell office:value-type="float" office:value="77982" table:style-name="ce45">
            <text:p>77,982</text:p>
          </table:table-cell>
          <table:table-cell office:value-type="float" office:value="39160" table:style-name="ce45">
            <text:p>39,160</text:p>
          </table:table-cell>
          <table:table-cell office:value-type="float" office:value="38822" table:style-name="ce60">
            <text:p>38,82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霧峰區</text:p>
          </table:table-cell>
          <table:table-cell office:value-type="float" office:value="20986" table:style-name="ce59">
            <text:p>20,986</text:p>
          </table:table-cell>
          <table:table-cell office:value-type="float" office:value="64683" table:style-name="ce45">
            <text:p>64,683</text:p>
          </table:table-cell>
          <table:table-cell office:value-type="float" office:value="32750" table:style-name="ce45">
            <text:p>32,750</text:p>
          </table:table-cell>
          <table:table-cell office:value-type="float" office:value="31933" table:style-name="ce60">
            <text:p>31,93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太平區</text:p>
          </table:table-cell>
          <table:table-cell office:value-type="float" office:value="68856" table:style-name="ce59">
            <text:p>68,856</text:p>
          </table:table-cell>
          <table:table-cell office:value-type="float" office:value="195572" table:style-name="ce45">
            <text:p>195,572</text:p>
          </table:table-cell>
          <table:table-cell office:value-type="float" office:value="96527" table:style-name="ce45">
            <text:p>96,527</text:p>
          </table:table-cell>
          <table:table-cell office:value-type="float" office:value="99045" table:style-name="ce60">
            <text:p>99,04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里區</text:p>
          </table:table-cell>
          <table:table-cell office:value-type="float" office:value="73443" table:style-name="ce59">
            <text:p>73,443</text:p>
          </table:table-cell>
          <table:table-cell office:value-type="float" office:value="212417" table:style-name="ce45">
            <text:p>212,417</text:p>
          </table:table-cell>
          <table:table-cell office:value-type="float" office:value="103910" table:style-name="ce45">
            <text:p>103,910</text:p>
          </table:table-cell>
          <table:table-cell office:value-type="float" office:value="108507" table:style-name="ce60">
            <text:p>108,507</text:p>
          </table:table-cell>
          <table:table-cell table:number-columns-repeated="16379"/>
        </table:table-row>
        <table:table-row table:style-name="ro4">
          <table:table-cell office:value-type="string" table:style-name="ce72">
            <text:p>※和平區</text:p>
          </table:table-cell>
          <table:table-cell office:value-type="float" office:value="4680" table:style-name="ce62">
            <text:p>4,680</text:p>
          </table:table-cell>
          <table:table-cell office:value-type="float" office:value="10849" table:style-name="ce50">
            <text:p>10,849</text:p>
          </table:table-cell>
          <table:table-cell office:value-type="float" office:value="5808" table:style-name="ce50">
            <text:p>5,808</text:p>
          </table:table-cell>
          <table:table-cell office:value-type="float" office:value="5041" table:style-name="ce63">
            <text:p>5,041</text:p>
          </table:table-cell>
          <table:table-cell table:number-columns-repeated="16379"/>
        </table:table-row>
        <table:table-row table:number-rows-repeated="4" table:style-name="ro4">
          <table:table-cell table:style-name="ce2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53">
            <text:p>人口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臺南市</text:p>
          </table:table-cell>
          <table:table-cell office:value-type="float" office:value="709627" table:style-name="ce57">
            <text:p>709,627</text:p>
          </table:table-cell>
          <table:table-cell office:value-type="float" office:value="1866073" table:style-name="ce41">
            <text:p>1,866,073</text:p>
          </table:table-cell>
          <table:table-cell office:value-type="float" office:value="929345" table:style-name="ce41">
            <text:p>929,345</text:p>
          </table:table-cell>
          <table:table-cell office:value-type="float" office:value="936728" table:style-name="ce58">
            <text:p>936,72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營區</text:p>
          </table:table-cell>
          <table:table-cell office:value-type="float" office:value="29673" table:style-name="ce59">
            <text:p>29,673</text:p>
          </table:table-cell>
          <table:table-cell office:value-type="float" office:value="75738" table:style-name="ce45">
            <text:p>75,738</text:p>
          </table:table-cell>
          <table:table-cell office:value-type="float" office:value="37355" table:style-name="ce45">
            <text:p>37,355</text:p>
          </table:table-cell>
          <table:table-cell office:value-type="float" office:value="38383" table:style-name="ce60">
            <text:p>38,38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鹽水區</text:p>
          </table:table-cell>
          <table:table-cell office:value-type="float" office:value="10204" table:style-name="ce59">
            <text:p>10,204</text:p>
          </table:table-cell>
          <table:table-cell office:value-type="float" office:value="24860" table:style-name="ce45">
            <text:p>24,860</text:p>
          </table:table-cell>
          <table:table-cell office:value-type="float" office:value="12957" table:style-name="ce45">
            <text:p>12,957</text:p>
          </table:table-cell>
          <table:table-cell office:value-type="float" office:value="11903" table:style-name="ce60">
            <text:p>11,90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白河區</text:p>
          </table:table-cell>
          <table:table-cell office:value-type="float" office:value="10696" table:style-name="ce59">
            <text:p>10,696</text:p>
          </table:table-cell>
          <table:table-cell office:value-type="float" office:value="26830" table:style-name="ce45">
            <text:p>26,830</text:p>
          </table:table-cell>
          <table:table-cell office:value-type="float" office:value="14010" table:style-name="ce45">
            <text:p>14,010</text:p>
          </table:table-cell>
          <table:table-cell office:value-type="float" office:value="12820" table:style-name="ce60">
            <text:p>12,82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柳營區</text:p>
          </table:table-cell>
          <table:table-cell office:value-type="float" office:value="8016" table:style-name="ce59">
            <text:p>8,016</text:p>
          </table:table-cell>
          <table:table-cell office:value-type="float" office:value="20688" table:style-name="ce45">
            <text:p>20,688</text:p>
          </table:table-cell>
          <table:table-cell office:value-type="float" office:value="10756" table:style-name="ce45">
            <text:p>10,756</text:p>
          </table:table-cell>
          <table:table-cell office:value-type="float" office:value="9932" table:style-name="ce60">
            <text:p>9,93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後壁區</text:p>
          </table:table-cell>
          <table:table-cell office:value-type="float" office:value="8776" table:style-name="ce59">
            <text:p>8,776</text:p>
          </table:table-cell>
          <table:table-cell office:value-type="float" office:value="22448" table:style-name="ce45">
            <text:p>22,448</text:p>
          </table:table-cell>
          <table:table-cell office:value-type="float" office:value="11610" table:style-name="ce45">
            <text:p>11,610</text:p>
          </table:table-cell>
          <table:table-cell office:value-type="float" office:value="10838" table:style-name="ce60">
            <text:p>10,83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山區</text:p>
          </table:table-cell>
          <table:table-cell office:value-type="float" office:value="8239" table:style-name="ce59">
            <text:p>8,239</text:p>
          </table:table-cell>
          <table:table-cell office:value-type="float" office:value="19882" table:style-name="ce45">
            <text:p>19,882</text:p>
          </table:table-cell>
          <table:table-cell office:value-type="float" office:value="10594" table:style-name="ce45">
            <text:p>10,594</text:p>
          </table:table-cell>
          <table:table-cell office:value-type="float" office:value="9288" table:style-name="ce60">
            <text:p>9,28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麻豆區</text:p>
          </table:table-cell>
          <table:table-cell office:value-type="float" office:value="16199" table:style-name="ce59">
            <text:p>16,199</text:p>
          </table:table-cell>
          <table:table-cell office:value-type="float" office:value="43484" table:style-name="ce45">
            <text:p>43,484</text:p>
          </table:table-cell>
          <table:table-cell office:value-type="float" office:value="22095" table:style-name="ce45">
            <text:p>22,095</text:p>
          </table:table-cell>
          <table:table-cell office:value-type="float" office:value="21389" table:style-name="ce60">
            <text:p>21,38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下營區</text:p>
          </table:table-cell>
          <table:table-cell office:value-type="float" office:value="9411" table:style-name="ce59">
            <text:p>9,411</text:p>
          </table:table-cell>
          <table:table-cell office:value-type="float" office:value="23176" table:style-name="ce45">
            <text:p>23,176</text:p>
          </table:table-cell>
          <table:table-cell office:value-type="float" office:value="12002" table:style-name="ce45">
            <text:p>12,002</text:p>
          </table:table-cell>
          <table:table-cell office:value-type="float" office:value="11174" table:style-name="ce60">
            <text:p>11,17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六甲區</text:p>
          </table:table-cell>
          <table:table-cell office:value-type="float" office:value="7993" table:style-name="ce59">
            <text:p>7,993</text:p>
          </table:table-cell>
          <table:table-cell office:value-type="float" office:value="21538" table:style-name="ce45">
            <text:p>21,538</text:p>
          </table:table-cell>
          <table:table-cell office:value-type="float" office:value="11146" table:style-name="ce45">
            <text:p>11,146</text:p>
          </table:table-cell>
          <table:table-cell office:value-type="float" office:value="10392" table:style-name="ce60">
            <text:p>10,39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官田區</text:p>
          </table:table-cell>
          <table:table-cell office:value-type="float" office:value="8164" table:style-name="ce59">
            <text:p>8,164</text:p>
          </table:table-cell>
          <table:table-cell office:value-type="float" office:value="21097" table:style-name="ce45">
            <text:p>21,097</text:p>
          </table:table-cell>
          <table:table-cell office:value-type="float" office:value="10728" table:style-name="ce45">
            <text:p>10,728</text:p>
          </table:table-cell>
          <table:table-cell office:value-type="float" office:value="10369" table:style-name="ce60">
            <text:p>10,36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大內區</text:p>
          </table:table-cell>
          <table:table-cell office:value-type="float" office:value="3694" table:style-name="ce59">
            <text:p>3,694</text:p>
          </table:table-cell>
          <table:table-cell office:value-type="float" office:value="9074" table:style-name="ce45">
            <text:p>9,074</text:p>
          </table:table-cell>
          <table:table-cell office:value-type="float" office:value="4889" table:style-name="ce45">
            <text:p>4,889</text:p>
          </table:table-cell>
          <table:table-cell office:value-type="float" office:value="4185" table:style-name="ce60">
            <text:p>4,18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佳里區</text:p>
          </table:table-cell>
          <table:table-cell office:value-type="float" office:value="21405" table:style-name="ce59">
            <text:p>21,405</text:p>
          </table:table-cell>
          <table:table-cell office:value-type="float" office:value="58563" table:style-name="ce45">
            <text:p>58,563</text:p>
          </table:table-cell>
          <table:table-cell office:value-type="float" office:value="28917" table:style-name="ce45">
            <text:p>28,917</text:p>
          </table:table-cell>
          <table:table-cell office:value-type="float" office:value="29646" table:style-name="ce60">
            <text:p>29,64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學甲區</text:p>
          </table:table-cell>
          <table:table-cell office:value-type="float" office:value="9778" table:style-name="ce59">
            <text:p>9,778</text:p>
          </table:table-cell>
          <table:table-cell office:value-type="float" office:value="25062" table:style-name="ce45">
            <text:p>25,062</text:p>
          </table:table-cell>
          <table:table-cell office:value-type="float" office:value="12849" table:style-name="ce45">
            <text:p>12,849</text:p>
          </table:table-cell>
          <table:table-cell office:value-type="float" office:value="12213" table:style-name="ce60">
            <text:p>12,21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西港區</text:p>
          </table:table-cell>
          <table:table-cell office:value-type="float" office:value="8582" table:style-name="ce59">
            <text:p>8,582</text:p>
          </table:table-cell>
          <table:table-cell office:value-type="float" office:value="24556" table:style-name="ce45">
            <text:p>24,556</text:p>
          </table:table-cell>
          <table:table-cell office:value-type="float" office:value="12408" table:style-name="ce45">
            <text:p>12,408</text:p>
          </table:table-cell>
          <table:table-cell office:value-type="float" office:value="12148" table:style-name="ce60">
            <text:p>12,14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七股區</text:p>
          </table:table-cell>
          <table:table-cell office:value-type="float" office:value="7934" table:style-name="ce59">
            <text:p>7,934</text:p>
          </table:table-cell>
          <table:table-cell office:value-type="float" office:value="21871" table:style-name="ce45">
            <text:p>21,871</text:p>
          </table:table-cell>
          <table:table-cell office:value-type="float" office:value="11328" table:style-name="ce45">
            <text:p>11,328</text:p>
          </table:table-cell>
          <table:table-cell office:value-type="float" office:value="10543" table:style-name="ce60">
            <text:p>10,54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將軍區</text:p>
          </table:table-cell>
          <table:table-cell office:value-type="float" office:value="7177" table:style-name="ce59">
            <text:p>7,177</text:p>
          </table:table-cell>
          <table:table-cell office:value-type="float" office:value="18900" table:style-name="ce45">
            <text:p>18,900</text:p>
          </table:table-cell>
          <table:table-cell office:value-type="float" office:value="9636" table:style-name="ce45">
            <text:p>9,636</text:p>
          </table:table-cell>
          <table:table-cell office:value-type="float" office:value="9264" table:style-name="ce60">
            <text:p>9,26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門區</text:p>
          </table:table-cell>
          <table:table-cell office:value-type="float" office:value="4105" table:style-name="ce59">
            <text:p>4,105</text:p>
          </table:table-cell>
          <table:table-cell office:value-type="float" office:value="10423" table:style-name="ce45">
            <text:p>10,423</text:p>
          </table:table-cell>
          <table:table-cell office:value-type="float" office:value="5231" table:style-name="ce45">
            <text:p>5,231</text:p>
          </table:table-cell>
          <table:table-cell office:value-type="float" office:value="5192" table:style-name="ce60">
            <text:p>5,19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化區</text:p>
          </table:table-cell>
          <table:table-cell office:value-type="float" office:value="14934" table:style-name="ce59">
            <text:p>14,934</text:p>
          </table:table-cell>
          <table:table-cell office:value-type="float" office:value="42962" table:style-name="ce45">
            <text:p>42,962</text:p>
          </table:table-cell>
          <table:table-cell office:value-type="float" office:value="21802" table:style-name="ce45">
            <text:p>21,802</text:p>
          </table:table-cell>
          <table:table-cell office:value-type="float" office:value="21160" table:style-name="ce60">
            <text:p>21,16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善化區</text:p>
          </table:table-cell>
          <table:table-cell office:value-type="float" office:value="19557" table:style-name="ce59">
            <text:p>19,557</text:p>
          </table:table-cell>
          <table:table-cell office:value-type="float" office:value="51125" table:style-name="ce45">
            <text:p>51,125</text:p>
          </table:table-cell>
          <table:table-cell office:value-type="float" office:value="25740" table:style-name="ce45">
            <text:p>25,740</text:p>
          </table:table-cell>
          <table:table-cell office:value-type="float" office:value="25385" table:style-name="ce60">
            <text:p>25,38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市區</text:p>
          </table:table-cell>
          <table:table-cell office:value-type="float" office:value="13486" table:style-name="ce59">
            <text:p>13,486</text:p>
          </table:table-cell>
          <table:table-cell office:value-type="float" office:value="37635" table:style-name="ce45">
            <text:p>37,635</text:p>
          </table:table-cell>
          <table:table-cell office:value-type="float" office:value="18868" table:style-name="ce45">
            <text:p>18,868</text:p>
          </table:table-cell>
          <table:table-cell office:value-type="float" office:value="18767" table:style-name="ce60">
            <text:p>18,76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定區</text:p>
          </table:table-cell>
          <table:table-cell office:value-type="float" office:value="10599" table:style-name="ce59">
            <text:p>10,599</text:p>
          </table:table-cell>
          <table:table-cell office:value-type="float" office:value="30213" table:style-name="ce45">
            <text:p>30,213</text:p>
          </table:table-cell>
          <table:table-cell office:value-type="float" office:value="15553" table:style-name="ce45">
            <text:p>15,553</text:p>
          </table:table-cell>
          <table:table-cell office:value-type="float" office:value="14660" table:style-name="ce60">
            <text:p>14,66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山上區</text:p>
          </table:table-cell>
          <table:table-cell office:value-type="float" office:value="2721" table:style-name="ce59">
            <text:p>2,721</text:p>
          </table:table-cell>
          <table:table-cell office:value-type="float" office:value="7034" table:style-name="ce45">
            <text:p>7,034</text:p>
          </table:table-cell>
          <table:table-cell office:value-type="float" office:value="3702" table:style-name="ce45">
            <text:p>3,702</text:p>
          </table:table-cell>
          <table:table-cell office:value-type="float" office:value="3332" table:style-name="ce60">
            <text:p>3,33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玉井區</text:p>
          </table:table-cell>
          <table:table-cell office:value-type="float" office:value="5169" table:style-name="ce59">
            <text:p>5,169</text:p>
          </table:table-cell>
          <table:table-cell office:value-type="float" office:value="13416" table:style-name="ce45">
            <text:p>13,416</text:p>
          </table:table-cell>
          <table:table-cell office:value-type="float" office:value="6952" table:style-name="ce45">
            <text:p>6,952</text:p>
          </table:table-cell>
          <table:table-cell office:value-type="float" office:value="6464" table:style-name="ce60">
            <text:p>6,46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楠西區</text:p>
          </table:table-cell>
          <table:table-cell office:value-type="float" office:value="3495" table:style-name="ce59">
            <text:p>3,495</text:p>
          </table:table-cell>
          <table:table-cell office:value-type="float" office:value="9081" table:style-name="ce45">
            <text:p>9,081</text:p>
          </table:table-cell>
          <table:table-cell office:value-type="float" office:value="4774" table:style-name="ce45">
            <text:p>4,774</text:p>
          </table:table-cell>
          <table:table-cell office:value-type="float" office:value="4307" table:style-name="ce60">
            <text:p>4,30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南化區</text:p>
          </table:table-cell>
          <table:table-cell office:value-type="float" office:value="2817" table:style-name="ce59">
            <text:p>2,817</text:p>
          </table:table-cell>
          <table:table-cell office:value-type="float" office:value="8294" table:style-name="ce45">
            <text:p>8,294</text:p>
          </table:table-cell>
          <table:table-cell office:value-type="float" office:value="4476" table:style-name="ce45">
            <text:p>4,476</text:p>
          </table:table-cell>
          <table:table-cell office:value-type="float" office:value="3818" table:style-name="ce60">
            <text:p>3,81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左鎮區</text:p>
          </table:table-cell>
          <table:table-cell office:value-type="float" office:value="1900" table:style-name="ce59">
            <text:p>1,900</text:p>
          </table:table-cell>
          <table:table-cell office:value-type="float" office:value="4460" table:style-name="ce45">
            <text:p>4,460</text:p>
          </table:table-cell>
          <table:table-cell office:value-type="float" office:value="2528" table:style-name="ce45">
            <text:p>2,528</text:p>
          </table:table-cell>
          <table:table-cell office:value-type="float" office:value="1932" table:style-name="ce60">
            <text:p>1,93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仁德區</text:p>
          </table:table-cell>
          <table:table-cell office:value-type="float" office:value="29205" table:style-name="ce59">
            <text:p>29,205</text:p>
          </table:table-cell>
          <table:table-cell office:value-type="float" office:value="76537" table:style-name="ce45">
            <text:p>76,537</text:p>
          </table:table-cell>
          <table:table-cell office:value-type="float" office:value="38567" table:style-name="ce45">
            <text:p>38,567</text:p>
          </table:table-cell>
          <table:table-cell office:value-type="float" office:value="37970" table:style-name="ce60">
            <text:p>37,97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歸仁區</text:p>
          </table:table-cell>
          <table:table-cell office:value-type="float" office:value="23550" table:style-name="ce59">
            <text:p>23,550</text:p>
          </table:table-cell>
          <table:table-cell office:value-type="float" office:value="68026" table:style-name="ce45">
            <text:p>68,026</text:p>
          </table:table-cell>
          <table:table-cell office:value-type="float" office:value="34375" table:style-name="ce45">
            <text:p>34,375</text:p>
          </table:table-cell>
          <table:table-cell office:value-type="float" office:value="33651" table:style-name="ce60">
            <text:p>33,65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關廟區</text:p>
          </table:table-cell>
          <table:table-cell office:value-type="float" office:value="11647" table:style-name="ce59">
            <text:p>11,647</text:p>
          </table:table-cell>
          <table:table-cell office:value-type="float" office:value="33915" table:style-name="ce45">
            <text:p>33,915</text:p>
          </table:table-cell>
          <table:table-cell office:value-type="float" office:value="17379" table:style-name="ce45">
            <text:p>17,379</text:p>
          </table:table-cell>
          <table:table-cell office:value-type="float" office:value="16536" table:style-name="ce60">
            <text:p>16,53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龍崎區</text:p>
          </table:table-cell>
          <table:table-cell office:value-type="float" office:value="1498" table:style-name="ce59">
            <text:p>1,498</text:p>
          </table:table-cell>
          <table:table-cell office:value-type="float" office:value="3695" table:style-name="ce45">
            <text:p>3,695</text:p>
          </table:table-cell>
          <table:table-cell office:value-type="float" office:value="1996" table:style-name="ce45">
            <text:p>1,996</text:p>
          </table:table-cell>
          <table:table-cell office:value-type="float" office:value="1699" table:style-name="ce60">
            <text:p>1,69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永康區</text:p>
          </table:table-cell>
          <table:table-cell office:value-type="float" office:value="88721" table:style-name="ce59">
            <text:p>88,721</text:p>
          </table:table-cell>
          <table:table-cell office:value-type="float" office:value="234967" table:style-name="ce45">
            <text:p>234,967</text:p>
          </table:table-cell>
          <table:table-cell office:value-type="float" office:value="115320" table:style-name="ce45">
            <text:p>115,320</text:p>
          </table:table-cell>
          <table:table-cell office:value-type="float" office:value="119647" table:style-name="ce60">
            <text:p>119,64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73295" table:style-name="ce59">
            <text:p>73,295</text:p>
          </table:table-cell>
          <table:table-cell office:value-type="float" office:value="183066" table:style-name="ce45">
            <text:p>183,066</text:p>
          </table:table-cell>
          <table:table-cell office:value-type="float" office:value="87551" table:style-name="ce45">
            <text:p>87,551</text:p>
          </table:table-cell>
          <table:table-cell office:value-type="float" office:value="95515" table:style-name="ce60">
            <text:p>95,51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南 <text:s text:c="3"/>區</text:p>
          </table:table-cell>
          <table:table-cell office:value-type="float" office:value="47604" table:style-name="ce59">
            <text:p>47,604</text:p>
          </table:table-cell>
          <table:table-cell office:value-type="float" office:value="122821" table:style-name="ce45">
            <text:p>122,821</text:p>
          </table:table-cell>
          <table:table-cell office:value-type="float" office:value="60530" table:style-name="ce45">
            <text:p>60,530</text:p>
          </table:table-cell>
          <table:table-cell office:value-type="float" office:value="62291" table:style-name="ce60">
            <text:p>62,29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 <text:s text:c="3"/>區</text:p>
          </table:table-cell>
          <table:table-cell office:value-type="float" office:value="51908" table:style-name="ce59">
            <text:p>51,908</text:p>
          </table:table-cell>
          <table:table-cell office:value-type="float" office:value="128528" table:style-name="ce45">
            <text:p>128,528</text:p>
          </table:table-cell>
          <table:table-cell office:value-type="float" office:value="62308" table:style-name="ce45">
            <text:p>62,308</text:p>
          </table:table-cell>
          <table:table-cell office:value-type="float" office:value="66220" table:style-name="ce60">
            <text:p>66,22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南區</text:p>
          </table:table-cell>
          <table:table-cell office:value-type="float" office:value="67477" table:style-name="ce59">
            <text:p>67,477</text:p>
          </table:table-cell>
          <table:table-cell office:value-type="float" office:value="196792" table:style-name="ce45">
            <text:p>196,792</text:p>
          </table:table-cell>
          <table:table-cell office:value-type="float" office:value="98901" table:style-name="ce45">
            <text:p>98,901</text:p>
          </table:table-cell>
          <table:table-cell office:value-type="float" office:value="97891" table:style-name="ce60">
            <text:p>97,89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平區</text:p>
          </table:table-cell>
          <table:table-cell office:value-type="float" office:value="27412" table:style-name="ce59">
            <text:p>27,412</text:p>
          </table:table-cell>
          <table:table-cell office:value-type="float" office:value="67476" table:style-name="ce45">
            <text:p>67,476</text:p>
          </table:table-cell>
          <table:table-cell office:value-type="float" office:value="31941" table:style-name="ce45">
            <text:p>31,941</text:p>
          </table:table-cell>
          <table:table-cell office:value-type="float" office:value="35535" table:style-name="ce60">
            <text:p>35,535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中西區</text:p>
          </table:table-cell>
          <table:table-cell office:value-type="float" office:value="32586" table:style-name="ce62">
            <text:p>32,586</text:p>
          </table:table-cell>
          <table:table-cell office:value-type="float" office:value="77840" table:style-name="ce50">
            <text:p>77,840</text:p>
          </table:table-cell>
          <table:table-cell office:value-type="float" office:value="37571" table:style-name="ce50">
            <text:p>37,571</text:p>
          </table:table-cell>
          <table:table-cell office:value-type="float" office:value="40269" table:style-name="ce63">
            <text:p>40,269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8474" table:style-name="ce75">
            <text:p>1,128,474</text:p>
          </table:table-cell>
          <table:table-cell office:value-type="float" office:value="2751317" table:style-name="ce41">
            <text:p>2,751,317</text:p>
          </table:table-cell>
          <table:table-cell office:value-type="float" office:value="1356111" table:style-name="ce76">
            <text:p>1,356,111</text:p>
          </table:table-cell>
          <table:table-cell office:value-type="float" office:value="1395206" table:style-name="ce77">
            <text:p>1,395,2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鹽埕區</text:p>
          </table:table-cell>
          <table:table-cell office:value-type="float" office:value="10847" table:style-name="ce44">
            <text:p>10,847</text:p>
          </table:table-cell>
          <table:table-cell office:value-type="float" office:value="23112" table:style-name="ce45">
            <text:p>23,112</text:p>
          </table:table-cell>
          <table:table-cell office:value-type="float" office:value="11408" table:style-name="ce44">
            <text:p>11,408</text:p>
          </table:table-cell>
          <table:table-cell office:value-type="float" office:value="11704" table:style-name="ce44">
            <text:p>11,70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鼓山區</text:p>
          </table:table-cell>
          <table:table-cell office:value-type="float" office:value="60377" table:style-name="ce44">
            <text:p>60,377</text:p>
          </table:table-cell>
          <table:table-cell office:value-type="float" office:value="140748" table:style-name="ce45">
            <text:p>140,748</text:p>
          </table:table-cell>
          <table:table-cell office:value-type="float" office:value="67494" table:style-name="ce44">
            <text:p>67,494</text:p>
          </table:table-cell>
          <table:table-cell office:value-type="float" office:value="73254" table:style-name="ce44">
            <text:p>73,2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左營區</text:p>
          </table:table-cell>
          <table:table-cell office:value-type="float" office:value="81758" table:style-name="ce44">
            <text:p>81,758</text:p>
          </table:table-cell>
          <table:table-cell office:value-type="float" office:value="196626" table:style-name="ce45">
            <text:p>196,626</text:p>
          </table:table-cell>
          <table:table-cell office:value-type="float" office:value="93912" table:style-name="ce44">
            <text:p>93,912</text:p>
          </table:table-cell>
          <table:table-cell office:value-type="float" office:value="102714" table:style-name="ce44">
            <text:p>102,7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楠梓區</text:p>
          </table:table-cell>
          <table:table-cell office:value-type="float" office:value="75808" table:style-name="ce44">
            <text:p>75,808</text:p>
          </table:table-cell>
          <table:table-cell office:value-type="float" office:value="190144" table:style-name="ce45">
            <text:p>190,144</text:p>
          </table:table-cell>
          <table:table-cell office:value-type="float" office:value="92943" table:style-name="ce44">
            <text:p>92,943</text:p>
          </table:table-cell>
          <table:table-cell office:value-type="float" office:value="97201" table:style-name="ce44">
            <text:p>97,2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民區</text:p>
          </table:table-cell>
          <table:table-cell office:value-type="float" office:value="139570" table:style-name="ce44">
            <text:p>139,570</text:p>
          </table:table-cell>
          <table:table-cell office:value-type="float" office:value="333886" table:style-name="ce45">
            <text:p>333,886</text:p>
          </table:table-cell>
          <table:table-cell office:value-type="float" office:value="160850" table:style-name="ce44">
            <text:p>160,850</text:p>
          </table:table-cell>
          <table:table-cell office:value-type="float" office:value="173036" table:style-name="ce44">
            <text:p>173,03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興區</text:p>
          </table:table-cell>
          <table:table-cell office:value-type="float" office:value="23198" table:style-name="ce44">
            <text:p>23,198</text:p>
          </table:table-cell>
          <table:table-cell office:value-type="float" office:value="49650" table:style-name="ce45">
            <text:p>49,650</text:p>
          </table:table-cell>
          <table:table-cell office:value-type="float" office:value="23863" table:style-name="ce44">
            <text:p>23,863</text:p>
          </table:table-cell>
          <table:table-cell office:value-type="float" office:value="25787" table:style-name="ce44">
            <text:p>25,7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前金區</text:p>
          </table:table-cell>
          <table:table-cell office:value-type="float" office:value="13129" table:style-name="ce44">
            <text:p>13,129</text:p>
          </table:table-cell>
          <table:table-cell office:value-type="float" office:value="26502" table:style-name="ce45">
            <text:p>26,502</text:p>
          </table:table-cell>
          <table:table-cell office:value-type="float" office:value="12499" table:style-name="ce44">
            <text:p>12,499</text:p>
          </table:table-cell>
          <table:table-cell office:value-type="float" office:value="14003" table:style-name="ce44">
            <text:p>14,00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苓雅區</text:p>
          </table:table-cell>
          <table:table-cell office:value-type="float" office:value="73290" table:style-name="ce44">
            <text:p>73,290</text:p>
          </table:table-cell>
          <table:table-cell office:value-type="float" office:value="165419" table:style-name="ce45">
            <text:p>165,419</text:p>
          </table:table-cell>
          <table:table-cell office:value-type="float" office:value="79083" table:style-name="ce44">
            <text:p>79,083</text:p>
          </table:table-cell>
          <table:table-cell office:value-type="float" office:value="86336" table:style-name="ce44">
            <text:p>86,33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前鎮區</text:p>
          </table:table-cell>
          <table:table-cell office:value-type="float" office:value="79614" table:style-name="ce44">
            <text:p>79,614</text:p>
          </table:table-cell>
          <table:table-cell office:value-type="float" office:value="183744" table:style-name="ce45">
            <text:p>183,744</text:p>
          </table:table-cell>
          <table:table-cell office:value-type="float" office:value="89967" table:style-name="ce44">
            <text:p>89,967</text:p>
          </table:table-cell>
          <table:table-cell office:value-type="float" office:value="93777" table:style-name="ce44">
            <text:p>93,77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旗津區</text:p>
          </table:table-cell>
          <table:table-cell office:value-type="float" office:value="10953" table:style-name="ce44">
            <text:p>10,953</text:p>
          </table:table-cell>
          <table:table-cell office:value-type="float" office:value="27381" table:style-name="ce45">
            <text:p>27,381</text:p>
          </table:table-cell>
          <table:table-cell office:value-type="float" office:value="14066" table:style-name="ce44">
            <text:p>14,066</text:p>
          </table:table-cell>
          <table:table-cell office:value-type="float" office:value="13315" table:style-name="ce44">
            <text:p>13,315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小港區</text:p>
          </table:table-cell>
          <table:table-cell office:value-type="float" office:value="69651" table:style-name="ce44">
            <text:p>69,651</text:p>
          </table:table-cell>
          <table:table-cell office:value-type="float" office:value="156297" table:style-name="ce45">
            <text:p>156,297</text:p>
          </table:table-cell>
          <table:table-cell office:value-type="float" office:value="77235" table:style-name="ce44">
            <text:p>77,235</text:p>
          </table:table-cell>
          <table:table-cell office:value-type="float" office:value="79062" table:style-name="ce44">
            <text:p>79,0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鳳山區</text:p>
          </table:table-cell>
          <table:table-cell office:value-type="float" office:value="145946" table:style-name="ce44">
            <text:p>145,946</text:p>
          </table:table-cell>
          <table:table-cell office:value-type="float" office:value="358707" table:style-name="ce45">
            <text:p>358,707</text:p>
          </table:table-cell>
          <table:table-cell office:value-type="float" office:value="174807" table:style-name="ce44">
            <text:p>174,807</text:p>
          </table:table-cell>
          <table:table-cell office:value-type="float" office:value="183900" table:style-name="ce44">
            <text:p>183,90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園區</text:p>
          </table:table-cell>
          <table:table-cell office:value-type="float" office:value="26939" table:style-name="ce44">
            <text:p>26,939</text:p>
          </table:table-cell>
          <table:table-cell office:value-type="float" office:value="69035" table:style-name="ce45">
            <text:p>69,035</text:p>
          </table:table-cell>
          <table:table-cell office:value-type="float" office:value="34697" table:style-name="ce44">
            <text:p>34,697</text:p>
          </table:table-cell>
          <table:table-cell office:value-type="float" office:value="34338" table:style-name="ce44">
            <text:p>34,33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寮區</text:p>
          </table:table-cell>
          <table:table-cell office:value-type="float" office:value="43797" table:style-name="ce44">
            <text:p>43,797</text:p>
          </table:table-cell>
          <table:table-cell office:value-type="float" office:value="112052" table:style-name="ce45">
            <text:p>112,052</text:p>
          </table:table-cell>
          <table:table-cell office:value-type="float" office:value="57111" table:style-name="ce44">
            <text:p>57,111</text:p>
          </table:table-cell>
          <table:table-cell office:value-type="float" office:value="54941" table:style-name="ce44">
            <text:p>54,94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樹區</text:p>
          </table:table-cell>
          <table:table-cell office:value-type="float" office:value="14002" table:style-name="ce44">
            <text:p>14,002</text:p>
          </table:table-cell>
          <table:table-cell office:value-type="float" office:value="41438" table:style-name="ce45">
            <text:p>41,438</text:p>
          </table:table-cell>
          <table:table-cell office:value-type="float" office:value="21173" table:style-name="ce44">
            <text:p>21,173</text:p>
          </table:table-cell>
          <table:table-cell office:value-type="float" office:value="20265" table:style-name="ce44">
            <text:p>20,2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社區</text:p>
          </table:table-cell>
          <table:table-cell office:value-type="float" office:value="13426" table:style-name="ce44">
            <text:p>13,426</text:p>
          </table:table-cell>
          <table:table-cell office:value-type="float" office:value="34135" table:style-name="ce45">
            <text:p>34,135</text:p>
          </table:table-cell>
          <table:table-cell office:value-type="float" office:value="17321" table:style-name="ce44">
            <text:p>17,321</text:p>
          </table:table-cell>
          <table:table-cell office:value-type="float" office:value="16814" table:style-name="ce44">
            <text:p>16,8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仁武區</text:p>
          </table:table-cell>
          <table:table-cell office:value-type="float" office:value="37829" table:style-name="ce44">
            <text:p>37,829</text:p>
          </table:table-cell>
          <table:table-cell office:value-type="float" office:value="93324" table:style-name="ce45">
            <text:p>93,324</text:p>
          </table:table-cell>
          <table:table-cell office:value-type="float" office:value="47104" table:style-name="ce44">
            <text:p>47,104</text:p>
          </table:table-cell>
          <table:table-cell office:value-type="float" office:value="46220" table:style-name="ce44">
            <text:p>46,22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鳥松區</text:p>
          </table:table-cell>
          <table:table-cell office:value-type="float" office:value="19331" table:style-name="ce44">
            <text:p>19,331</text:p>
          </table:table-cell>
          <table:table-cell office:value-type="float" office:value="44520" table:style-name="ce45">
            <text:p>44,520</text:p>
          </table:table-cell>
          <table:table-cell office:value-type="float" office:value="22461" table:style-name="ce44">
            <text:p>22,461</text:p>
          </table:table-cell>
          <table:table-cell office:value-type="float" office:value="22059" table:style-name="ce44">
            <text:p>22,0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岡山區</text:p>
          </table:table-cell>
          <table:table-cell office:value-type="float" office:value="35699" table:style-name="ce44">
            <text:p>35,699</text:p>
          </table:table-cell>
          <table:table-cell office:value-type="float" office:value="96167" table:style-name="ce45">
            <text:p>96,167</text:p>
          </table:table-cell>
          <table:table-cell office:value-type="float" office:value="47537" table:style-name="ce44">
            <text:p>47,537</text:p>
          </table:table-cell>
          <table:table-cell office:value-type="float" office:value="48630" table:style-name="ce44">
            <text:p>48,6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橋頭區</text:p>
          </table:table-cell>
          <table:table-cell office:value-type="float" office:value="15784" table:style-name="ce44">
            <text:p>15,784</text:p>
          </table:table-cell>
          <table:table-cell office:value-type="float" office:value="39903" table:style-name="ce45">
            <text:p>39,903</text:p>
          </table:table-cell>
          <table:table-cell office:value-type="float" office:value="20077" table:style-name="ce44">
            <text:p>20,077</text:p>
          </table:table-cell>
          <table:table-cell office:value-type="float" office:value="19826" table:style-name="ce44">
            <text:p>19,82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燕巢區</text:p>
          </table:table-cell>
          <table:table-cell office:value-type="float" office:value="10802" table:style-name="ce44">
            <text:p>10,802</text:p>
          </table:table-cell>
          <table:table-cell office:value-type="float" office:value="29312" table:style-name="ce45">
            <text:p>29,312</text:p>
          </table:table-cell>
          <table:table-cell office:value-type="float" office:value="15413" table:style-name="ce44">
            <text:p>15,413</text:p>
          </table:table-cell>
          <table:table-cell office:value-type="float" office:value="13899" table:style-name="ce44">
            <text:p>13,89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田寮區</text:p>
          </table:table-cell>
          <table:table-cell office:value-type="float" office:value="3113" table:style-name="ce44">
            <text:p>3,113</text:p>
          </table:table-cell>
          <table:table-cell office:value-type="float" office:value="6831" table:style-name="ce45">
            <text:p>6,831</text:p>
          </table:table-cell>
          <table:table-cell office:value-type="float" office:value="3777" table:style-name="ce44">
            <text:p>3,777</text:p>
          </table:table-cell>
          <table:table-cell office:value-type="float" office:value="3054" table:style-name="ce44">
            <text:p>3,0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阿蓮區</text:p>
          </table:table-cell>
          <table:table-cell office:value-type="float" office:value="9508" table:style-name="ce44">
            <text:p>9,508</text:p>
          </table:table-cell>
          <table:table-cell office:value-type="float" office:value="28116" table:style-name="ce45">
            <text:p>28,116</text:p>
          </table:table-cell>
          <table:table-cell office:value-type="float" office:value="14178" table:style-name="ce44">
            <text:p>14,178</text:p>
          </table:table-cell>
          <table:table-cell office:value-type="float" office:value="13938" table:style-name="ce44">
            <text:p>13,93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路竹區</text:p>
          </table:table-cell>
          <table:table-cell office:value-type="float" office:value="17443" table:style-name="ce44">
            <text:p>17,443</text:p>
          </table:table-cell>
          <table:table-cell office:value-type="float" office:value="51382" table:style-name="ce45">
            <text:p>51,382</text:p>
          </table:table-cell>
          <table:table-cell office:value-type="float" office:value="26032" table:style-name="ce44">
            <text:p>26,032</text:p>
          </table:table-cell>
          <table:table-cell office:value-type="float" office:value="25350" table:style-name="ce44">
            <text:p>25,35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湖內區</text:p>
          </table:table-cell>
          <table:table-cell office:value-type="float" office:value="11228" table:style-name="ce44">
            <text:p>11,228</text:p>
          </table:table-cell>
          <table:table-cell office:value-type="float" office:value="29716" table:style-name="ce45">
            <text:p>29,716</text:p>
          </table:table-cell>
          <table:table-cell office:value-type="float" office:value="15103" table:style-name="ce44">
            <text:p>15,103</text:p>
          </table:table-cell>
          <table:table-cell office:value-type="float" office:value="14613" table:style-name="ce44">
            <text:p>14,61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茄萣區</text:p>
          </table:table-cell>
          <table:table-cell office:value-type="float" office:value="10730" table:style-name="ce44">
            <text:p>10,730</text:p>
          </table:table-cell>
          <table:table-cell office:value-type="float" office:value="29882" table:style-name="ce45">
            <text:p>29,882</text:p>
          </table:table-cell>
          <table:table-cell office:value-type="float" office:value="15280" table:style-name="ce44">
            <text:p>15,280</text:p>
          </table:table-cell>
          <table:table-cell office:value-type="float" office:value="14602" table:style-name="ce44">
            <text:p>14,6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永安區</text:p>
          </table:table-cell>
          <table:table-cell office:value-type="float" office:value="5771" table:style-name="ce44">
            <text:p>5,771</text:p>
          </table:table-cell>
          <table:table-cell office:value-type="float" office:value="13586" table:style-name="ce45">
            <text:p>13,586</text:p>
          </table:table-cell>
          <table:table-cell office:value-type="float" office:value="6808" table:style-name="ce44">
            <text:p>6,808</text:p>
          </table:table-cell>
          <table:table-cell office:value-type="float" office:value="6778" table:style-name="ce44">
            <text:p>6,7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彌陀區</text:p>
          </table:table-cell>
          <table:table-cell office:value-type="float" office:value="6824" table:style-name="ce44">
            <text:p>6,824</text:p>
          </table:table-cell>
          <table:table-cell office:value-type="float" office:value="18718" table:style-name="ce45">
            <text:p>18,718</text:p>
          </table:table-cell>
          <table:table-cell office:value-type="float" office:value="9561" table:style-name="ce44">
            <text:p>9,561</text:p>
          </table:table-cell>
          <table:table-cell office:value-type="float" office:value="9157" table:style-name="ce44">
            <text:p>9,1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梓官區</text:p>
          </table:table-cell>
          <table:table-cell office:value-type="float" office:value="12986" table:style-name="ce44">
            <text:p>12,986</text:p>
          </table:table-cell>
          <table:table-cell office:value-type="float" office:value="35210" table:style-name="ce45">
            <text:p>35,210</text:p>
          </table:table-cell>
          <table:table-cell office:value-type="float" office:value="18082" table:style-name="ce44">
            <text:p>18,082</text:p>
          </table:table-cell>
          <table:table-cell office:value-type="float" office:value="17128" table:style-name="ce44">
            <text:p>17,12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旗山區</text:p>
          </table:table-cell>
          <table:table-cell office:value-type="float" office:value="13730" table:style-name="ce44">
            <text:p>13,730</text:p>
          </table:table-cell>
          <table:table-cell office:value-type="float" office:value="35327" table:style-name="ce45">
            <text:p>35,327</text:p>
          </table:table-cell>
          <table:table-cell office:value-type="float" office:value="18158" table:style-name="ce44">
            <text:p>18,158</text:p>
          </table:table-cell>
          <table:table-cell office:value-type="float" office:value="17169" table:style-name="ce44">
            <text:p>17,16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美濃區</text:p>
          </table:table-cell>
          <table:table-cell office:value-type="float" office:value="14932" table:style-name="ce44">
            <text:p>14,932</text:p>
          </table:table-cell>
          <table:table-cell office:value-type="float" office:value="38082" table:style-name="ce45">
            <text:p>38,082</text:p>
          </table:table-cell>
          <table:table-cell office:value-type="float" office:value="20053" table:style-name="ce44">
            <text:p>20,053</text:p>
          </table:table-cell>
          <table:table-cell office:value-type="float" office:value="18029" table:style-name="ce44">
            <text:p>18,02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六龜區</text:p>
          </table:table-cell>
          <table:table-cell office:value-type="float" office:value="5452" table:style-name="ce44">
            <text:p>5,452</text:p>
          </table:table-cell>
          <table:table-cell office:value-type="float" office:value="12183" table:style-name="ce45">
            <text:p>12,183</text:p>
          </table:table-cell>
          <table:table-cell office:value-type="float" office:value="6570" table:style-name="ce44">
            <text:p>6,570</text:p>
          </table:table-cell>
          <table:table-cell office:value-type="float" office:value="5613" table:style-name="ce44">
            <text:p>5,61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甲仙區</text:p>
          </table:table-cell>
          <table:table-cell office:value-type="float" office:value="2298" table:style-name="ce44">
            <text:p>2,298</text:p>
          </table:table-cell>
          <table:table-cell office:value-type="float" office:value="5795" table:style-name="ce45">
            <text:p>5,795</text:p>
          </table:table-cell>
          <table:table-cell office:value-type="float" office:value="3059" table:style-name="ce44">
            <text:p>3,059</text:p>
          </table:table-cell>
          <table:table-cell office:value-type="float" office:value="2736" table:style-name="ce44">
            <text:p>2,736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杉林區</text:p>
          </table:table-cell>
          <table:table-cell office:value-type="float" office:value="4744" table:style-name="ce44">
            <text:p>4,744</text:p>
          </table:table-cell>
          <table:table-cell office:value-type="float" office:value="11330" table:style-name="ce45">
            <text:p>11,330</text:p>
          </table:table-cell>
          <table:table-cell office:value-type="float" office:value="6181" table:style-name="ce44">
            <text:p>6,181</text:p>
          </table:table-cell>
          <table:table-cell office:value-type="float" office:value="5149" table:style-name="ce44">
            <text:p>5,149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內門區</text:p>
          </table:table-cell>
          <table:table-cell office:value-type="float" office:value="5125" table:style-name="ce44">
            <text:p>5,125</text:p>
          </table:table-cell>
          <table:table-cell office:value-type="float" office:value="13839" table:style-name="ce45">
            <text:p>13,839</text:p>
          </table:table-cell>
          <table:table-cell office:value-type="float" office:value="7484" table:style-name="ce44">
            <text:p>7,484</text:p>
          </table:table-cell>
          <table:table-cell office:value-type="float" office:value="6355" table:style-name="ce44">
            <text:p>6,355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※茂林區</text:p>
          </table:table-cell>
          <table:table-cell office:value-type="float" office:value="613" table:style-name="ce44">
            <text:p>613</text:p>
          </table:table-cell>
          <table:table-cell office:value-type="float" office:value="1870" table:style-name="ce45">
            <text:p>1,870</text:p>
          </table:table-cell>
          <table:table-cell office:value-type="float" office:value="939" table:style-name="ce44">
            <text:p>939</text:p>
          </table:table-cell>
          <table:table-cell office:value-type="float" office:value="931" table:style-name="ce44">
            <text:p>931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※桃源區</text:p>
          </table:table-cell>
          <table:table-cell office:value-type="float" office:value="1364" table:style-name="ce44">
            <text:p>1,364</text:p>
          </table:table-cell>
          <table:table-cell office:value-type="float" office:value="4202" table:style-name="ce45">
            <text:p>4,202</text:p>
          </table:table-cell>
          <table:table-cell office:value-type="float" office:value="2206" table:style-name="ce44">
            <text:p>2,206</text:p>
          </table:table-cell>
          <table:table-cell office:value-type="float" office:value="1996" table:style-name="ce44">
            <text:p>1,996</text:p>
          </table:table-cell>
          <table:table-cell table:number-columns-repeated="16379"/>
        </table:table-row>
        <table:table-row table:style-name="ro9">
          <table:table-cell office:value-type="string" table:style-name="ce61">
            <text:p>※那瑪夏區</text:p>
          </table:table-cell>
          <table:table-cell office:value-type="float" office:value="863" table:style-name="ce49">
            <text:p>863</text:p>
          </table:table-cell>
          <table:table-cell office:value-type="float" office:value="3146" table:style-name="ce50">
            <text:p>3,146</text:p>
          </table:table-cell>
          <table:table-cell office:value-type="float" office:value="1619" table:style-name="ce49">
            <text:p>1,619</text:p>
          </table:table-cell>
          <table:table-cell office:value-type="float" office:value="1527" table:style-name="ce49">
            <text:p>1,527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 table:style-name="ce24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79"/>
        </table:table-row>
        <table:table-row table:style-name="ro4">
          <table:table-cell office:value-type="string" table:style-name="ce56">
            <text:p>宜蘭縣</text:p>
          </table:table-cell>
          <table:table-cell office:value-type="float" office:value="174071" table:style-name="ce57">
            <text:p>174,071</text:p>
          </table:table-cell>
          <table:table-cell office:value-type="float" office:value="451422" table:style-name="ce41">
            <text:p>451,422</text:p>
          </table:table-cell>
          <table:table-cell office:value-type="float" office:value="227385" table:style-name="ce41">
            <text:p>227,385</text:p>
          </table:table-cell>
          <table:table-cell office:value-type="float" office:value="224037" table:style-name="ce58">
            <text:p>224,03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宜蘭市</text:p>
          </table:table-cell>
          <table:table-cell office:value-type="float" office:value="37494" table:style-name="ce59">
            <text:p>37,494</text:p>
          </table:table-cell>
          <table:table-cell office:value-type="float" office:value="95111" table:style-name="ce45">
            <text:p>95,111</text:p>
          </table:table-cell>
          <table:table-cell office:value-type="float" office:value="46252" table:style-name="ce45">
            <text:p>46,252</text:p>
          </table:table-cell>
          <table:table-cell office:value-type="float" office:value="48859" table:style-name="ce60">
            <text:p>48,8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羅東鎮</text:p>
          </table:table-cell>
          <table:table-cell office:value-type="float" office:value="26774" table:style-name="ce59">
            <text:p>26,774</text:p>
          </table:table-cell>
          <table:table-cell office:value-type="float" office:value="70862" table:style-name="ce45">
            <text:p>70,862</text:p>
          </table:table-cell>
          <table:table-cell office:value-type="float" office:value="33423" table:style-name="ce45">
            <text:p>33,423</text:p>
          </table:table-cell>
          <table:table-cell office:value-type="float" office:value="37439" table:style-name="ce60">
            <text:p>37,43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蘇澳鎮</text:p>
          </table:table-cell>
          <table:table-cell office:value-type="float" office:value="14443" table:style-name="ce59">
            <text:p>14,443</text:p>
          </table:table-cell>
          <table:table-cell office:value-type="float" office:value="38452" table:style-name="ce45">
            <text:p>38,452</text:p>
          </table:table-cell>
          <table:table-cell office:value-type="float" office:value="19557" table:style-name="ce45">
            <text:p>19,557</text:p>
          </table:table-cell>
          <table:table-cell office:value-type="float" office:value="18895" table:style-name="ce60">
            <text:p>18,8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頭城鎮</text:p>
          </table:table-cell>
          <table:table-cell office:value-type="float" office:value="10497" table:style-name="ce59">
            <text:p>10,497</text:p>
          </table:table-cell>
          <table:table-cell office:value-type="float" office:value="28588" table:style-name="ce45">
            <text:p>28,588</text:p>
          </table:table-cell>
          <table:table-cell office:value-type="float" office:value="14727" table:style-name="ce45">
            <text:p>14,727</text:p>
          </table:table-cell>
          <table:table-cell office:value-type="float" office:value="13861" table:style-name="ce60">
            <text:p>13,8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礁溪鄉</text:p>
          </table:table-cell>
          <table:table-cell office:value-type="float" office:value="14508" table:style-name="ce59">
            <text:p>14,508</text:p>
          </table:table-cell>
          <table:table-cell office:value-type="float" office:value="35101" table:style-name="ce45">
            <text:p>35,101</text:p>
          </table:table-cell>
          <table:table-cell office:value-type="float" office:value="18181" table:style-name="ce45">
            <text:p>18,181</text:p>
          </table:table-cell>
          <table:table-cell office:value-type="float" office:value="16920" table:style-name="ce60">
            <text:p>16,92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壯圍鄉</text:p>
          </table:table-cell>
          <table:table-cell office:value-type="float" office:value="9257" table:style-name="ce59">
            <text:p>9,257</text:p>
          </table:table-cell>
          <table:table-cell office:value-type="float" office:value="24409" table:style-name="ce45">
            <text:p>24,409</text:p>
          </table:table-cell>
          <table:table-cell office:value-type="float" office:value="12780" table:style-name="ce45">
            <text:p>12,780</text:p>
          </table:table-cell>
          <table:table-cell office:value-type="float" office:value="11629" table:style-name="ce60">
            <text:p>11,62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員山鄉</text:p>
          </table:table-cell>
          <table:table-cell office:value-type="float" office:value="12112" table:style-name="ce59">
            <text:p>12,112</text:p>
          </table:table-cell>
          <table:table-cell office:value-type="float" office:value="32102" table:style-name="ce45">
            <text:p>32,102</text:p>
          </table:table-cell>
          <table:table-cell office:value-type="float" office:value="16920" table:style-name="ce45">
            <text:p>16,920</text:p>
          </table:table-cell>
          <table:table-cell office:value-type="float" office:value="15182" table:style-name="ce60">
            <text:p>15,1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冬山鄉</text:p>
          </table:table-cell>
          <table:table-cell office:value-type="float" office:value="20060" table:style-name="ce59">
            <text:p>20,060</text:p>
          </table:table-cell>
          <table:table-cell office:value-type="float" office:value="53005" table:style-name="ce45">
            <text:p>53,005</text:p>
          </table:table-cell>
          <table:table-cell office:value-type="float" office:value="26999" table:style-name="ce45">
            <text:p>26,999</text:p>
          </table:table-cell>
          <table:table-cell office:value-type="float" office:value="26006" table:style-name="ce60">
            <text:p>26,0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五結鄉</text:p>
          </table:table-cell>
          <table:table-cell office:value-type="float" office:value="15922" table:style-name="ce59">
            <text:p>15,922</text:p>
          </table:table-cell>
          <table:table-cell office:value-type="float" office:value="40498" table:style-name="ce45">
            <text:p>40,498</text:p>
          </table:table-cell>
          <table:table-cell office:value-type="float" office:value="20723" table:style-name="ce45">
            <text:p>20,723</text:p>
          </table:table-cell>
          <table:table-cell office:value-type="float" office:value="19775" table:style-name="ce60">
            <text:p>19,77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星鄉</text:p>
          </table:table-cell>
          <table:table-cell office:value-type="float" office:value="8972" table:style-name="ce59">
            <text:p>8,972</text:p>
          </table:table-cell>
          <table:table-cell office:value-type="float" office:value="21222" table:style-name="ce45">
            <text:p>21,222</text:p>
          </table:table-cell>
          <table:table-cell office:value-type="float" office:value="11436" table:style-name="ce45">
            <text:p>11,436</text:p>
          </table:table-cell>
          <table:table-cell office:value-type="float" office:value="9786" table:style-name="ce60">
            <text:p>9,78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大同鄉</text:p>
          </table:table-cell>
          <table:table-cell office:value-type="float" office:value="1990" table:style-name="ce59">
            <text:p>1,990</text:p>
          </table:table-cell>
          <table:table-cell office:value-type="float" office:value="6104" table:style-name="ce45">
            <text:p>6,104</text:p>
          </table:table-cell>
          <table:table-cell office:value-type="float" office:value="3285" table:style-name="ce45">
            <text:p>3,285</text:p>
          </table:table-cell>
          <table:table-cell office:value-type="float" office:value="2819" table:style-name="ce60">
            <text:p>2,819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南澳鄉</text:p>
          </table:table-cell>
          <table:table-cell office:value-type="float" office:value="2042" table:style-name="ce62">
            <text:p>2,042</text:p>
          </table:table-cell>
          <table:table-cell office:value-type="float" office:value="5968" table:style-name="ce50">
            <text:p>5,968</text:p>
          </table:table-cell>
          <table:table-cell office:value-type="float" office:value="3102" table:style-name="ce50">
            <text:p>3,102</text:p>
          </table:table-cell>
          <table:table-cell office:value-type="float" office:value="2866" table:style-name="ce63">
            <text:p>2,866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64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81"/>
          <table:table-cell office:value-type="string" table:style-name="ce3">
            <text:p>中華民國110年09月底</text:p>
          </table:table-cell>
          <table:table-cell table:number-columns-repeated="2" table:style-name="ce8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83">
            <text:p>人 <text:s text:c="7"/>口 <text:s text:c="7"/>數</text:p>
          </table:table-cell>
          <table:table-cell table:number-columns-repeated="2" table:style-name="ce8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87">
            <text:p>計</text:p>
          </table:table-cell>
          <table:table-cell office:value-type="string" table:style-name="ce88">
            <text:p>男</text:p>
          </table:table-cell>
          <table:table-cell office:value-type="string" table:style-name="ce8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新竹縣</text:p>
          </table:table-cell>
          <table:table-cell office:value-type="float" office:value="209962" table:style-name="ce57">
            <text:p>209,962</text:p>
          </table:table-cell>
          <table:table-cell office:value-type="float" office:value="574512" table:style-name="ce41">
            <text:p>574,512</text:p>
          </table:table-cell>
          <table:table-cell office:value-type="float" office:value="293279" table:style-name="ce41">
            <text:p>293,279</text:p>
          </table:table-cell>
          <table:table-cell office:value-type="float" office:value="281233" table:style-name="ce58">
            <text:p>281,23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竹北市</text:p>
          </table:table-cell>
          <table:table-cell office:value-type="float" office:value="76977" table:style-name="ce59">
            <text:p>76,977</text:p>
          </table:table-cell>
          <table:table-cell office:value-type="float" office:value="205139" table:style-name="ce45">
            <text:p>205,139</text:p>
          </table:table-cell>
          <table:table-cell office:value-type="float" office:value="102108" table:style-name="ce45">
            <text:p>102,108</text:p>
          </table:table-cell>
          <table:table-cell office:value-type="float" office:value="103031" table:style-name="ce60">
            <text:p>103,03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關西鎮</text:p>
          </table:table-cell>
          <table:table-cell office:value-type="float" office:value="9374" table:style-name="ce59">
            <text:p>9,374</text:p>
          </table:table-cell>
          <table:table-cell office:value-type="float" office:value="27463" table:style-name="ce91">
            <text:p>27,463</text:p>
          </table:table-cell>
          <table:table-cell office:value-type="float" office:value="14747" table:style-name="ce45">
            <text:p>14,747</text:p>
          </table:table-cell>
          <table:table-cell office:value-type="float" office:value="12716" table:style-name="ce60">
            <text:p>12,71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新埔鎮</text:p>
          </table:table-cell>
          <table:table-cell office:value-type="float" office:value="11545" table:style-name="ce59">
            <text:p>11,545</text:p>
          </table:table-cell>
          <table:table-cell office:value-type="float" office:value="32924" table:style-name="ce91">
            <text:p>32,924</text:p>
          </table:table-cell>
          <table:table-cell office:value-type="float" office:value="17559" table:style-name="ce45">
            <text:p>17,559</text:p>
          </table:table-cell>
          <table:table-cell office:value-type="float" office:value="15365" table:style-name="ce60">
            <text:p>15,365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竹東鎮</text:p>
          </table:table-cell>
          <table:table-cell office:value-type="float" office:value="35802" table:style-name="ce59">
            <text:p>35,802</text:p>
          </table:table-cell>
          <table:table-cell office:value-type="float" office:value="96767" table:style-name="ce91">
            <text:p>96,767</text:p>
          </table:table-cell>
          <table:table-cell office:value-type="float" office:value="48759" table:style-name="ce45">
            <text:p>48,759</text:p>
          </table:table-cell>
          <table:table-cell office:value-type="float" office:value="48008" table:style-name="ce60">
            <text:p>48,00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湖口鄉</text:p>
          </table:table-cell>
          <table:table-cell office:value-type="float" office:value="29224" table:style-name="ce59">
            <text:p>29,224</text:p>
          </table:table-cell>
          <table:table-cell office:value-type="float" office:value="79440" table:style-name="ce91">
            <text:p>79,440</text:p>
          </table:table-cell>
          <table:table-cell office:value-type="float" office:value="40180" table:style-name="ce45">
            <text:p>40,180</text:p>
          </table:table-cell>
          <table:table-cell office:value-type="float" office:value="39260" table:style-name="ce60">
            <text:p>39,260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橫山鄉</text:p>
          </table:table-cell>
          <table:table-cell office:value-type="float" office:value="4380" table:style-name="ce59">
            <text:p>4,380</text:p>
          </table:table-cell>
          <table:table-cell office:value-type="float" office:value="12334" table:style-name="ce91">
            <text:p>12,334</text:p>
          </table:table-cell>
          <table:table-cell office:value-type="float" office:value="6712" table:style-name="ce45">
            <text:p>6,712</text:p>
          </table:table-cell>
          <table:table-cell office:value-type="float" office:value="5622" table:style-name="ce60">
            <text:p>5,622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新豐鄉</text:p>
          </table:table-cell>
          <table:table-cell office:value-type="float" office:value="19747" table:style-name="ce59">
            <text:p>19,747</text:p>
          </table:table-cell>
          <table:table-cell office:value-type="float" office:value="57813" table:style-name="ce91">
            <text:p>57,813</text:p>
          </table:table-cell>
          <table:table-cell office:value-type="float" office:value="29615" table:style-name="ce45">
            <text:p>29,615</text:p>
          </table:table-cell>
          <table:table-cell office:value-type="float" office:value="28198" table:style-name="ce60">
            <text:p>28,19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芎林鄉</text:p>
          </table:table-cell>
          <table:table-cell office:value-type="float" office:value="7012" table:style-name="ce59">
            <text:p>7,012</text:p>
          </table:table-cell>
          <table:table-cell office:value-type="float" office:value="19954" table:style-name="ce91">
            <text:p>19,954</text:p>
          </table:table-cell>
          <table:table-cell office:value-type="float" office:value="10545" table:style-name="ce45">
            <text:p>10,545</text:p>
          </table:table-cell>
          <table:table-cell office:value-type="float" office:value="9409" table:style-name="ce60">
            <text:p>9,409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寶山鄉</text:p>
          </table:table-cell>
          <table:table-cell office:value-type="float" office:value="6001" table:style-name="ce59">
            <text:p>6,001</text:p>
          </table:table-cell>
          <table:table-cell office:value-type="float" office:value="14536" table:style-name="ce91">
            <text:p>14,536</text:p>
          </table:table-cell>
          <table:table-cell office:value-type="float" office:value="7921" table:style-name="ce45">
            <text:p>7,921</text:p>
          </table:table-cell>
          <table:table-cell office:value-type="float" office:value="6615" table:style-name="ce60">
            <text:p>6,615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北埔鄉</text:p>
          </table:table-cell>
          <table:table-cell office:value-type="float" office:value="3114" table:style-name="ce59">
            <text:p>3,114</text:p>
          </table:table-cell>
          <table:table-cell office:value-type="float" office:value="8841" table:style-name="ce91">
            <text:p>8,841</text:p>
          </table:table-cell>
          <table:table-cell office:value-type="float" office:value="4828" table:style-name="ce45">
            <text:p>4,828</text:p>
          </table:table-cell>
          <table:table-cell office:value-type="float" office:value="4013" table:style-name="ce60">
            <text:p>4,01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峨眉鄉</text:p>
          </table:table-cell>
          <table:table-cell office:value-type="float" office:value="2081" table:style-name="ce59">
            <text:p>2,081</text:p>
          </table:table-cell>
          <table:table-cell office:value-type="float" office:value="5299" table:style-name="ce91">
            <text:p>5,299</text:p>
          </table:table-cell>
          <table:table-cell office:value-type="float" office:value="2925" table:style-name="ce45">
            <text:p>2,925</text:p>
          </table:table-cell>
          <table:table-cell office:value-type="float" office:value="2374" table:style-name="ce60">
            <text:p>2,374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尖石鄉</text:p>
          </table:table-cell>
          <table:table-cell office:value-type="float" office:value="2940" table:style-name="ce59">
            <text:p>2,940</text:p>
          </table:table-cell>
          <table:table-cell office:value-type="float" office:value="9557" table:style-name="ce91">
            <text:p>9,557</text:p>
          </table:table-cell>
          <table:table-cell office:value-type="float" office:value="4976" table:style-name="ce45">
            <text:p>4,976</text:p>
          </table:table-cell>
          <table:table-cell office:value-type="float" office:value="4581" table:style-name="ce60">
            <text:p>4,581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※五峰鄉</text:p>
          </table:table-cell>
          <table:table-cell office:value-type="float" office:value="1765" table:style-name="ce62">
            <text:p>1,765</text:p>
          </table:table-cell>
          <table:table-cell office:value-type="float" office:value="4445" table:style-name="ce94">
            <text:p>4,445</text:p>
          </table:table-cell>
          <table:table-cell office:value-type="float" office:value="2404" table:style-name="ce50">
            <text:p>2,404</text:p>
          </table:table-cell>
          <table:table-cell office:value-type="float" office:value="2041" table:style-name="ce63">
            <text:p>2,041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苗栗縣</text:p>
          </table:table-cell>
          <table:table-cell office:value-type="float" office:value="195208" table:style-name="ce57">
            <text:p>195,208</text:p>
          </table:table-cell>
          <table:table-cell office:value-type="float" office:value="539361" table:style-name="ce41">
            <text:p>539,361</text:p>
          </table:table-cell>
          <table:table-cell office:value-type="float" office:value="278012" table:style-name="ce41">
            <text:p>278,012</text:p>
          </table:table-cell>
          <table:table-cell office:value-type="float" office:value="261349" table:style-name="ce58">
            <text:p>261,34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苗栗市</text:p>
          </table:table-cell>
          <table:table-cell office:value-type="float" office:value="32535" table:style-name="ce59">
            <text:p>32,535</text:p>
          </table:table-cell>
          <table:table-cell office:value-type="float" office:value="87208" table:style-name="ce45">
            <text:p>87,208</text:p>
          </table:table-cell>
          <table:table-cell office:value-type="float" office:value="43413" table:style-name="ce45">
            <text:p>43,413</text:p>
          </table:table-cell>
          <table:table-cell office:value-type="float" office:value="43795" table:style-name="ce60">
            <text:p>43,795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頭份市</text:p>
          </table:table-cell>
          <table:table-cell office:value-type="float" office:value="37934" table:style-name="ce59">
            <text:p>37,934</text:p>
          </table:table-cell>
          <table:table-cell office:value-type="float" office:value="104960" table:style-name="ce45">
            <text:p>104,960</text:p>
          </table:table-cell>
          <table:table-cell office:value-type="float" office:value="52877" table:style-name="ce45">
            <text:p>52,877</text:p>
          </table:table-cell>
          <table:table-cell office:value-type="float" office:value="52083" table:style-name="ce60">
            <text:p>52,083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苑裡鎮</text:p>
          </table:table-cell>
          <table:table-cell office:value-type="float" office:value="15143" table:style-name="ce59">
            <text:p>15,143</text:p>
          </table:table-cell>
          <table:table-cell office:value-type="float" office:value="44368" table:style-name="ce45">
            <text:p>44,368</text:p>
          </table:table-cell>
          <table:table-cell office:value-type="float" office:value="23152" table:style-name="ce45">
            <text:p>23,152</text:p>
          </table:table-cell>
          <table:table-cell office:value-type="float" office:value="21216" table:style-name="ce60">
            <text:p>21,2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通霄鎮</text:p>
          </table:table-cell>
          <table:table-cell office:value-type="float" office:value="11584" table:style-name="ce59">
            <text:p>11,584</text:p>
          </table:table-cell>
          <table:table-cell office:value-type="float" office:value="32581" table:style-name="ce45">
            <text:p>32,581</text:p>
          </table:table-cell>
          <table:table-cell office:value-type="float" office:value="17246" table:style-name="ce45">
            <text:p>17,246</text:p>
          </table:table-cell>
          <table:table-cell office:value-type="float" office:value="15335" table:style-name="ce60">
            <text:p>15,3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南鎮</text:p>
          </table:table-cell>
          <table:table-cell office:value-type="float" office:value="31770" table:style-name="ce59">
            <text:p>31,770</text:p>
          </table:table-cell>
          <table:table-cell office:value-type="float" office:value="87351" table:style-name="ce45">
            <text:p>87,351</text:p>
          </table:table-cell>
          <table:table-cell office:value-type="float" office:value="44107" table:style-name="ce45">
            <text:p>44,107</text:p>
          </table:table-cell>
          <table:table-cell office:value-type="float" office:value="43244" table:style-name="ce60">
            <text:p>43,24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後龍鎮</text:p>
          </table:table-cell>
          <table:table-cell office:value-type="float" office:value="12141" table:style-name="ce59">
            <text:p>12,141</text:p>
          </table:table-cell>
          <table:table-cell office:value-type="float" office:value="34825" table:style-name="ce45">
            <text:p>34,825</text:p>
          </table:table-cell>
          <table:table-cell office:value-type="float" office:value="18431" table:style-name="ce45">
            <text:p>18,431</text:p>
          </table:table-cell>
          <table:table-cell office:value-type="float" office:value="16394" table:style-name="ce60">
            <text:p>16,3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卓蘭鎮</text:p>
          </table:table-cell>
          <table:table-cell office:value-type="float" office:value="5889" table:style-name="ce59">
            <text:p>5,889</text:p>
          </table:table-cell>
          <table:table-cell office:value-type="float" office:value="15947" table:style-name="ce45">
            <text:p>15,947</text:p>
          </table:table-cell>
          <table:table-cell office:value-type="float" office:value="8341" table:style-name="ce45">
            <text:p>8,341</text:p>
          </table:table-cell>
          <table:table-cell office:value-type="float" office:value="7606" table:style-name="ce60">
            <text:p>7,6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湖鄉</text:p>
          </table:table-cell>
          <table:table-cell office:value-type="float" office:value="5259" table:style-name="ce59">
            <text:p>5,259</text:p>
          </table:table-cell>
          <table:table-cell office:value-type="float" office:value="13613" table:style-name="ce45">
            <text:p>13,613</text:p>
          </table:table-cell>
          <table:table-cell office:value-type="float" office:value="7274" table:style-name="ce45">
            <text:p>7,274</text:p>
          </table:table-cell>
          <table:table-cell office:value-type="float" office:value="6339" table:style-name="ce60">
            <text:p>6,33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公館鄉</text:p>
          </table:table-cell>
          <table:table-cell office:value-type="float" office:value="10868" table:style-name="ce59">
            <text:p>10,868</text:p>
          </table:table-cell>
          <table:table-cell office:value-type="float" office:value="32031" table:style-name="ce45">
            <text:p>32,031</text:p>
          </table:table-cell>
          <table:table-cell office:value-type="float" office:value="16670" table:style-name="ce45">
            <text:p>16,670</text:p>
          </table:table-cell>
          <table:table-cell office:value-type="float" office:value="15361" table:style-name="ce60">
            <text:p>15,3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銅鑼鄉</text:p>
          </table:table-cell>
          <table:table-cell office:value-type="float" office:value="6111" table:style-name="ce59">
            <text:p>6,111</text:p>
          </table:table-cell>
          <table:table-cell office:value-type="float" office:value="16956" table:style-name="ce45">
            <text:p>16,956</text:p>
          </table:table-cell>
          <table:table-cell office:value-type="float" office:value="8992" table:style-name="ce45">
            <text:p>8,992</text:p>
          </table:table-cell>
          <table:table-cell office:value-type="float" office:value="7964" table:style-name="ce60">
            <text:p>7,9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庄鄉</text:p>
          </table:table-cell>
          <table:table-cell office:value-type="float" office:value="3889" table:style-name="ce59">
            <text:p>3,889</text:p>
          </table:table-cell>
          <table:table-cell office:value-type="float" office:value="9391" table:style-name="ce45">
            <text:p>9,391</text:p>
          </table:table-cell>
          <table:table-cell office:value-type="float" office:value="5175" table:style-name="ce45">
            <text:p>5,175</text:p>
          </table:table-cell>
          <table:table-cell office:value-type="float" office:value="4216" table:style-name="ce60">
            <text:p>4,2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頭屋鄉</text:p>
          </table:table-cell>
          <table:table-cell office:value-type="float" office:value="3618" table:style-name="ce59">
            <text:p>3,618</text:p>
          </table:table-cell>
          <table:table-cell office:value-type="float" office:value="10058" table:style-name="ce45">
            <text:p>10,058</text:p>
          </table:table-cell>
          <table:table-cell office:value-type="float" office:value="5326" table:style-name="ce45">
            <text:p>5,326</text:p>
          </table:table-cell>
          <table:table-cell office:value-type="float" office:value="4732" table:style-name="ce60">
            <text:p>4,73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義鄉</text:p>
          </table:table-cell>
          <table:table-cell office:value-type="float" office:value="5645" table:style-name="ce59">
            <text:p>5,645</text:p>
          </table:table-cell>
          <table:table-cell office:value-type="float" office:value="15417" table:style-name="ce45">
            <text:p>15,417</text:p>
          </table:table-cell>
          <table:table-cell office:value-type="float" office:value="8166" table:style-name="ce45">
            <text:p>8,166</text:p>
          </table:table-cell>
          <table:table-cell office:value-type="float" office:value="7251" table:style-name="ce60">
            <text:p>7,25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湖鄉</text:p>
          </table:table-cell>
          <table:table-cell office:value-type="float" office:value="2629" table:style-name="ce59">
            <text:p>2,629</text:p>
          </table:table-cell>
          <table:table-cell office:value-type="float" office:value="6604" table:style-name="ce45">
            <text:p>6,604</text:p>
          </table:table-cell>
          <table:table-cell office:value-type="float" office:value="3707" table:style-name="ce45">
            <text:p>3,707</text:p>
          </table:table-cell>
          <table:table-cell office:value-type="float" office:value="2897" table:style-name="ce60">
            <text:p>2,89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造橋鄉</text:p>
          </table:table-cell>
          <table:table-cell office:value-type="float" office:value="4144" table:style-name="ce59">
            <text:p>4,144</text:p>
          </table:table-cell>
          <table:table-cell office:value-type="float" office:value="12029" table:style-name="ce45">
            <text:p>12,029</text:p>
          </table:table-cell>
          <table:table-cell office:value-type="float" office:value="6386" table:style-name="ce45">
            <text:p>6,386</text:p>
          </table:table-cell>
          <table:table-cell office:value-type="float" office:value="5643" table:style-name="ce60">
            <text:p>5,6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灣鄉</text:p>
          </table:table-cell>
          <table:table-cell office:value-type="float" office:value="2335" table:style-name="ce59">
            <text:p>2,335</text:p>
          </table:table-cell>
          <table:table-cell office:value-type="float" office:value="6228" table:style-name="ce45">
            <text:p>6,228</text:p>
          </table:table-cell>
          <table:table-cell office:value-type="float" office:value="3396" table:style-name="ce45">
            <text:p>3,396</text:p>
          </table:table-cell>
          <table:table-cell office:value-type="float" office:value="2832" table:style-name="ce60">
            <text:p>2,83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獅潭鄉</text:p>
          </table:table-cell>
          <table:table-cell office:value-type="float" office:value="1718" table:style-name="ce59">
            <text:p>1,718</text:p>
          </table:table-cell>
          <table:table-cell office:value-type="float" office:value="4096" table:style-name="ce45">
            <text:p>4,096</text:p>
          </table:table-cell>
          <table:table-cell office:value-type="float" office:value="2282" table:style-name="ce45">
            <text:p>2,282</text:p>
          </table:table-cell>
          <table:table-cell office:value-type="float" office:value="1814" table:style-name="ce60">
            <text:p>1,814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泰安鄉</text:p>
          </table:table-cell>
          <table:table-cell office:value-type="float" office:value="1996" table:style-name="ce62">
            <text:p>1,996</text:p>
          </table:table-cell>
          <table:table-cell office:value-type="float" office:value="5698" table:style-name="ce50">
            <text:p>5,698</text:p>
          </table:table-cell>
          <table:table-cell office:value-type="float" office:value="3071" table:style-name="ce50">
            <text:p>3,071</text:p>
          </table:table-cell>
          <table:table-cell office:value-type="float" office:value="2627" table:style-name="ce63">
            <text:p>2,627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96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6">
            <text:p>彰化縣</text:p>
          </table:table-cell>
          <table:table-cell office:value-type="float" office:value="398859" table:style-name="ce57">
            <text:p>398,859</text:p>
          </table:table-cell>
          <table:table-cell office:value-type="float" office:value="1257992" table:style-name="ce41">
            <text:p>1,257,992</text:p>
          </table:table-cell>
          <table:table-cell office:value-type="float" office:value="639195" table:style-name="ce41">
            <text:p>639,195</text:p>
          </table:table-cell>
          <table:table-cell office:value-type="float" office:value="618797" table:style-name="ce58">
            <text:p>618,79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彰化市</text:p>
          </table:table-cell>
          <table:table-cell office:value-type="float" office:value="78340" table:style-name="ce59">
            <text:p>78,340</text:p>
          </table:table-cell>
          <table:table-cell office:value-type="float" office:value="229111" table:style-name="ce45">
            <text:p>229,111</text:p>
          </table:table-cell>
          <table:table-cell office:value-type="float" office:value="112712" table:style-name="ce45">
            <text:p>112,712</text:p>
          </table:table-cell>
          <table:table-cell office:value-type="float" office:value="116399" table:style-name="ce60">
            <text:p>116,39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5">
            <text:p>員林市</text:p>
          </table:table-cell>
          <table:table-cell office:value-type="float" office:value="41277" table:style-name="ce59">
            <text:p>41,277</text:p>
          </table:table-cell>
          <table:table-cell office:value-type="float" office:value="123105" table:style-name="ce45">
            <text:p>123,105</text:p>
          </table:table-cell>
          <table:table-cell office:value-type="float" office:value="60956" table:style-name="ce45">
            <text:p>60,956</text:p>
          </table:table-cell>
          <table:table-cell office:value-type="float" office:value="62149" table:style-name="ce60">
            <text:p>62,149</text:p>
          </table:table-cell>
          <table:table-cell table:style-name="ce1"/>
          <table:table-cell table:style-name="ce97"/>
          <table:table-cell table:number-columns-repeated="16377"/>
        </table:table-row>
        <table:table-row table:style-name="ro4">
          <table:table-cell office:value-type="string" table:style-name="ce47">
            <text:p>鹿港鎮</text:p>
          </table:table-cell>
          <table:table-cell office:value-type="float" office:value="25395" table:style-name="ce59">
            <text:p>25,395</text:p>
          </table:table-cell>
          <table:table-cell office:value-type="float" office:value="85982" table:style-name="ce45">
            <text:p>85,982</text:p>
          </table:table-cell>
          <table:table-cell office:value-type="float" office:value="43612" table:style-name="ce45">
            <text:p>43,612</text:p>
          </table:table-cell>
          <table:table-cell office:value-type="float" office:value="42370" table:style-name="ce60">
            <text:p>42,37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和美鎮</text:p>
          </table:table-cell>
          <table:table-cell office:value-type="float" office:value="27616" table:style-name="ce59">
            <text:p>27,616</text:p>
          </table:table-cell>
          <table:table-cell office:value-type="float" office:value="89716" table:style-name="ce45">
            <text:p>89,716</text:p>
          </table:table-cell>
          <table:table-cell office:value-type="float" office:value="45609" table:style-name="ce45">
            <text:p>45,609</text:p>
          </table:table-cell>
          <table:table-cell office:value-type="float" office:value="44107" table:style-name="ce60">
            <text:p>44,10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北斗鎮</text:p>
          </table:table-cell>
          <table:table-cell office:value-type="float" office:value="11198" table:style-name="ce59">
            <text:p>11,198</text:p>
          </table:table-cell>
          <table:table-cell office:value-type="float" office:value="33358" table:style-name="ce45">
            <text:p>33,358</text:p>
          </table:table-cell>
          <table:table-cell office:value-type="float" office:value="16743" table:style-name="ce45">
            <text:p>16,743</text:p>
          </table:table-cell>
          <table:table-cell office:value-type="float" office:value="16615" table:style-name="ce60">
            <text:p>16,6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溪湖鎮</text:p>
          </table:table-cell>
          <table:table-cell office:value-type="float" office:value="16782" table:style-name="ce59">
            <text:p>16,782</text:p>
          </table:table-cell>
          <table:table-cell office:value-type="float" office:value="54469" table:style-name="ce45">
            <text:p>54,469</text:p>
          </table:table-cell>
          <table:table-cell office:value-type="float" office:value="27562" table:style-name="ce45">
            <text:p>27,562</text:p>
          </table:table-cell>
          <table:table-cell office:value-type="float" office:value="26907" table:style-name="ce60">
            <text:p>26,90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田中鎮</text:p>
          </table:table-cell>
          <table:table-cell office:value-type="float" office:value="13456" table:style-name="ce59">
            <text:p>13,456</text:p>
          </table:table-cell>
          <table:table-cell office:value-type="float" office:value="40260" table:style-name="ce45">
            <text:p>40,260</text:p>
          </table:table-cell>
          <table:table-cell office:value-type="float" office:value="20633" table:style-name="ce45">
            <text:p>20,633</text:p>
          </table:table-cell>
          <table:table-cell office:value-type="float" office:value="19627" table:style-name="ce60">
            <text:p>19,62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二林鎮</text:p>
          </table:table-cell>
          <table:table-cell office:value-type="float" office:value="15347" table:style-name="ce59">
            <text:p>15,347</text:p>
          </table:table-cell>
          <table:table-cell office:value-type="float" office:value="49209" table:style-name="ce45">
            <text:p>49,209</text:p>
          </table:table-cell>
          <table:table-cell office:value-type="float" office:value="25214" table:style-name="ce45">
            <text:p>25,214</text:p>
          </table:table-cell>
          <table:table-cell office:value-type="float" office:value="23995" table:style-name="ce60">
            <text:p>23,99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線西鄉</text:p>
          </table:table-cell>
          <table:table-cell office:value-type="float" office:value="4570" table:style-name="ce59">
            <text:p>4,570</text:p>
          </table:table-cell>
          <table:table-cell office:value-type="float" office:value="16533" table:style-name="ce45">
            <text:p>16,533</text:p>
          </table:table-cell>
          <table:table-cell office:value-type="float" office:value="8529" table:style-name="ce45">
            <text:p>8,529</text:p>
          </table:table-cell>
          <table:table-cell office:value-type="float" office:value="8004" table:style-name="ce60">
            <text:p>8,00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伸港鄉</text:p>
          </table:table-cell>
          <table:table-cell office:value-type="float" office:value="10674" table:style-name="ce59">
            <text:p>10,674</text:p>
          </table:table-cell>
          <table:table-cell office:value-type="float" office:value="37818" table:style-name="ce45">
            <text:p>37,818</text:p>
          </table:table-cell>
          <table:table-cell office:value-type="float" office:value="19094" table:style-name="ce45">
            <text:p>19,094</text:p>
          </table:table-cell>
          <table:table-cell office:value-type="float" office:value="18724" table:style-name="ce60">
            <text:p>18,7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福興鄉</text:p>
          </table:table-cell>
          <table:table-cell office:value-type="float" office:value="13296" table:style-name="ce59">
            <text:p>13,296</text:p>
          </table:table-cell>
          <table:table-cell office:value-type="float" office:value="46045" table:style-name="ce45">
            <text:p>46,045</text:p>
          </table:table-cell>
          <table:table-cell office:value-type="float" office:value="23995" table:style-name="ce45">
            <text:p>23,995</text:p>
          </table:table-cell>
          <table:table-cell office:value-type="float" office:value="22050" table:style-name="ce60">
            <text:p>22,05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秀水鄉</text:p>
          </table:table-cell>
          <table:table-cell office:value-type="float" office:value="11215" table:style-name="ce59">
            <text:p>11,215</text:p>
          </table:table-cell>
          <table:table-cell office:value-type="float" office:value="38746" table:style-name="ce45">
            <text:p>38,746</text:p>
          </table:table-cell>
          <table:table-cell office:value-type="float" office:value="19968" table:style-name="ce45">
            <text:p>19,968</text:p>
          </table:table-cell>
          <table:table-cell office:value-type="float" office:value="18778" table:style-name="ce60">
            <text:p>18,77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花壇鄉</text:p>
          </table:table-cell>
          <table:table-cell office:value-type="float" office:value="14524" table:style-name="ce59">
            <text:p>14,524</text:p>
          </table:table-cell>
          <table:table-cell office:value-type="float" office:value="44939" table:style-name="ce45">
            <text:p>44,939</text:p>
          </table:table-cell>
          <table:table-cell office:value-type="float" office:value="23043" table:style-name="ce45">
            <text:p>23,043</text:p>
          </table:table-cell>
          <table:table-cell office:value-type="float" office:value="21896" table:style-name="ce60">
            <text:p>21,8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芬園鄉</text:p>
          </table:table-cell>
          <table:table-cell office:value-type="float" office:value="6837" table:style-name="ce59">
            <text:p>6,837</text:p>
          </table:table-cell>
          <table:table-cell office:value-type="float" office:value="22909" table:style-name="ce45">
            <text:p>22,909</text:p>
          </table:table-cell>
          <table:table-cell office:value-type="float" office:value="12086" table:style-name="ce45">
            <text:p>12,086</text:p>
          </table:table-cell>
          <table:table-cell office:value-type="float" office:value="10823" table:style-name="ce60">
            <text:p>10,82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村鄉</text:p>
          </table:table-cell>
          <table:table-cell office:value-type="float" office:value="11866" table:style-name="ce59">
            <text:p>11,866</text:p>
          </table:table-cell>
          <table:table-cell office:value-type="float" office:value="39313" table:style-name="ce45">
            <text:p>39,313</text:p>
          </table:table-cell>
          <table:table-cell office:value-type="float" office:value="20037" table:style-name="ce45">
            <text:p>20,037</text:p>
          </table:table-cell>
          <table:table-cell office:value-type="float" office:value="19276" table:style-name="ce60">
            <text:p>19,2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鹽鄉</text:p>
          </table:table-cell>
          <table:table-cell office:value-type="float" office:value="9366" table:style-name="ce59">
            <text:p>9,366</text:p>
          </table:table-cell>
          <table:table-cell office:value-type="float" office:value="31806" table:style-name="ce45">
            <text:p>31,806</text:p>
          </table:table-cell>
          <table:table-cell office:value-type="float" office:value="16679" table:style-name="ce45">
            <text:p>16,679</text:p>
          </table:table-cell>
          <table:table-cell office:value-type="float" office:value="15127" table:style-name="ce60">
            <text:p>15,1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心鄉</text:p>
          </table:table-cell>
          <table:table-cell office:value-type="float" office:value="11007" table:style-name="ce59">
            <text:p>11,007</text:p>
          </table:table-cell>
          <table:table-cell office:value-type="float" office:value="34130" table:style-name="ce45">
            <text:p>34,130</text:p>
          </table:table-cell>
          <table:table-cell office:value-type="float" office:value="17489" table:style-name="ce45">
            <text:p>17,489</text:p>
          </table:table-cell>
          <table:table-cell office:value-type="float" office:value="16641" table:style-name="ce60">
            <text:p>16,64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永靖鄉</text:p>
          </table:table-cell>
          <table:table-cell office:value-type="float" office:value="11169" table:style-name="ce59">
            <text:p>11,169</text:p>
          </table:table-cell>
          <table:table-cell office:value-type="float" office:value="35992" table:style-name="ce45">
            <text:p>35,992</text:p>
          </table:table-cell>
          <table:table-cell office:value-type="float" office:value="18615" table:style-name="ce45">
            <text:p>18,615</text:p>
          </table:table-cell>
          <table:table-cell office:value-type="float" office:value="17377" table:style-name="ce60">
            <text:p>17,37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社頭鄉</text:p>
          </table:table-cell>
          <table:table-cell office:value-type="float" office:value="13268" table:style-name="ce59">
            <text:p>13,268</text:p>
          </table:table-cell>
          <table:table-cell office:value-type="float" office:value="42169" table:style-name="ce45">
            <text:p>42,169</text:p>
          </table:table-cell>
          <table:table-cell office:value-type="float" office:value="21639" table:style-name="ce45">
            <text:p>21,639</text:p>
          </table:table-cell>
          <table:table-cell office:value-type="float" office:value="20530" table:style-name="ce60">
            <text:p>20,5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二水鄉</text:p>
          </table:table-cell>
          <table:table-cell office:value-type="float" office:value="5300" table:style-name="ce59">
            <text:p>5,300</text:p>
          </table:table-cell>
          <table:table-cell office:value-type="float" office:value="14422" table:style-name="ce45">
            <text:p>14,422</text:p>
          </table:table-cell>
          <table:table-cell office:value-type="float" office:value="7601" table:style-name="ce45">
            <text:p>7,601</text:p>
          </table:table-cell>
          <table:table-cell office:value-type="float" office:value="6821" table:style-name="ce60">
            <text:p>6,8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田尾鄉</text:p>
          </table:table-cell>
          <table:table-cell office:value-type="float" office:value="8195" table:style-name="ce59">
            <text:p>8,195</text:p>
          </table:table-cell>
          <table:table-cell office:value-type="float" office:value="26487" table:style-name="ce45">
            <text:p>26,487</text:p>
          </table:table-cell>
          <table:table-cell office:value-type="float" office:value="13672" table:style-name="ce45">
            <text:p>13,672</text:p>
          </table:table-cell>
          <table:table-cell office:value-type="float" office:value="12815" table:style-name="ce60">
            <text:p>12,8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埤頭鄉</text:p>
          </table:table-cell>
          <table:table-cell office:value-type="float" office:value="9204" table:style-name="ce59">
            <text:p>9,204</text:p>
          </table:table-cell>
          <table:table-cell office:value-type="float" office:value="29830" table:style-name="ce45">
            <text:p>29,830</text:p>
          </table:table-cell>
          <table:table-cell office:value-type="float" office:value="15390" table:style-name="ce45">
            <text:p>15,390</text:p>
          </table:table-cell>
          <table:table-cell office:value-type="float" office:value="14440" table:style-name="ce60">
            <text:p>14,4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芳苑鄉</text:p>
          </table:table-cell>
          <table:table-cell office:value-type="float" office:value="10141" table:style-name="ce59">
            <text:p>10,141</text:p>
          </table:table-cell>
          <table:table-cell office:value-type="float" office:value="32257" table:style-name="ce45">
            <text:p>32,257</text:p>
          </table:table-cell>
          <table:table-cell office:value-type="float" office:value="17032" table:style-name="ce45">
            <text:p>17,032</text:p>
          </table:table-cell>
          <table:table-cell office:value-type="float" office:value="15225" table:style-name="ce60">
            <text:p>15,2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城鄉</text:p>
          </table:table-cell>
          <table:table-cell office:value-type="float" office:value="5158" table:style-name="ce59">
            <text:p>5,158</text:p>
          </table:table-cell>
          <table:table-cell office:value-type="float" office:value="15828" table:style-name="ce45">
            <text:p>15,828</text:p>
          </table:table-cell>
          <table:table-cell office:value-type="float" office:value="8533" table:style-name="ce45">
            <text:p>8,533</text:p>
          </table:table-cell>
          <table:table-cell office:value-type="float" office:value="7295" table:style-name="ce60">
            <text:p>7,2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塘鄉</text:p>
          </table:table-cell>
          <table:table-cell office:value-type="float" office:value="4591" table:style-name="ce59">
            <text:p>4,591</text:p>
          </table:table-cell>
          <table:table-cell office:value-type="float" office:value="14633" table:style-name="ce45">
            <text:p>14,633</text:p>
          </table:table-cell>
          <table:table-cell office:value-type="float" office:value="7664" table:style-name="ce45">
            <text:p>7,664</text:p>
          </table:table-cell>
          <table:table-cell office:value-type="float" office:value="6969" table:style-name="ce60">
            <text:p>6,969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溪州鄉</text:p>
          </table:table-cell>
          <table:table-cell office:value-type="float" office:value="9067" table:style-name="ce62">
            <text:p>9,067</text:p>
          </table:table-cell>
          <table:table-cell office:value-type="float" office:value="28925" table:style-name="ce50">
            <text:p>28,925</text:p>
          </table:table-cell>
          <table:table-cell office:value-type="float" office:value="15088" table:style-name="ce50">
            <text:p>15,088</text:p>
          </table:table-cell>
          <table:table-cell office:value-type="float" office:value="13837" table:style-name="ce63">
            <text:p>13,837</text:p>
          </table:table-cell>
          <table:table-cell table:number-columns-repeated="16379"/>
        </table:table-row>
        <table:table-row table:style-name="ro4">
          <table:table-cell table:style-name="ce30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南投縣</text:p>
          </table:table-cell>
          <table:table-cell office:value-type="float" office:value="179983" table:style-name="ce57">
            <text:p>179,983</text:p>
          </table:table-cell>
          <table:table-cell office:value-type="float" office:value="486455" table:style-name="ce41">
            <text:p>486,455</text:p>
          </table:table-cell>
          <table:table-cell office:value-type="float" office:value="248511" table:style-name="ce41">
            <text:p>248,511</text:p>
          </table:table-cell>
          <table:table-cell office:value-type="float" office:value="237944" table:style-name="ce58">
            <text:p>237,94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投市</text:p>
          </table:table-cell>
          <table:table-cell office:value-type="float" office:value="35684" table:style-name="ce59">
            <text:p>35,684</text:p>
          </table:table-cell>
          <table:table-cell office:value-type="float" office:value="98540" table:style-name="ce45">
            <text:p>98,540</text:p>
          </table:table-cell>
          <table:table-cell office:value-type="float" office:value="49216" table:style-name="ce45">
            <text:p>49,216</text:p>
          </table:table-cell>
          <table:table-cell office:value-type="float" office:value="49324" table:style-name="ce60">
            <text:p>49,32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里鎮</text:p>
          </table:table-cell>
          <table:table-cell office:value-type="float" office:value="29123" table:style-name="ce59">
            <text:p>29,123</text:p>
          </table:table-cell>
          <table:table-cell office:value-type="float" office:value="78499" table:style-name="ce45">
            <text:p>78,499</text:p>
          </table:table-cell>
          <table:table-cell office:value-type="float" office:value="38929" table:style-name="ce45">
            <text:p>38,929</text:p>
          </table:table-cell>
          <table:table-cell office:value-type="float" office:value="39570" table:style-name="ce60">
            <text:p>39,57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草屯鎮</text:p>
          </table:table-cell>
          <table:table-cell office:value-type="float" office:value="34292" table:style-name="ce59">
            <text:p>34,292</text:p>
          </table:table-cell>
          <table:table-cell office:value-type="float" office:value="97064" table:style-name="ce45">
            <text:p>97,064</text:p>
          </table:table-cell>
          <table:table-cell office:value-type="float" office:value="48850" table:style-name="ce45">
            <text:p>48,850</text:p>
          </table:table-cell>
          <table:table-cell office:value-type="float" office:value="48214" table:style-name="ce60">
            <text:p>48,2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山鎮</text:p>
          </table:table-cell>
          <table:table-cell office:value-type="float" office:value="20326" table:style-name="ce59">
            <text:p>20,326</text:p>
          </table:table-cell>
          <table:table-cell office:value-type="float" office:value="52878" table:style-name="ce45">
            <text:p>52,878</text:p>
          </table:table-cell>
          <table:table-cell office:value-type="float" office:value="26982" table:style-name="ce45">
            <text:p>26,982</text:p>
          </table:table-cell>
          <table:table-cell office:value-type="float" office:value="25896" table:style-name="ce60">
            <text:p>25,8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集集鎮</text:p>
          </table:table-cell>
          <table:table-cell office:value-type="float" office:value="4245" table:style-name="ce59">
            <text:p>4,245</text:p>
          </table:table-cell>
          <table:table-cell office:value-type="float" office:value="10279" table:style-name="ce45">
            <text:p>10,279</text:p>
          </table:table-cell>
          <table:table-cell office:value-type="float" office:value="5384" table:style-name="ce45">
            <text:p>5,384</text:p>
          </table:table-cell>
          <table:table-cell office:value-type="float" office:value="4895" table:style-name="ce60">
            <text:p>4,8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名間鄉</text:p>
          </table:table-cell>
          <table:table-cell office:value-type="float" office:value="12663" table:style-name="ce59">
            <text:p>12,663</text:p>
          </table:table-cell>
          <table:table-cell office:value-type="float" office:value="37119" table:style-name="ce45">
            <text:p>37,119</text:p>
          </table:table-cell>
          <table:table-cell office:value-type="float" office:value="19560" table:style-name="ce45">
            <text:p>19,560</text:p>
          </table:table-cell>
          <table:table-cell office:value-type="float" office:value="17559" table:style-name="ce60">
            <text:p>17,5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谷鄉</text:p>
          </table:table-cell>
          <table:table-cell office:value-type="float" office:value="7959" table:style-name="ce59">
            <text:p>7,959</text:p>
          </table:table-cell>
          <table:table-cell office:value-type="float" office:value="16922" table:style-name="ce45">
            <text:p>16,922</text:p>
          </table:table-cell>
          <table:table-cell office:value-type="float" office:value="9047" table:style-name="ce45">
            <text:p>9,047</text:p>
          </table:table-cell>
          <table:table-cell office:value-type="float" office:value="7875" table:style-name="ce60">
            <text:p>7,87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寮鄉</text:p>
          </table:table-cell>
          <table:table-cell office:value-type="float" office:value="5574" table:style-name="ce59">
            <text:p>5,574</text:p>
          </table:table-cell>
          <table:table-cell office:value-type="float" office:value="14069" table:style-name="ce45">
            <text:p>14,069</text:p>
          </table:table-cell>
          <table:table-cell office:value-type="float" office:value="7691" table:style-name="ce45">
            <text:p>7,691</text:p>
          </table:table-cell>
          <table:table-cell office:value-type="float" office:value="6378" table:style-name="ce60">
            <text:p>6,3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魚池鄉</text:p>
          </table:table-cell>
          <table:table-cell office:value-type="float" office:value="5733" table:style-name="ce59">
            <text:p>5,733</text:p>
          </table:table-cell>
          <table:table-cell office:value-type="float" office:value="15203" table:style-name="ce45">
            <text:p>15,203</text:p>
          </table:table-cell>
          <table:table-cell office:value-type="float" office:value="8018" table:style-name="ce45">
            <text:p>8,018</text:p>
          </table:table-cell>
          <table:table-cell office:value-type="float" office:value="7185" table:style-name="ce60">
            <text:p>7,18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國姓鄉</text:p>
          </table:table-cell>
          <table:table-cell office:value-type="float" office:value="7143" table:style-name="ce59">
            <text:p>7,143</text:p>
          </table:table-cell>
          <table:table-cell office:value-type="float" office:value="17628" table:style-name="ce45">
            <text:p>17,628</text:p>
          </table:table-cell>
          <table:table-cell office:value-type="float" office:value="9514" table:style-name="ce45">
            <text:p>9,514</text:p>
          </table:table-cell>
          <table:table-cell office:value-type="float" office:value="8114" table:style-name="ce60">
            <text:p>8,1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水里鄉</text:p>
          </table:table-cell>
          <table:table-cell office:value-type="float" office:value="7096" table:style-name="ce59">
            <text:p>7,096</text:p>
          </table:table-cell>
          <table:table-cell office:value-type="float" office:value="16721" table:style-name="ce45">
            <text:p>16,721</text:p>
          </table:table-cell>
          <table:table-cell office:value-type="float" office:value="8790" table:style-name="ce45">
            <text:p>8,790</text:p>
          </table:table-cell>
          <table:table-cell office:value-type="float" office:value="7931" table:style-name="ce60">
            <text:p>7,93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信義鄉</text:p>
          </table:table-cell>
          <table:table-cell office:value-type="float" office:value="5306" table:style-name="ce59">
            <text:p>5,306</text:p>
          </table:table-cell>
          <table:table-cell office:value-type="float" office:value="15792" table:style-name="ce45">
            <text:p>15,792</text:p>
          </table:table-cell>
          <table:table-cell office:value-type="float" office:value="8443" table:style-name="ce45">
            <text:p>8,443</text:p>
          </table:table-cell>
          <table:table-cell office:value-type="float" office:value="7349" table:style-name="ce60">
            <text:p>7,349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仁愛鄉</text:p>
          </table:table-cell>
          <table:table-cell office:value-type="float" office:value="4839" table:style-name="ce62">
            <text:p>4,839</text:p>
          </table:table-cell>
          <table:table-cell office:value-type="float" office:value="15741" table:style-name="ce50">
            <text:p>15,741</text:p>
          </table:table-cell>
          <table:table-cell office:value-type="float" office:value="8087" table:style-name="ce50">
            <text:p>8,087</text:p>
          </table:table-cell>
          <table:table-cell office:value-type="float" office:value="7654" table:style-name="ce63">
            <text:p>7,65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854" table:style-name="ce57">
            <text:p>244,854</text:p>
          </table:table-cell>
          <table:table-cell office:value-type="float" office:value="671686" table:style-name="ce41">
            <text:p>671,686</text:p>
          </table:table-cell>
          <table:table-cell office:value-type="float" office:value="347254" table:style-name="ce41">
            <text:p>347,254</text:p>
          </table:table-cell>
          <table:table-cell office:value-type="float" office:value="324432" table:style-name="ce58">
            <text:p>324,43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斗六市</text:p>
          </table:table-cell>
          <table:table-cell office:value-type="float" office:value="39760" table:style-name="ce59">
            <text:p>39,760</text:p>
          </table:table-cell>
          <table:table-cell office:value-type="float" office:value="108344" table:style-name="ce45">
            <text:p>108,344</text:p>
          </table:table-cell>
          <table:table-cell office:value-type="float" office:value="53667" table:style-name="ce45">
            <text:p>53,667</text:p>
          </table:table-cell>
          <table:table-cell office:value-type="float" office:value="54677" table:style-name="ce60">
            <text:p>54,67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斗南鎮</text:p>
          </table:table-cell>
          <table:table-cell office:value-type="float" office:value="16223" table:style-name="ce59">
            <text:p>16,223</text:p>
          </table:table-cell>
          <table:table-cell office:value-type="float" office:value="43691" table:style-name="ce45">
            <text:p>43,691</text:p>
          </table:table-cell>
          <table:table-cell office:value-type="float" office:value="22151" table:style-name="ce45">
            <text:p>22,151</text:p>
          </table:table-cell>
          <table:table-cell office:value-type="float" office:value="21540" table:style-name="ce60">
            <text:p>21,5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虎尾鎮</text:p>
          </table:table-cell>
          <table:table-cell office:value-type="float" office:value="26184" table:style-name="ce59">
            <text:p>26,184</text:p>
          </table:table-cell>
          <table:table-cell office:value-type="float" office:value="70728" table:style-name="ce45">
            <text:p>70,728</text:p>
          </table:table-cell>
          <table:table-cell office:value-type="float" office:value="35694" table:style-name="ce45">
            <text:p>35,694</text:p>
          </table:table-cell>
          <table:table-cell office:value-type="float" office:value="35034" table:style-name="ce60">
            <text:p>35,03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螺鎮</text:p>
          </table:table-cell>
          <table:table-cell office:value-type="float" office:value="15149" table:style-name="ce59">
            <text:p>15,149</text:p>
          </table:table-cell>
          <table:table-cell office:value-type="float" office:value="45123" table:style-name="ce45">
            <text:p>45,123</text:p>
          </table:table-cell>
          <table:table-cell office:value-type="float" office:value="22654" table:style-name="ce45">
            <text:p>22,654</text:p>
          </table:table-cell>
          <table:table-cell office:value-type="float" office:value="22469" table:style-name="ce60">
            <text:p>22,46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土庫鎮</text:p>
          </table:table-cell>
          <table:table-cell office:value-type="float" office:value="9604" table:style-name="ce59">
            <text:p>9,604</text:p>
          </table:table-cell>
          <table:table-cell office:value-type="float" office:value="28011" table:style-name="ce45">
            <text:p>28,011</text:p>
          </table:table-cell>
          <table:table-cell office:value-type="float" office:value="14635" table:style-name="ce45">
            <text:p>14,635</text:p>
          </table:table-cell>
          <table:table-cell office:value-type="float" office:value="13376" table:style-name="ce60">
            <text:p>13,3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北港鎮</text:p>
          </table:table-cell>
          <table:table-cell office:value-type="float" office:value="16110" table:style-name="ce59">
            <text:p>16,110</text:p>
          </table:table-cell>
          <table:table-cell office:value-type="float" office:value="38596" table:style-name="ce45">
            <text:p>38,596</text:p>
          </table:table-cell>
          <table:table-cell office:value-type="float" office:value="19951" table:style-name="ce45">
            <text:p>19,951</text:p>
          </table:table-cell>
          <table:table-cell office:value-type="float" office:value="18645" table:style-name="ce60">
            <text:p>18,64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古坑鄉</text:p>
          </table:table-cell>
          <table:table-cell office:value-type="float" office:value="11318" table:style-name="ce59">
            <text:p>11,318</text:p>
          </table:table-cell>
          <table:table-cell office:value-type="float" office:value="30520" table:style-name="ce45">
            <text:p>30,520</text:p>
          </table:table-cell>
          <table:table-cell office:value-type="float" office:value="16059" table:style-name="ce45">
            <text:p>16,059</text:p>
          </table:table-cell>
          <table:table-cell office:value-type="float" office:value="14461" table:style-name="ce60">
            <text:p>14,4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埤鄉</text:p>
          </table:table-cell>
          <table:table-cell office:value-type="float" office:value="6698" table:style-name="ce59">
            <text:p>6,698</text:p>
          </table:table-cell>
          <table:table-cell office:value-type="float" office:value="18514" table:style-name="ce45">
            <text:p>18,514</text:p>
          </table:table-cell>
          <table:table-cell office:value-type="float" office:value="9828" table:style-name="ce45">
            <text:p>9,828</text:p>
          </table:table-cell>
          <table:table-cell office:value-type="float" office:value="8686" table:style-name="ce60">
            <text:p>8,68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莿桐鄉</text:p>
          </table:table-cell>
          <table:table-cell office:value-type="float" office:value="9477" table:style-name="ce59">
            <text:p>9,477</text:p>
          </table:table-cell>
          <table:table-cell office:value-type="float" office:value="28070" table:style-name="ce45">
            <text:p>28,070</text:p>
          </table:table-cell>
          <table:table-cell office:value-type="float" office:value="14625" table:style-name="ce45">
            <text:p>14,625</text:p>
          </table:table-cell>
          <table:table-cell office:value-type="float" office:value="13445" table:style-name="ce60">
            <text:p>13,44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內鄉</text:p>
          </table:table-cell>
          <table:table-cell office:value-type="float" office:value="6038" table:style-name="ce59">
            <text:p>6,038</text:p>
          </table:table-cell>
          <table:table-cell office:value-type="float" office:value="17287" table:style-name="ce45">
            <text:p>17,287</text:p>
          </table:table-cell>
          <table:table-cell office:value-type="float" office:value="9055" table:style-name="ce45">
            <text:p>9,055</text:p>
          </table:table-cell>
          <table:table-cell office:value-type="float" office:value="8232" table:style-name="ce60">
            <text:p>8,23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二崙鄉</text:p>
          </table:table-cell>
          <table:table-cell office:value-type="float" office:value="8977" table:style-name="ce59">
            <text:p>8,977</text:p>
          </table:table-cell>
          <table:table-cell office:value-type="float" office:value="25739" table:style-name="ce45">
            <text:p>25,739</text:p>
          </table:table-cell>
          <table:table-cell office:value-type="float" office:value="13755" table:style-name="ce45">
            <text:p>13,755</text:p>
          </table:table-cell>
          <table:table-cell office:value-type="float" office:value="11984" table:style-name="ce60">
            <text:p>11,9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崙背鄉</text:p>
          </table:table-cell>
          <table:table-cell office:value-type="float" office:value="8640" table:style-name="ce59">
            <text:p>8,640</text:p>
          </table:table-cell>
          <table:table-cell office:value-type="float" office:value="23695" table:style-name="ce45">
            <text:p>23,695</text:p>
          </table:table-cell>
          <table:table-cell office:value-type="float" office:value="12484" table:style-name="ce45">
            <text:p>12,484</text:p>
          </table:table-cell>
          <table:table-cell office:value-type="float" office:value="11211" table:style-name="ce60">
            <text:p>11,2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麥寮鄉</text:p>
          </table:table-cell>
          <table:table-cell office:value-type="float" office:value="15247" table:style-name="ce59">
            <text:p>15,247</text:p>
          </table:table-cell>
          <table:table-cell office:value-type="float" office:value="48201" table:style-name="ce45">
            <text:p>48,201</text:p>
          </table:table-cell>
          <table:table-cell office:value-type="float" office:value="23951" table:style-name="ce45">
            <text:p>23,951</text:p>
          </table:table-cell>
          <table:table-cell office:value-type="float" office:value="24250" table:style-name="ce60">
            <text:p>24,25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勢鄉</text:p>
          </table:table-cell>
          <table:table-cell office:value-type="float" office:value="5755" table:style-name="ce59">
            <text:p>5,755</text:p>
          </table:table-cell>
          <table:table-cell office:value-type="float" office:value="13914" table:style-name="ce45">
            <text:p>13,914</text:p>
          </table:table-cell>
          <table:table-cell office:value-type="float" office:value="7700" table:style-name="ce45">
            <text:p>7,700</text:p>
          </table:table-cell>
          <table:table-cell office:value-type="float" office:value="6214" table:style-name="ce60">
            <text:p>6,2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褒忠鄉</text:p>
          </table:table-cell>
          <table:table-cell office:value-type="float" office:value="4447" table:style-name="ce59">
            <text:p>4,447</text:p>
          </table:table-cell>
          <table:table-cell office:value-type="float" office:value="12338" table:style-name="ce45">
            <text:p>12,338</text:p>
          </table:table-cell>
          <table:table-cell office:value-type="float" office:value="6635" table:style-name="ce45">
            <text:p>6,635</text:p>
          </table:table-cell>
          <table:table-cell office:value-type="float" office:value="5703" table:style-name="ce60">
            <text:p>5,70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臺西鄉</text:p>
          </table:table-cell>
          <table:table-cell office:value-type="float" office:value="8503" table:style-name="ce59">
            <text:p>8,503</text:p>
          </table:table-cell>
          <table:table-cell office:value-type="float" office:value="22694" table:style-name="ce45">
            <text:p>22,694</text:p>
          </table:table-cell>
          <table:table-cell office:value-type="float" office:value="12149" table:style-name="ce45">
            <text:p>12,149</text:p>
          </table:table-cell>
          <table:table-cell office:value-type="float" office:value="10545" table:style-name="ce60">
            <text:p>10,54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元長鄉</text:p>
          </table:table-cell>
          <table:table-cell office:value-type="float" office:value="9118" table:style-name="ce59">
            <text:p>9,118</text:p>
          </table:table-cell>
          <table:table-cell office:value-type="float" office:value="24307" table:style-name="ce45">
            <text:p>24,307</text:p>
          </table:table-cell>
          <table:table-cell office:value-type="float" office:value="13309" table:style-name="ce45">
            <text:p>13,309</text:p>
          </table:table-cell>
          <table:table-cell office:value-type="float" office:value="10998" table:style-name="ce60">
            <text:p>10,9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四湖鄉</text:p>
          </table:table-cell>
          <table:table-cell office:value-type="float" office:value="8662" table:style-name="ce59">
            <text:p>8,662</text:p>
          </table:table-cell>
          <table:table-cell office:value-type="float" office:value="22026" table:style-name="ce45">
            <text:p>22,026</text:p>
          </table:table-cell>
          <table:table-cell office:value-type="float" office:value="12028" table:style-name="ce45">
            <text:p>12,028</text:p>
          </table:table-cell>
          <table:table-cell office:value-type="float" office:value="9998" table:style-name="ce60">
            <text:p>9,9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口湖鄉</text:p>
          </table:table-cell>
          <table:table-cell office:value-type="float" office:value="9346" table:style-name="ce59">
            <text:p>9,346</text:p>
          </table:table-cell>
          <table:table-cell office:value-type="float" office:value="26066" table:style-name="ce45">
            <text:p>26,066</text:p>
          </table:table-cell>
          <table:table-cell office:value-type="float" office:value="13918" table:style-name="ce45">
            <text:p>13,918</text:p>
          </table:table-cell>
          <table:table-cell office:value-type="float" office:value="12148" table:style-name="ce60">
            <text:p>12,148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水林鄉</text:p>
          </table:table-cell>
          <table:table-cell office:value-type="float" office:value="9598" table:style-name="ce62">
            <text:p>9,598</text:p>
          </table:table-cell>
          <table:table-cell office:value-type="float" office:value="23822" table:style-name="ce50">
            <text:p>23,822</text:p>
          </table:table-cell>
          <table:table-cell office:value-type="float" office:value="13006" table:style-name="ce50">
            <text:p>13,006</text:p>
          </table:table-cell>
          <table:table-cell office:value-type="float" office:value="10816" table:style-name="ce63">
            <text:p>10,81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嘉義縣</text:p>
          </table:table-cell>
          <table:table-cell office:value-type="float" office:value="185163" table:style-name="ce57">
            <text:p>185,163</text:p>
          </table:table-cell>
          <table:table-cell office:value-type="float" office:value="494868" table:style-name="ce41">
            <text:p>494,868</text:p>
          </table:table-cell>
          <table:table-cell office:value-type="float" office:value="256657" table:style-name="ce41">
            <text:p>256,657</text:p>
          </table:table-cell>
          <table:table-cell office:value-type="float" office:value="238211" table:style-name="ce58">
            <text:p>238,2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太保市</text:p>
          </table:table-cell>
          <table:table-cell office:value-type="float" office:value="13846" table:style-name="ce59">
            <text:p>13,846</text:p>
          </table:table-cell>
          <table:table-cell office:value-type="float" office:value="38591" table:style-name="ce45">
            <text:p>38,591</text:p>
          </table:table-cell>
          <table:table-cell office:value-type="float" office:value="19643" table:style-name="ce45">
            <text:p>19,643</text:p>
          </table:table-cell>
          <table:table-cell office:value-type="float" office:value="18948" table:style-name="ce60">
            <text:p>18,94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朴子市</text:p>
          </table:table-cell>
          <table:table-cell office:value-type="float" office:value="15943" table:style-name="ce59">
            <text:p>15,943</text:p>
          </table:table-cell>
          <table:table-cell office:value-type="float" office:value="41309" table:style-name="ce45">
            <text:p>41,309</text:p>
          </table:table-cell>
          <table:table-cell office:value-type="float" office:value="20814" table:style-name="ce45">
            <text:p>20,814</text:p>
          </table:table-cell>
          <table:table-cell office:value-type="float" office:value="20495" table:style-name="ce60">
            <text:p>20,4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布袋鎮</text:p>
          </table:table-cell>
          <table:table-cell office:value-type="float" office:value="9794" table:style-name="ce59">
            <text:p>9,794</text:p>
          </table:table-cell>
          <table:table-cell office:value-type="float" office:value="25612" table:style-name="ce45">
            <text:p>25,612</text:p>
          </table:table-cell>
          <table:table-cell office:value-type="float" office:value="13046" table:style-name="ce45">
            <text:p>13,046</text:p>
          </table:table-cell>
          <table:table-cell office:value-type="float" office:value="12566" table:style-name="ce60">
            <text:p>12,56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林鎮</text:p>
          </table:table-cell>
          <table:table-cell office:value-type="float" office:value="11461" table:style-name="ce59">
            <text:p>11,461</text:p>
          </table:table-cell>
          <table:table-cell office:value-type="float" office:value="30152" table:style-name="ce45">
            <text:p>30,152</text:p>
          </table:table-cell>
          <table:table-cell office:value-type="float" office:value="15343" table:style-name="ce45">
            <text:p>15,343</text:p>
          </table:table-cell>
          <table:table-cell office:value-type="float" office:value="14809" table:style-name="ce60">
            <text:p>14,8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民雄鄉</text:p>
          </table:table-cell>
          <table:table-cell office:value-type="float" office:value="25901" table:style-name="ce59">
            <text:p>25,901</text:p>
          </table:table-cell>
          <table:table-cell office:value-type="float" office:value="70825" table:style-name="ce45">
            <text:p>70,825</text:p>
          </table:table-cell>
          <table:table-cell office:value-type="float" office:value="36160" table:style-name="ce45">
            <text:p>36,160</text:p>
          </table:table-cell>
          <table:table-cell office:value-type="float" office:value="34665" table:style-name="ce60">
            <text:p>34,6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溪口鄉</text:p>
          </table:table-cell>
          <table:table-cell office:value-type="float" office:value="5281" table:style-name="ce59">
            <text:p>5,281</text:p>
          </table:table-cell>
          <table:table-cell office:value-type="float" office:value="13818" table:style-name="ce45">
            <text:p>13,818</text:p>
          </table:table-cell>
          <table:table-cell office:value-type="float" office:value="7378" table:style-name="ce45">
            <text:p>7,378</text:p>
          </table:table-cell>
          <table:table-cell office:value-type="float" office:value="6440" table:style-name="ce60">
            <text:p>6,4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港鄉</text:p>
          </table:table-cell>
          <table:table-cell office:value-type="float" office:value="10860" table:style-name="ce59">
            <text:p>10,860</text:p>
          </table:table-cell>
          <table:table-cell office:value-type="float" office:value="30823" table:style-name="ce45">
            <text:p>30,823</text:p>
          </table:table-cell>
          <table:table-cell office:value-type="float" office:value="16257" table:style-name="ce45">
            <text:p>16,257</text:p>
          </table:table-cell>
          <table:table-cell office:value-type="float" office:value="14566" table:style-name="ce60">
            <text:p>14,56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六腳鄉</text:p>
          </table:table-cell>
          <table:table-cell office:value-type="float" office:value="8735" table:style-name="ce59">
            <text:p>8,735</text:p>
          </table:table-cell>
          <table:table-cell office:value-type="float" office:value="21856" table:style-name="ce45">
            <text:p>21,856</text:p>
          </table:table-cell>
          <table:table-cell office:value-type="float" office:value="11590" table:style-name="ce45">
            <text:p>11,590</text:p>
          </table:table-cell>
          <table:table-cell office:value-type="float" office:value="10266" table:style-name="ce60">
            <text:p>10,26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石鄉</text:p>
          </table:table-cell>
          <table:table-cell office:value-type="float" office:value="9083" table:style-name="ce59">
            <text:p>9,083</text:p>
          </table:table-cell>
          <table:table-cell office:value-type="float" office:value="23540" table:style-name="ce45">
            <text:p>23,540</text:p>
          </table:table-cell>
          <table:table-cell office:value-type="float" office:value="12457" table:style-name="ce45">
            <text:p>12,457</text:p>
          </table:table-cell>
          <table:table-cell office:value-type="float" office:value="11083" table:style-name="ce60">
            <text:p>11,0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義竹鄉</text:p>
          </table:table-cell>
          <table:table-cell office:value-type="float" office:value="7216" table:style-name="ce59">
            <text:p>7,216</text:p>
          </table:table-cell>
          <table:table-cell office:value-type="float" office:value="17300" table:style-name="ce45">
            <text:p>17,300</text:p>
          </table:table-cell>
          <table:table-cell office:value-type="float" office:value="9021" table:style-name="ce45">
            <text:p>9,021</text:p>
          </table:table-cell>
          <table:table-cell office:value-type="float" office:value="8279" table:style-name="ce60">
            <text:p>8,2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草鄉</text:p>
          </table:table-cell>
          <table:table-cell office:value-type="float" office:value="5726" table:style-name="ce59">
            <text:p>5,726</text:p>
          </table:table-cell>
          <table:table-cell office:value-type="float" office:value="14713" table:style-name="ce45">
            <text:p>14,713</text:p>
          </table:table-cell>
          <table:table-cell office:value-type="float" office:value="7898" table:style-name="ce45">
            <text:p>7,898</text:p>
          </table:table-cell>
          <table:table-cell office:value-type="float" office:value="6815" table:style-name="ce60">
            <text:p>6,8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水上鄉</text:p>
          </table:table-cell>
          <table:table-cell office:value-type="float" office:value="18605" table:style-name="ce59">
            <text:p>18,605</text:p>
          </table:table-cell>
          <table:table-cell office:value-type="float" office:value="48672" table:style-name="ce45">
            <text:p>48,672</text:p>
          </table:table-cell>
          <table:table-cell office:value-type="float" office:value="25162" table:style-name="ce45">
            <text:p>25,162</text:p>
          </table:table-cell>
          <table:table-cell office:value-type="float" office:value="23510" table:style-name="ce60">
            <text:p>23,5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埔鄉</text:p>
          </table:table-cell>
          <table:table-cell office:value-type="float" office:value="16198" table:style-name="ce59">
            <text:p>16,198</text:p>
          </table:table-cell>
          <table:table-cell office:value-type="float" office:value="43807" table:style-name="ce45">
            <text:p>43,807</text:p>
          </table:table-cell>
          <table:table-cell office:value-type="float" office:value="22712" table:style-name="ce45">
            <text:p>22,712</text:p>
          </table:table-cell>
          <table:table-cell office:value-type="float" office:value="21095" table:style-name="ce60">
            <text:p>21,0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崎鄉</text:p>
          </table:table-cell>
          <table:table-cell office:value-type="float" office:value="11713" table:style-name="ce59">
            <text:p>11,713</text:p>
          </table:table-cell>
          <table:table-cell office:value-type="float" office:value="34372" table:style-name="ce45">
            <text:p>34,372</text:p>
          </table:table-cell>
          <table:table-cell office:value-type="float" office:value="18282" table:style-name="ce45">
            <text:p>18,282</text:p>
          </table:table-cell>
          <table:table-cell office:value-type="float" office:value="16090" table:style-name="ce60">
            <text:p>16,09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梅山鄉</text:p>
          </table:table-cell>
          <table:table-cell office:value-type="float" office:value="6744" table:style-name="ce59">
            <text:p>6,744</text:p>
          </table:table-cell>
          <table:table-cell office:value-type="float" office:value="18426" table:style-name="ce45">
            <text:p>18,426</text:p>
          </table:table-cell>
          <table:table-cell office:value-type="float" office:value="9789" table:style-name="ce45">
            <text:p>9,789</text:p>
          </table:table-cell>
          <table:table-cell office:value-type="float" office:value="8637" table:style-name="ce60">
            <text:p>8,63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番路鄉</text:p>
          </table:table-cell>
          <table:table-cell office:value-type="float" office:value="4238" table:style-name="ce59">
            <text:p>4,238</text:p>
          </table:table-cell>
          <table:table-cell office:value-type="float" office:value="11075" table:style-name="ce45">
            <text:p>11,075</text:p>
          </table:table-cell>
          <table:table-cell office:value-type="float" office:value="5936" table:style-name="ce45">
            <text:p>5,936</text:p>
          </table:table-cell>
          <table:table-cell office:value-type="float" office:value="5139" table:style-name="ce60">
            <text:p>5,13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埔鄉</text:p>
          </table:table-cell>
          <table:table-cell office:value-type="float" office:value="1936" table:style-name="ce59">
            <text:p>1,936</text:p>
          </table:table-cell>
          <table:table-cell office:value-type="float" office:value="4549" table:style-name="ce45">
            <text:p>4,549</text:p>
          </table:table-cell>
          <table:table-cell office:value-type="float" office:value="2322" table:style-name="ce45">
            <text:p>2,322</text:p>
          </table:table-cell>
          <table:table-cell office:value-type="float" office:value="2227" table:style-name="ce60">
            <text:p>2,227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阿里山鄉</text:p>
          </table:table-cell>
          <table:table-cell office:value-type="float" office:value="1883" table:style-name="ce62">
            <text:p>1,883</text:p>
          </table:table-cell>
          <table:table-cell office:value-type="float" office:value="5428" table:style-name="ce50">
            <text:p>5,428</text:p>
          </table:table-cell>
          <table:table-cell office:value-type="float" office:value="2847" table:style-name="ce50">
            <text:p>2,847</text:p>
          </table:table-cell>
          <table:table-cell office:value-type="float" office:value="2581" table:style-name="ce63">
            <text:p>2,581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3118" table:style-name="ce57">
            <text:p>293,118</text:p>
          </table:table-cell>
          <table:table-cell office:value-type="float" office:value="806305" table:style-name="ce41">
            <text:p>806,305</text:p>
          </table:table-cell>
          <table:table-cell office:value-type="float" office:value="410625" table:style-name="ce41">
            <text:p>410,625</text:p>
          </table:table-cell>
          <table:table-cell office:value-type="float" office:value="395680" table:style-name="ce58">
            <text:p>395,6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屏東市</text:p>
          </table:table-cell>
          <table:table-cell office:value-type="float" office:value="75420" table:style-name="ce59">
            <text:p>75,420</text:p>
          </table:table-cell>
          <table:table-cell office:value-type="float" office:value="196037" table:style-name="ce45">
            <text:p>196,037</text:p>
          </table:table-cell>
          <table:table-cell office:value-type="float" office:value="96570" table:style-name="ce45">
            <text:p>96,570</text:p>
          </table:table-cell>
          <table:table-cell office:value-type="float" office:value="99467" table:style-name="ce60">
            <text:p>99,4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潮州鎮</text:p>
          </table:table-cell>
          <table:table-cell office:value-type="float" office:value="20393" table:style-name="ce59">
            <text:p>20,393</text:p>
          </table:table-cell>
          <table:table-cell office:value-type="float" office:value="53776" table:style-name="ce45">
            <text:p>53,776</text:p>
          </table:table-cell>
          <table:table-cell office:value-type="float" office:value="26716" table:style-name="ce45">
            <text:p>26,716</text:p>
          </table:table-cell>
          <table:table-cell office:value-type="float" office:value="27060" table:style-name="ce60">
            <text:p>27,0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港鎮</text:p>
          </table:table-cell>
          <table:table-cell office:value-type="float" office:value="17248" table:style-name="ce59">
            <text:p>17,248</text:p>
          </table:table-cell>
          <table:table-cell office:value-type="float" office:value="46427" table:style-name="ce45">
            <text:p>46,427</text:p>
          </table:table-cell>
          <table:table-cell office:value-type="float" office:value="23384" table:style-name="ce45">
            <text:p>23,384</text:p>
          </table:table-cell>
          <table:table-cell office:value-type="float" office:value="23043" table:style-name="ce60">
            <text:p>23,0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恆春鎮</text:p>
          </table:table-cell>
          <table:table-cell office:value-type="float" office:value="11937" table:style-name="ce59">
            <text:p>11,937</text:p>
          </table:table-cell>
          <table:table-cell office:value-type="float" office:value="30190" table:style-name="ce45">
            <text:p>30,190</text:p>
          </table:table-cell>
          <table:table-cell office:value-type="float" office:value="15456" table:style-name="ce45">
            <text:p>15,456</text:p>
          </table:table-cell>
          <table:table-cell office:value-type="float" office:value="14734" table:style-name="ce60">
            <text:p>14,73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丹鄉</text:p>
          </table:table-cell>
          <table:table-cell office:value-type="float" office:value="15667" table:style-name="ce59">
            <text:p>15,667</text:p>
          </table:table-cell>
          <table:table-cell office:value-type="float" office:value="49852" table:style-name="ce45">
            <text:p>49,852</text:p>
          </table:table-cell>
          <table:table-cell office:value-type="float" office:value="25817" table:style-name="ce45">
            <text:p>25,817</text:p>
          </table:table-cell>
          <table:table-cell office:value-type="float" office:value="24035" table:style-name="ce60">
            <text:p>24,0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長治鄉</text:p>
          </table:table-cell>
          <table:table-cell office:value-type="float" office:value="10522" table:style-name="ce59">
            <text:p>10,522</text:p>
          </table:table-cell>
          <table:table-cell office:value-type="float" office:value="29443" table:style-name="ce45">
            <text:p>29,443</text:p>
          </table:table-cell>
          <table:table-cell office:value-type="float" office:value="15232" table:style-name="ce45">
            <text:p>15,232</text:p>
          </table:table-cell>
          <table:table-cell office:value-type="float" office:value="14211" table:style-name="ce60">
            <text:p>14,2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麟洛鄉</text:p>
          </table:table-cell>
          <table:table-cell office:value-type="float" office:value="3916" table:style-name="ce59">
            <text:p>3,916</text:p>
          </table:table-cell>
          <table:table-cell office:value-type="float" office:value="10691" table:style-name="ce45">
            <text:p>10,691</text:p>
          </table:table-cell>
          <table:table-cell office:value-type="float" office:value="5519" table:style-name="ce45">
            <text:p>5,519</text:p>
          </table:table-cell>
          <table:table-cell office:value-type="float" office:value="5172" table:style-name="ce60">
            <text:p>5,17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九如鄉</text:p>
          </table:table-cell>
          <table:table-cell office:value-type="float" office:value="7360" table:style-name="ce59">
            <text:p>7,360</text:p>
          </table:table-cell>
          <table:table-cell office:value-type="float" office:value="21758" table:style-name="ce45">
            <text:p>21,758</text:p>
          </table:table-cell>
          <table:table-cell office:value-type="float" office:value="11153" table:style-name="ce45">
            <text:p>11,153</text:p>
          </table:table-cell>
          <table:table-cell office:value-type="float" office:value="10605" table:style-name="ce60">
            <text:p>10,6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里港鄉</text:p>
          </table:table-cell>
          <table:table-cell office:value-type="float" office:value="8379" table:style-name="ce59">
            <text:p>8,379</text:p>
          </table:table-cell>
          <table:table-cell office:value-type="float" office:value="25637" table:style-name="ce45">
            <text:p>25,637</text:p>
          </table:table-cell>
          <table:table-cell office:value-type="float" office:value="13016" table:style-name="ce45">
            <text:p>13,016</text:p>
          </table:table-cell>
          <table:table-cell office:value-type="float" office:value="12621" table:style-name="ce60">
            <text:p>12,6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鹽埔鄉</text:p>
          </table:table-cell>
          <table:table-cell office:value-type="float" office:value="7978" table:style-name="ce59">
            <text:p>7,978</text:p>
          </table:table-cell>
          <table:table-cell office:value-type="float" office:value="24721" table:style-name="ce45">
            <text:p>24,721</text:p>
          </table:table-cell>
          <table:table-cell office:value-type="float" office:value="12818" table:style-name="ce45">
            <text:p>12,818</text:p>
          </table:table-cell>
          <table:table-cell office:value-type="float" office:value="11903" table:style-name="ce60">
            <text:p>11,90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高樹鄉</text:p>
          </table:table-cell>
          <table:table-cell office:value-type="float" office:value="9184" table:style-name="ce59">
            <text:p>9,184</text:p>
          </table:table-cell>
          <table:table-cell office:value-type="float" office:value="23550" table:style-name="ce45">
            <text:p>23,550</text:p>
          </table:table-cell>
          <table:table-cell office:value-type="float" office:value="12503" table:style-name="ce45">
            <text:p>12,503</text:p>
          </table:table-cell>
          <table:table-cell office:value-type="float" office:value="11047" table:style-name="ce60">
            <text:p>11,0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巒鄉</text:p>
          </table:table-cell>
          <table:table-cell office:value-type="float" office:value="6603" table:style-name="ce59">
            <text:p>6,603</text:p>
          </table:table-cell>
          <table:table-cell office:value-type="float" office:value="19953" table:style-name="ce45">
            <text:p>19,953</text:p>
          </table:table-cell>
          <table:table-cell office:value-type="float" office:value="10373" table:style-name="ce45">
            <text:p>10,373</text:p>
          </table:table-cell>
          <table:table-cell office:value-type="float" office:value="9580" table:style-name="ce60">
            <text:p>9,5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內埔鄉</text:p>
          </table:table-cell>
          <table:table-cell office:value-type="float" office:value="19187" table:style-name="ce59">
            <text:p>19,187</text:p>
          </table:table-cell>
          <table:table-cell office:value-type="float" office:value="52784" table:style-name="ce45">
            <text:p>52,784</text:p>
          </table:table-cell>
          <table:table-cell office:value-type="float" office:value="27094" table:style-name="ce45">
            <text:p>27,094</text:p>
          </table:table-cell>
          <table:table-cell office:value-type="float" office:value="25690" table:style-name="ce60">
            <text:p>25,69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田鄉</text:p>
          </table:table-cell>
          <table:table-cell office:value-type="float" office:value="5689" table:style-name="ce59">
            <text:p>5,689</text:p>
          </table:table-cell>
          <table:table-cell office:value-type="float" office:value="16385" table:style-name="ce45">
            <text:p>16,385</text:p>
          </table:table-cell>
          <table:table-cell office:value-type="float" office:value="8698" table:style-name="ce45">
            <text:p>8,698</text:p>
          </table:table-cell>
          <table:table-cell office:value-type="float" office:value="7687" table:style-name="ce60">
            <text:p>7,6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埤鄉</text:p>
          </table:table-cell>
          <table:table-cell office:value-type="float" office:value="3418" table:style-name="ce59">
            <text:p>3,418</text:p>
          </table:table-cell>
          <table:table-cell office:value-type="float" office:value="9427" table:style-name="ce45">
            <text:p>9,427</text:p>
          </table:table-cell>
          <table:table-cell office:value-type="float" office:value="5017" table:style-name="ce45">
            <text:p>5,017</text:p>
          </table:table-cell>
          <table:table-cell office:value-type="float" office:value="4410" table:style-name="ce60">
            <text:p>4,4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枋寮鄉</text:p>
          </table:table-cell>
          <table:table-cell office:value-type="float" office:value="8661" table:style-name="ce59">
            <text:p>8,661</text:p>
          </table:table-cell>
          <table:table-cell office:value-type="float" office:value="23363" table:style-name="ce45">
            <text:p>23,363</text:p>
          </table:table-cell>
          <table:table-cell office:value-type="float" office:value="12191" table:style-name="ce45">
            <text:p>12,191</text:p>
          </table:table-cell>
          <table:table-cell office:value-type="float" office:value="11172" table:style-name="ce60">
            <text:p>11,17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園鄉</text:p>
          </table:table-cell>
          <table:table-cell office:value-type="float" office:value="11919" table:style-name="ce59">
            <text:p>11,919</text:p>
          </table:table-cell>
          <table:table-cell office:value-type="float" office:value="33567" table:style-name="ce45">
            <text:p>33,567</text:p>
          </table:table-cell>
          <table:table-cell office:value-type="float" office:value="17419" table:style-name="ce45">
            <text:p>17,419</text:p>
          </table:table-cell>
          <table:table-cell office:value-type="float" office:value="16148" table:style-name="ce60">
            <text:p>16,14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崁頂鄉</text:p>
          </table:table-cell>
          <table:table-cell office:value-type="float" office:value="4545" table:style-name="ce59">
            <text:p>4,545</text:p>
          </table:table-cell>
          <table:table-cell office:value-type="float" office:value="15240" table:style-name="ce45">
            <text:p>15,240</text:p>
          </table:table-cell>
          <table:table-cell office:value-type="float" office:value="7670" table:style-name="ce45">
            <text:p>7,670</text:p>
          </table:table-cell>
          <table:table-cell office:value-type="float" office:value="7570" table:style-name="ce60">
            <text:p>7,57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邊鄉</text:p>
          </table:table-cell>
          <table:table-cell office:value-type="float" office:value="6677" table:style-name="ce59">
            <text:p>6,677</text:p>
          </table:table-cell>
          <table:table-cell office:value-type="float" office:value="17088" table:style-name="ce45">
            <text:p>17,088</text:p>
          </table:table-cell>
          <table:table-cell office:value-type="float" office:value="8717" table:style-name="ce45">
            <text:p>8,717</text:p>
          </table:table-cell>
          <table:table-cell office:value-type="float" office:value="8371" table:style-name="ce60">
            <text:p>8,37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州鄉</text:p>
          </table:table-cell>
          <table:table-cell office:value-type="float" office:value="3802" table:style-name="ce59">
            <text:p>3,802</text:p>
          </table:table-cell>
          <table:table-cell office:value-type="float" office:value="10199" table:style-name="ce45">
            <text:p>10,199</text:p>
          </table:table-cell>
          <table:table-cell office:value-type="float" office:value="5224" table:style-name="ce45">
            <text:p>5,224</text:p>
          </table:table-cell>
          <table:table-cell office:value-type="float" office:value="4975" table:style-name="ce60">
            <text:p>4,97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佳冬鄉</text:p>
          </table:table-cell>
          <table:table-cell office:value-type="float" office:value="6987" table:style-name="ce59">
            <text:p>6,987</text:p>
          </table:table-cell>
          <table:table-cell office:value-type="float" office:value="18397" table:style-name="ce45">
            <text:p>18,397</text:p>
          </table:table-cell>
          <table:table-cell office:value-type="float" office:value="9520" table:style-name="ce45">
            <text:p>9,520</text:p>
          </table:table-cell>
          <table:table-cell office:value-type="float" office:value="8877" table:style-name="ce60">
            <text:p>8,87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琉球鄉</text:p>
          </table:table-cell>
          <table:table-cell office:value-type="float" office:value="4712" table:style-name="ce59">
            <text:p>4,712</text:p>
          </table:table-cell>
          <table:table-cell office:value-type="float" office:value="12087" table:style-name="ce45">
            <text:p>12,087</text:p>
          </table:table-cell>
          <table:table-cell office:value-type="float" office:value="6601" table:style-name="ce45">
            <text:p>6,601</text:p>
          </table:table-cell>
          <table:table-cell office:value-type="float" office:value="5486" table:style-name="ce60">
            <text:p>5,48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車城鄉</text:p>
          </table:table-cell>
          <table:table-cell office:value-type="float" office:value="3514" table:style-name="ce59">
            <text:p>3,514</text:p>
          </table:table-cell>
          <table:table-cell office:value-type="float" office:value="8201" table:style-name="ce45">
            <text:p>8,201</text:p>
          </table:table-cell>
          <table:table-cell office:value-type="float" office:value="4372" table:style-name="ce45">
            <text:p>4,372</text:p>
          </table:table-cell>
          <table:table-cell office:value-type="float" office:value="3829" table:style-name="ce60">
            <text:p>3,82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滿州鄉</text:p>
          </table:table-cell>
          <table:table-cell office:value-type="float" office:value="3029" table:style-name="ce59">
            <text:p>3,029</text:p>
          </table:table-cell>
          <table:table-cell office:value-type="float" office:value="7374" table:style-name="ce45">
            <text:p>7,374</text:p>
          </table:table-cell>
          <table:table-cell office:value-type="float" office:value="4007" table:style-name="ce45">
            <text:p>4,007</text:p>
          </table:table-cell>
          <table:table-cell office:value-type="float" office:value="3367" table:style-name="ce60">
            <text:p>3,3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枋山鄉</text:p>
          </table:table-cell>
          <table:table-cell office:value-type="float" office:value="2038" table:style-name="ce59">
            <text:p>2,038</text:p>
          </table:table-cell>
          <table:table-cell office:value-type="float" office:value="5136" table:style-name="ce45">
            <text:p>5,136</text:p>
          </table:table-cell>
          <table:table-cell office:value-type="float" office:value="2702" table:style-name="ce45">
            <text:p>2,702</text:p>
          </table:table-cell>
          <table:table-cell office:value-type="float" office:value="2434" table:style-name="ce60">
            <text:p>2,43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三地門鄉</text:p>
          </table:table-cell>
          <table:table-cell office:value-type="float" office:value="2382" table:style-name="ce59">
            <text:p>2,382</text:p>
          </table:table-cell>
          <table:table-cell office:value-type="float" office:value="7702" table:style-name="ce45">
            <text:p>7,702</text:p>
          </table:table-cell>
          <table:table-cell office:value-type="float" office:value="3883" table:style-name="ce45">
            <text:p>3,883</text:p>
          </table:table-cell>
          <table:table-cell office:value-type="float" office:value="3819" table:style-name="ce60">
            <text:p>3,81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霧臺鄉</text:p>
          </table:table-cell>
          <table:table-cell office:value-type="float" office:value="1094" table:style-name="ce59">
            <text:p>1,094</text:p>
          </table:table-cell>
          <table:table-cell office:value-type="float" office:value="3241" table:style-name="ce45">
            <text:p>3,241</text:p>
          </table:table-cell>
          <table:table-cell office:value-type="float" office:value="1657" table:style-name="ce45">
            <text:p>1,657</text:p>
          </table:table-cell>
          <table:table-cell office:value-type="float" office:value="1584" table:style-name="ce60">
            <text:p>1,58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瑪家鄉</text:p>
          </table:table-cell>
          <table:table-cell office:value-type="float" office:value="2093" table:style-name="ce59">
            <text:p>2,093</text:p>
          </table:table-cell>
          <table:table-cell office:value-type="float" office:value="6720" table:style-name="ce45">
            <text:p>6,720</text:p>
          </table:table-cell>
          <table:table-cell office:value-type="float" office:value="3392" table:style-name="ce45">
            <text:p>3,392</text:p>
          </table:table-cell>
          <table:table-cell office:value-type="float" office:value="3328" table:style-name="ce60">
            <text:p>3,32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泰武鄉</text:p>
          </table:table-cell>
          <table:table-cell office:value-type="float" office:value="1429" table:style-name="ce59">
            <text:p>1,429</text:p>
          </table:table-cell>
          <table:table-cell office:value-type="float" office:value="5358" table:style-name="ce45">
            <text:p>5,358</text:p>
          </table:table-cell>
          <table:table-cell office:value-type="float" office:value="2793" table:style-name="ce45">
            <text:p>2,793</text:p>
          </table:table-cell>
          <table:table-cell office:value-type="float" office:value="2565" table:style-name="ce60">
            <text:p>2,56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來義鄉</text:p>
          </table:table-cell>
          <table:table-cell office:value-type="float" office:value="2270" table:style-name="ce59">
            <text:p>2,270</text:p>
          </table:table-cell>
          <table:table-cell office:value-type="float" office:value="7397" table:style-name="ce45">
            <text:p>7,397</text:p>
          </table:table-cell>
          <table:table-cell office:value-type="float" office:value="3708" table:style-name="ce45">
            <text:p>3,708</text:p>
          </table:table-cell>
          <table:table-cell office:value-type="float" office:value="3689" table:style-name="ce60">
            <text:p>3,68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春日鄉</text:p>
          </table:table-cell>
          <table:table-cell office:value-type="float" office:value="1448" table:style-name="ce59">
            <text:p>1,448</text:p>
          </table:table-cell>
          <table:table-cell office:value-type="float" office:value="4925" table:style-name="ce45">
            <text:p>4,925</text:p>
          </table:table-cell>
          <table:table-cell office:value-type="float" office:value="2497" table:style-name="ce45">
            <text:p>2,497</text:p>
          </table:table-cell>
          <table:table-cell office:value-type="float" office:value="2428" table:style-name="ce60">
            <text:p>2,42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獅子鄉</text:p>
          </table:table-cell>
          <table:table-cell office:value-type="float" office:value="1615" table:style-name="ce59">
            <text:p>1,615</text:p>
          </table:table-cell>
          <table:table-cell office:value-type="float" office:value="4825" table:style-name="ce45">
            <text:p>4,825</text:p>
          </table:table-cell>
          <table:table-cell office:value-type="float" office:value="2492" table:style-name="ce45">
            <text:p>2,492</text:p>
          </table:table-cell>
          <table:table-cell office:value-type="float" office:value="2333" table:style-name="ce60">
            <text:p>2,333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牡丹鄉</text:p>
          </table:table-cell>
          <table:table-cell office:value-type="float" office:value="2002" table:style-name="ce62">
            <text:p>2,002</text:p>
          </table:table-cell>
          <table:table-cell office:value-type="float" office:value="4854" table:style-name="ce50">
            <text:p>4,854</text:p>
          </table:table-cell>
          <table:table-cell office:value-type="float" office:value="2414" table:style-name="ce50">
            <text:p>2,414</text:p>
          </table:table-cell>
          <table:table-cell office:value-type="float" office:value="2440" table:style-name="ce63">
            <text:p>2,440</text:p>
          </table:table-cell>
          <table:table-cell table:number-columns-repeated="16379"/>
        </table:table-row>
        <table:table-row table:style-name="ro8">
          <table:table-cell table:style-name="ce98"/>
          <table:table-cell table:style-name="ce99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0">
            <text:p>臺東縣</text:p>
          </table:table-cell>
          <table:table-cell office:value-type="float" office:value="84102" table:style-name="ce57">
            <text:p>84,102</text:p>
          </table:table-cell>
          <table:table-cell office:value-type="float" office:value="213818" table:style-name="ce41">
            <text:p>213,818</text:p>
          </table:table-cell>
          <table:table-cell office:value-type="float" office:value="109771" table:style-name="ce41">
            <text:p>109,771</text:p>
          </table:table-cell>
          <table:table-cell office:value-type="float" office:value="104047" table:style-name="ce58">
            <text:p>104,0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臺東市</text:p>
          </table:table-cell>
          <table:table-cell office:value-type="float" office:value="40648" table:style-name="ce59">
            <text:p>40,648</text:p>
          </table:table-cell>
          <table:table-cell office:value-type="float" office:value="104210" table:style-name="ce45">
            <text:p>104,210</text:p>
          </table:table-cell>
          <table:table-cell office:value-type="float" office:value="51870" table:style-name="ce45">
            <text:p>51,870</text:p>
          </table:table-cell>
          <table:table-cell office:value-type="float" office:value="52340" table:style-name="ce60">
            <text:p>52,3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成功鎮</text:p>
          </table:table-cell>
          <table:table-cell office:value-type="float" office:value="5364" table:style-name="ce59">
            <text:p>5,364</text:p>
          </table:table-cell>
          <table:table-cell office:value-type="float" office:value="13386" table:style-name="ce45">
            <text:p>13,386</text:p>
          </table:table-cell>
          <table:table-cell office:value-type="float" office:value="7055" table:style-name="ce45">
            <text:p>7,055</text:p>
          </table:table-cell>
          <table:table-cell office:value-type="float" office:value="6331" table:style-name="ce60">
            <text:p>6,33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關山鎮</text:p>
          </table:table-cell>
          <table:table-cell office:value-type="float" office:value="3201" table:style-name="ce59">
            <text:p>3,201</text:p>
          </table:table-cell>
          <table:table-cell office:value-type="float" office:value="8301" table:style-name="ce45">
            <text:p>8,301</text:p>
          </table:table-cell>
          <table:table-cell office:value-type="float" office:value="4280" table:style-name="ce45">
            <text:p>4,280</text:p>
          </table:table-cell>
          <table:table-cell office:value-type="float" office:value="4021" table:style-name="ce60">
            <text:p>4,0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卑南鄉</text:p>
          </table:table-cell>
          <table:table-cell office:value-type="float" office:value="6891" table:style-name="ce59">
            <text:p>6,891</text:p>
          </table:table-cell>
          <table:table-cell office:value-type="float" office:value="16876" table:style-name="ce45">
            <text:p>16,876</text:p>
          </table:table-cell>
          <table:table-cell office:value-type="float" office:value="8861" table:style-name="ce45">
            <text:p>8,861</text:p>
          </table:table-cell>
          <table:table-cell office:value-type="float" office:value="8015" table:style-name="ce60">
            <text:p>8,0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武鄉</text:p>
          </table:table-cell>
          <table:table-cell office:value-type="float" office:value="2471" table:style-name="ce59">
            <text:p>2,471</text:p>
          </table:table-cell>
          <table:table-cell office:value-type="float" office:value="5648" table:style-name="ce45">
            <text:p>5,648</text:p>
          </table:table-cell>
          <table:table-cell office:value-type="float" office:value="2945" table:style-name="ce45">
            <text:p>2,945</text:p>
          </table:table-cell>
          <table:table-cell office:value-type="float" office:value="2703" table:style-name="ce60">
            <text:p>2,70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太麻里鄉</text:p>
          </table:table-cell>
          <table:table-cell office:value-type="float" office:value="4820" table:style-name="ce59">
            <text:p>4,820</text:p>
          </table:table-cell>
          <table:table-cell office:value-type="float" office:value="10843" table:style-name="ce45">
            <text:p>10,843</text:p>
          </table:table-cell>
          <table:table-cell office:value-type="float" office:value="5761" table:style-name="ce45">
            <text:p>5,761</text:p>
          </table:table-cell>
          <table:table-cell office:value-type="float" office:value="5082" table:style-name="ce60">
            <text:p>5,0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河鄉</text:p>
          </table:table-cell>
          <table:table-cell office:value-type="float" office:value="3695" table:style-name="ce59">
            <text:p>3,695</text:p>
          </table:table-cell>
          <table:table-cell office:value-type="float" office:value="8124" table:style-name="ce45">
            <text:p>8,124</text:p>
          </table:table-cell>
          <table:table-cell office:value-type="float" office:value="4472" table:style-name="ce45">
            <text:p>4,472</text:p>
          </table:table-cell>
          <table:table-cell office:value-type="float" office:value="3652" table:style-name="ce60">
            <text:p>3,65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長濱鄉</text:p>
          </table:table-cell>
          <table:table-cell office:value-type="float" office:value="2881" table:style-name="ce59">
            <text:p>2,881</text:p>
          </table:table-cell>
          <table:table-cell office:value-type="float" office:value="6811" table:style-name="ce45">
            <text:p>6,811</text:p>
          </table:table-cell>
          <table:table-cell office:value-type="float" office:value="3840" table:style-name="ce45">
            <text:p>3,840</text:p>
          </table:table-cell>
          <table:table-cell office:value-type="float" office:value="2971" table:style-name="ce60">
            <text:p>2,97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野鄉</text:p>
          </table:table-cell>
          <table:table-cell office:value-type="float" office:value="3016" table:style-name="ce59">
            <text:p>3,016</text:p>
          </table:table-cell>
          <table:table-cell office:value-type="float" office:value="7509" table:style-name="ce45">
            <text:p>7,509</text:p>
          </table:table-cell>
          <table:table-cell office:value-type="float" office:value="3964" table:style-name="ce45">
            <text:p>3,964</text:p>
          </table:table-cell>
          <table:table-cell office:value-type="float" office:value="3545" table:style-name="ce60">
            <text:p>3,54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池上鄉</text:p>
          </table:table-cell>
          <table:table-cell office:value-type="float" office:value="3166" table:style-name="ce59">
            <text:p>3,166</text:p>
          </table:table-cell>
          <table:table-cell office:value-type="float" office:value="7999" table:style-name="ce45">
            <text:p>7,999</text:p>
          </table:table-cell>
          <table:table-cell office:value-type="float" office:value="4128" table:style-name="ce45">
            <text:p>4,128</text:p>
          </table:table-cell>
          <table:table-cell office:value-type="float" office:value="3871" table:style-name="ce60">
            <text:p>3,87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綠島鄉</text:p>
          </table:table-cell>
          <table:table-cell office:value-type="float" office:value="1199" table:style-name="ce59">
            <text:p>1,199</text:p>
          </table:table-cell>
          <table:table-cell office:value-type="float" office:value="4084" table:style-name="ce45">
            <text:p>4,084</text:p>
          </table:table-cell>
          <table:table-cell office:value-type="float" office:value="2185" table:style-name="ce45">
            <text:p>2,185</text:p>
          </table:table-cell>
          <table:table-cell office:value-type="float" office:value="1899" table:style-name="ce60">
            <text:p>1,89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延平鄉</text:p>
          </table:table-cell>
          <table:table-cell office:value-type="float" office:value="1076" table:style-name="ce59">
            <text:p>1,076</text:p>
          </table:table-cell>
          <table:table-cell office:value-type="float" office:value="3573" table:style-name="ce45">
            <text:p>3,573</text:p>
          </table:table-cell>
          <table:table-cell office:value-type="float" office:value="1903" table:style-name="ce45">
            <text:p>1,903</text:p>
          </table:table-cell>
          <table:table-cell office:value-type="float" office:value="1670" table:style-name="ce60">
            <text:p>1,67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海端鄉</text:p>
          </table:table-cell>
          <table:table-cell office:value-type="float" office:value="1090" table:style-name="ce59">
            <text:p>1,090</text:p>
          </table:table-cell>
          <table:table-cell office:value-type="float" office:value="4145" table:style-name="ce45">
            <text:p>4,145</text:p>
          </table:table-cell>
          <table:table-cell office:value-type="float" office:value="2199" table:style-name="ce45">
            <text:p>2,199</text:p>
          </table:table-cell>
          <table:table-cell office:value-type="float" office:value="1946" table:style-name="ce60">
            <text:p>1,94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達仁鄉</text:p>
          </table:table-cell>
          <table:table-cell office:value-type="float" office:value="1430" table:style-name="ce59">
            <text:p>1,430</text:p>
          </table:table-cell>
          <table:table-cell office:value-type="float" office:value="3423" table:style-name="ce45">
            <text:p>3,423</text:p>
          </table:table-cell>
          <table:table-cell office:value-type="float" office:value="1857" table:style-name="ce45">
            <text:p>1,857</text:p>
          </table:table-cell>
          <table:table-cell office:value-type="float" office:value="1566" table:style-name="ce60">
            <text:p>1,56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金峰鄉</text:p>
          </table:table-cell>
          <table:table-cell office:value-type="float" office:value="1190" table:style-name="ce59">
            <text:p>1,190</text:p>
          </table:table-cell>
          <table:table-cell office:value-type="float" office:value="3664" table:style-name="ce45">
            <text:p>3,664</text:p>
          </table:table-cell>
          <table:table-cell office:value-type="float" office:value="1845" table:style-name="ce45">
            <text:p>1,845</text:p>
          </table:table-cell>
          <table:table-cell office:value-type="float" office:value="1819" table:style-name="ce60">
            <text:p>1,819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蘭嶼鄉</text:p>
          </table:table-cell>
          <table:table-cell office:value-type="float" office:value="1964" table:style-name="ce62">
            <text:p>1,964</text:p>
          </table:table-cell>
          <table:table-cell office:value-type="float" office:value="5222" table:style-name="ce50">
            <text:p>5,222</text:p>
          </table:table-cell>
          <table:table-cell office:value-type="float" office:value="2606" table:style-name="ce50">
            <text:p>2,606</text:p>
          </table:table-cell>
          <table:table-cell office:value-type="float" office:value="2616" table:style-name="ce63">
            <text:p>2,616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919" table:style-name="ce57">
            <text:p>127,919</text:p>
          </table:table-cell>
          <table:table-cell office:value-type="float" office:value="322260" table:style-name="ce41">
            <text:p>322,260</text:p>
          </table:table-cell>
          <table:table-cell office:value-type="float" office:value="162865" table:style-name="ce41">
            <text:p>162,865</text:p>
          </table:table-cell>
          <table:table-cell office:value-type="float" office:value="159395" table:style-name="ce58">
            <text:p>159,3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花蓮市</text:p>
          </table:table-cell>
          <table:table-cell office:value-type="float" office:value="41802" table:style-name="ce59">
            <text:p>41,802</text:p>
          </table:table-cell>
          <table:table-cell office:value-type="float" office:value="101444" table:style-name="ce45">
            <text:p>101,444</text:p>
          </table:table-cell>
          <table:table-cell office:value-type="float" office:value="48730" table:style-name="ce45">
            <text:p>48,730</text:p>
          </table:table-cell>
          <table:table-cell office:value-type="float" office:value="52714" table:style-name="ce60">
            <text:p>52,7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鳳林鎮</text:p>
          </table:table-cell>
          <table:table-cell office:value-type="float" office:value="4389" table:style-name="ce59">
            <text:p>4,389</text:p>
          </table:table-cell>
          <table:table-cell office:value-type="float" office:value="10736" table:style-name="ce45">
            <text:p>10,736</text:p>
          </table:table-cell>
          <table:table-cell office:value-type="float" office:value="5550" table:style-name="ce45">
            <text:p>5,550</text:p>
          </table:table-cell>
          <table:table-cell office:value-type="float" office:value="5186" table:style-name="ce60">
            <text:p>5,18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玉里鎮</text:p>
          </table:table-cell>
          <table:table-cell office:value-type="float" office:value="8914" table:style-name="ce59">
            <text:p>8,914</text:p>
          </table:table-cell>
          <table:table-cell office:value-type="float" office:value="23032" table:style-name="ce45">
            <text:p>23,032</text:p>
          </table:table-cell>
          <table:table-cell office:value-type="float" office:value="12178" table:style-name="ce45">
            <text:p>12,178</text:p>
          </table:table-cell>
          <table:table-cell office:value-type="float" office:value="10854" table:style-name="ce60">
            <text:p>10,8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城鄉</text:p>
          </table:table-cell>
          <table:table-cell office:value-type="float" office:value="8014" table:style-name="ce59">
            <text:p>8,014</text:p>
          </table:table-cell>
          <table:table-cell office:value-type="float" office:value="20136" table:style-name="ce45">
            <text:p>20,136</text:p>
          </table:table-cell>
          <table:table-cell office:value-type="float" office:value="10262" table:style-name="ce45">
            <text:p>10,262</text:p>
          </table:table-cell>
          <table:table-cell office:value-type="float" office:value="9874" table:style-name="ce60">
            <text:p>9,8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吉安鄉</text:p>
          </table:table-cell>
          <table:table-cell office:value-type="float" office:value="33099" table:style-name="ce59">
            <text:p>33,099</text:p>
          </table:table-cell>
          <table:table-cell office:value-type="float" office:value="83376" table:style-name="ce45">
            <text:p>83,376</text:p>
          </table:table-cell>
          <table:table-cell office:value-type="float" office:value="41693" table:style-name="ce45">
            <text:p>41,693</text:p>
          </table:table-cell>
          <table:table-cell office:value-type="float" office:value="41683" table:style-name="ce60">
            <text:p>41,6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壽豐鄉</text:p>
          </table:table-cell>
          <table:table-cell office:value-type="float" office:value="7366" table:style-name="ce59">
            <text:p>7,366</text:p>
          </table:table-cell>
          <table:table-cell office:value-type="float" office:value="17413" table:style-name="ce45">
            <text:p>17,413</text:p>
          </table:table-cell>
          <table:table-cell office:value-type="float" office:value="9238" table:style-name="ce45">
            <text:p>9,238</text:p>
          </table:table-cell>
          <table:table-cell office:value-type="float" office:value="8175" table:style-name="ce60">
            <text:p>8,17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光復鄉</text:p>
          </table:table-cell>
          <table:table-cell office:value-type="float" office:value="4963" table:style-name="ce59">
            <text:p>4,963</text:p>
          </table:table-cell>
          <table:table-cell office:value-type="float" office:value="12222" table:style-name="ce45">
            <text:p>12,222</text:p>
          </table:table-cell>
          <table:table-cell office:value-type="float" office:value="6503" table:style-name="ce45">
            <text:p>6,503</text:p>
          </table:table-cell>
          <table:table-cell office:value-type="float" office:value="5719" table:style-name="ce60">
            <text:p>5,71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豐濱鄉</text:p>
          </table:table-cell>
          <table:table-cell office:value-type="float" office:value="1690" table:style-name="ce59">
            <text:p>1,690</text:p>
          </table:table-cell>
          <table:table-cell office:value-type="float" office:value="4317" table:style-name="ce45">
            <text:p>4,317</text:p>
          </table:table-cell>
          <table:table-cell office:value-type="float" office:value="2433" table:style-name="ce45">
            <text:p>2,433</text:p>
          </table:table-cell>
          <table:table-cell office:value-type="float" office:value="1884" table:style-name="ce60">
            <text:p>1,8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瑞穗鄉</text:p>
          </table:table-cell>
          <table:table-cell office:value-type="float" office:value="4811" table:style-name="ce59">
            <text:p>4,811</text:p>
          </table:table-cell>
          <table:table-cell office:value-type="float" office:value="11197" table:style-name="ce45">
            <text:p>11,197</text:p>
          </table:table-cell>
          <table:table-cell office:value-type="float" office:value="6004" table:style-name="ce45">
            <text:p>6,004</text:p>
          </table:table-cell>
          <table:table-cell office:value-type="float" office:value="5193" table:style-name="ce60">
            <text:p>5,19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富里鄉</text:p>
          </table:table-cell>
          <table:table-cell office:value-type="float" office:value="4057" table:style-name="ce59">
            <text:p>4,057</text:p>
          </table:table-cell>
          <table:table-cell office:value-type="float" office:value="9869" table:style-name="ce45">
            <text:p>9,869</text:p>
          </table:table-cell>
          <table:table-cell office:value-type="float" office:value="5354" table:style-name="ce45">
            <text:p>5,354</text:p>
          </table:table-cell>
          <table:table-cell office:value-type="float" office:value="4515" table:style-name="ce60">
            <text:p>4,51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秀林鄉</text:p>
          </table:table-cell>
          <table:table-cell office:value-type="float" office:value="4984" table:style-name="ce59">
            <text:p>4,984</text:p>
          </table:table-cell>
          <table:table-cell office:value-type="float" office:value="16362" table:style-name="ce45">
            <text:p>16,362</text:p>
          </table:table-cell>
          <table:table-cell office:value-type="float" office:value="8400" table:style-name="ce45">
            <text:p>8,400</text:p>
          </table:table-cell>
          <table:table-cell office:value-type="float" office:value="7962" table:style-name="ce60">
            <text:p>7,96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萬榮鄉</text:p>
          </table:table-cell>
          <table:table-cell office:value-type="float" office:value="2125" table:style-name="ce59">
            <text:p>2,125</text:p>
          </table:table-cell>
          <table:table-cell office:value-type="float" office:value="6183" table:style-name="ce45">
            <text:p>6,183</text:p>
          </table:table-cell>
          <table:table-cell office:value-type="float" office:value="3254" table:style-name="ce45">
            <text:p>3,254</text:p>
          </table:table-cell>
          <table:table-cell office:value-type="float" office:value="2929" table:style-name="ce60">
            <text:p>2,929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卓溪鄉</text:p>
          </table:table-cell>
          <table:table-cell office:value-type="float" office:value="1705" table:style-name="ce62">
            <text:p>1,705</text:p>
          </table:table-cell>
          <table:table-cell office:value-type="float" office:value="5973" table:style-name="ce50">
            <text:p>5,973</text:p>
          </table:table-cell>
          <table:table-cell office:value-type="float" office:value="3266" table:style-name="ce50">
            <text:p>3,266</text:p>
          </table:table-cell>
          <table:table-cell office:value-type="float" office:value="2707" table:style-name="ce63">
            <text:p>2,70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64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澎湖縣</text:p>
          </table:table-cell>
          <table:table-cell office:value-type="float" office:value="42245" table:style-name="ce57">
            <text:p>42,245</text:p>
          </table:table-cell>
          <table:table-cell office:value-type="float" office:value="106036" table:style-name="ce41">
            <text:p>106,036</text:p>
          </table:table-cell>
          <table:table-cell office:value-type="float" office:value="54583" table:style-name="ce41">
            <text:p>54,583</text:p>
          </table:table-cell>
          <table:table-cell office:value-type="float" office:value="51453" table:style-name="ce58">
            <text:p>51,45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馬公市</text:p>
          </table:table-cell>
          <table:table-cell office:value-type="float" office:value="25806" table:style-name="ce59">
            <text:p>25,806</text:p>
          </table:table-cell>
          <table:table-cell office:value-type="float" office:value="63231" table:style-name="ce45">
            <text:p>63,231</text:p>
          </table:table-cell>
          <table:table-cell office:value-type="float" office:value="32143" table:style-name="ce45">
            <text:p>32,143</text:p>
          </table:table-cell>
          <table:table-cell office:value-type="float" office:value="31088" table:style-name="ce60">
            <text:p>31,08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湖西鄉</text:p>
          </table:table-cell>
          <table:table-cell office:value-type="float" office:value="6161" table:style-name="ce59">
            <text:p>6,161</text:p>
          </table:table-cell>
          <table:table-cell office:value-type="float" office:value="15310" table:style-name="ce45">
            <text:p>15,310</text:p>
          </table:table-cell>
          <table:table-cell office:value-type="float" office:value="8104" table:style-name="ce45">
            <text:p>8,104</text:p>
          </table:table-cell>
          <table:table-cell office:value-type="float" office:value="7206" table:style-name="ce60">
            <text:p>7,2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白沙鄉</text:p>
          </table:table-cell>
          <table:table-cell office:value-type="float" office:value="3644" table:style-name="ce59">
            <text:p>3,644</text:p>
          </table:table-cell>
          <table:table-cell office:value-type="float" office:value="9944" table:style-name="ce45">
            <text:p>9,944</text:p>
          </table:table-cell>
          <table:table-cell office:value-type="float" office:value="5154" table:style-name="ce45">
            <text:p>5,154</text:p>
          </table:table-cell>
          <table:table-cell office:value-type="float" office:value="4790" table:style-name="ce60">
            <text:p>4,79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嶼鄉</text:p>
          </table:table-cell>
          <table:table-cell office:value-type="float" office:value="3088" table:style-name="ce59">
            <text:p>3,088</text:p>
          </table:table-cell>
          <table:table-cell office:value-type="float" office:value="8305" table:style-name="ce45">
            <text:p>8,305</text:p>
          </table:table-cell>
          <table:table-cell office:value-type="float" office:value="4283" table:style-name="ce45">
            <text:p>4,283</text:p>
          </table:table-cell>
          <table:table-cell office:value-type="float" office:value="4022" table:style-name="ce60">
            <text:p>4,02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望安鄉</text:p>
          </table:table-cell>
          <table:table-cell office:value-type="float" office:value="2072" table:style-name="ce59">
            <text:p>2,072</text:p>
          </table:table-cell>
          <table:table-cell office:value-type="float" office:value="5398" table:style-name="ce45">
            <text:p>5,398</text:p>
          </table:table-cell>
          <table:table-cell office:value-type="float" office:value="2920" table:style-name="ce45">
            <text:p>2,920</text:p>
          </table:table-cell>
          <table:table-cell office:value-type="float" office:value="2478" table:style-name="ce60">
            <text:p>2,478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七美鄉</text:p>
          </table:table-cell>
          <table:table-cell office:value-type="float" office:value="1474" table:style-name="ce62">
            <text:p>1,474</text:p>
          </table:table-cell>
          <table:table-cell office:value-type="float" office:value="3848" table:style-name="ce50">
            <text:p>3,848</text:p>
          </table:table-cell>
          <table:table-cell office:value-type="float" office:value="1979" table:style-name="ce50">
            <text:p>1,979</text:p>
          </table:table-cell>
          <table:table-cell office:value-type="float" office:value="1869" table:style-name="ce63">
            <text:p>1,869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6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101"/>
          <table:table-cell office:value-type="string" table:style-name="ce3">
            <text:p>中華民國110年09月底</text:p>
          </table:table-cell>
          <table:table-cell table:number-columns-repeated="2" table:style-name="ce10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2">
            <text:p>基隆市</text:p>
          </table:table-cell>
          <table:table-cell office:value-type="float" office:value="156260" table:style-name="ce57">
            <text:p>156,260</text:p>
          </table:table-cell>
          <table:table-cell office:value-type="float" office:value="365117" table:style-name="ce41">
            <text:p>365,117</text:p>
          </table:table-cell>
          <table:table-cell office:value-type="float" office:value="182031" table:style-name="ce41">
            <text:p>182,031</text:p>
          </table:table-cell>
          <table:table-cell office:value-type="float" office:value="183086" table:style-name="ce58">
            <text:p>183,086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中正區</text:p>
          </table:table-cell>
          <table:table-cell office:value-type="float" office:value="22917" table:style-name="ce59">
            <text:p>22,917</text:p>
          </table:table-cell>
          <table:table-cell office:value-type="float" office:value="50786" table:style-name="ce45">
            <text:p>50,786</text:p>
          </table:table-cell>
          <table:table-cell office:value-type="float" office:value="25800" table:style-name="ce45">
            <text:p>25,800</text:p>
          </table:table-cell>
          <table:table-cell office:value-type="float" office:value="24986" table:style-name="ce60">
            <text:p>24,986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七堵區</text:p>
          </table:table-cell>
          <table:table-cell office:value-type="float" office:value="22034" table:style-name="ce59">
            <text:p>22,034</text:p>
          </table:table-cell>
          <table:table-cell office:value-type="float" office:value="53476" table:style-name="ce45">
            <text:p>53,476</text:p>
          </table:table-cell>
          <table:table-cell office:value-type="float" office:value="26711" table:style-name="ce45">
            <text:p>26,711</text:p>
          </table:table-cell>
          <table:table-cell office:value-type="float" office:value="26765" table:style-name="ce60">
            <text:p>26,765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暖暖區</text:p>
          </table:table-cell>
          <table:table-cell office:value-type="float" office:value="16237" table:style-name="ce59">
            <text:p>16,237</text:p>
          </table:table-cell>
          <table:table-cell office:value-type="float" office:value="38469" table:style-name="ce45">
            <text:p>38,469</text:p>
          </table:table-cell>
          <table:table-cell office:value-type="float" office:value="19201" table:style-name="ce45">
            <text:p>19,201</text:p>
          </table:table-cell>
          <table:table-cell office:value-type="float" office:value="19268" table:style-name="ce60">
            <text:p>19,268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仁愛區</text:p>
          </table:table-cell>
          <table:table-cell office:value-type="float" office:value="18948" table:style-name="ce59">
            <text:p>18,948</text:p>
          </table:table-cell>
          <table:table-cell office:value-type="float" office:value="42069" table:style-name="ce45">
            <text:p>42,069</text:p>
          </table:table-cell>
          <table:table-cell office:value-type="float" office:value="20717" table:style-name="ce45">
            <text:p>20,717</text:p>
          </table:table-cell>
          <table:table-cell office:value-type="float" office:value="21352" table:style-name="ce60">
            <text:p>21,352</text:p>
          </table:table-cell>
          <table:table-cell table:number-columns-repeated="16379"/>
        </table:table-row>
        <table:table-row table:style-name="ro4">
          <table:table-cell office:value-type="string" table:style-name="ce103">
            <text:p>中山區</text:p>
          </table:table-cell>
          <table:table-cell office:value-type="float" office:value="19232" table:style-name="ce59">
            <text:p>19,232</text:p>
          </table:table-cell>
          <table:table-cell office:value-type="float" office:value="45951" table:style-name="ce45">
            <text:p>45,951</text:p>
          </table:table-cell>
          <table:table-cell office:value-type="float" office:value="23297" table:style-name="ce45">
            <text:p>23,297</text:p>
          </table:table-cell>
          <table:table-cell office:value-type="float" office:value="22654" table:style-name="ce60">
            <text:p>22,654</text:p>
          </table:table-cell>
          <table:table-cell table:number-columns-repeated="16379"/>
        </table:table-row>
        <table:table-row table:style-name="ro4">
          <table:table-cell office:value-type="string" table:style-name="ce103">
            <text:p>安樂區</text:p>
          </table:table-cell>
          <table:table-cell office:value-type="float" office:value="34101" table:style-name="ce59">
            <text:p>34,101</text:p>
          </table:table-cell>
          <table:table-cell office:value-type="float" office:value="81212" table:style-name="ce45">
            <text:p>81,212</text:p>
          </table:table-cell>
          <table:table-cell office:value-type="float" office:value="40204" table:style-name="ce45">
            <text:p>40,204</text:p>
          </table:table-cell>
          <table:table-cell office:value-type="float" office:value="41008" table:style-name="ce60">
            <text:p>41,008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信義區</text:p>
          </table:table-cell>
          <table:table-cell office:value-type="float" office:value="22791" table:style-name="ce62">
            <text:p>22,791</text:p>
          </table:table-cell>
          <table:table-cell office:value-type="float" office:value="53154" table:style-name="ce50">
            <text:p>53,154</text:p>
          </table:table-cell>
          <table:table-cell office:value-type="float" office:value="26101" table:style-name="ce50">
            <text:p>26,101</text:p>
          </table:table-cell>
          <table:table-cell office:value-type="float" office:value="27053" table:style-name="ce63">
            <text:p>27,053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3974" table:style-name="ce57">
            <text:p>173,974</text:p>
          </table:table-cell>
          <table:table-cell office:value-type="float" office:value="452882" table:style-name="ce41">
            <text:p>452,882</text:p>
          </table:table-cell>
          <table:table-cell office:value-type="float" office:value="223677" table:style-name="ce41">
            <text:p>223,677</text:p>
          </table:table-cell>
          <table:table-cell office:value-type="float" office:value="229205" table:style-name="ce58">
            <text:p>229,20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85358" table:style-name="ce59">
            <text:p>85,358</text:p>
          </table:table-cell>
          <table:table-cell office:value-type="float" office:value="221565" table:style-name="ce45">
            <text:p>221,565</text:p>
          </table:table-cell>
          <table:table-cell office:value-type="float" office:value="109240" table:style-name="ce45">
            <text:p>109,240</text:p>
          </table:table-cell>
          <table:table-cell office:value-type="float" office:value="112325" table:style-name="ce60">
            <text:p>112,32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 <text:s text:c="3"/>區</text:p>
          </table:table-cell>
          <table:table-cell office:value-type="float" office:value="59829" table:style-name="ce59">
            <text:p>59,829</text:p>
          </table:table-cell>
          <table:table-cell office:value-type="float" office:value="152604" table:style-name="ce45">
            <text:p>152,604</text:p>
          </table:table-cell>
          <table:table-cell office:value-type="float" office:value="74464" table:style-name="ce45">
            <text:p>74,464</text:p>
          </table:table-cell>
          <table:table-cell office:value-type="float" office:value="78140" table:style-name="ce60">
            <text:p>78,140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香山區</text:p>
          </table:table-cell>
          <table:table-cell office:value-type="float" office:value="28787" table:style-name="ce62">
            <text:p>28,787</text:p>
          </table:table-cell>
          <table:table-cell office:value-type="float" office:value="78713" table:style-name="ce50">
            <text:p>78,713</text:p>
          </table:table-cell>
          <table:table-cell office:value-type="float" office:value="39973" table:style-name="ce50">
            <text:p>39,973</text:p>
          </table:table-cell>
          <table:table-cell office:value-type="float" office:value="38740" table:style-name="ce63">
            <text:p>38,74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811" table:style-name="ce57">
            <text:p>101,811</text:p>
          </table:table-cell>
          <table:table-cell office:value-type="float" office:value="265002" table:style-name="ce41">
            <text:p>265,002</text:p>
          </table:table-cell>
          <table:table-cell office:value-type="float" office:value="128026" table:style-name="ce41">
            <text:p>128,026</text:p>
          </table:table-cell>
          <table:table-cell office:value-type="float" office:value="136976" table:style-name="ce58">
            <text:p>136,97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46158" table:style-name="ce59">
            <text:p>46,158</text:p>
          </table:table-cell>
          <table:table-cell office:value-type="float" office:value="119174" table:style-name="ce45">
            <text:p>119,174</text:p>
          </table:table-cell>
          <table:table-cell office:value-type="float" office:value="57053" table:style-name="ce45">
            <text:p>57,053</text:p>
          </table:table-cell>
          <table:table-cell office:value-type="float" office:value="62121" table:style-name="ce60">
            <text:p>62,121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西 <text:s text:c="3"/>區</text:p>
          </table:table-cell>
          <table:table-cell office:value-type="float" office:value="55653" table:style-name="ce62">
            <text:p>55,653</text:p>
          </table:table-cell>
          <table:table-cell office:value-type="float" office:value="145828" table:style-name="ce50">
            <text:p>145,828</text:p>
          </table:table-cell>
          <table:table-cell office:value-type="float" office:value="70973" table:style-name="ce50">
            <text:p>70,973</text:p>
          </table:table-cell>
          <table:table-cell office:value-type="float" office:value="74855" table:style-name="ce63">
            <text:p>74,855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2415" table:style-name="ce57">
            <text:p>42,415</text:p>
          </table:table-cell>
          <table:table-cell office:value-type="float" office:value="140856" table:style-name="ce41">
            <text:p>140,856</text:p>
          </table:table-cell>
          <table:table-cell office:value-type="float" office:value="70209" table:style-name="ce41">
            <text:p>70,209</text:p>
          </table:table-cell>
          <table:table-cell office:value-type="float" office:value="70647" table:style-name="ce58">
            <text:p>70,6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城鎮</text:p>
          </table:table-cell>
          <table:table-cell office:value-type="float" office:value="13274" table:style-name="ce59">
            <text:p>13,274</text:p>
          </table:table-cell>
          <table:table-cell office:value-type="float" office:value="42799" table:style-name="ce45">
            <text:p>42,799</text:p>
          </table:table-cell>
          <table:table-cell office:value-type="float" office:value="21343" table:style-name="ce45">
            <text:p>21,343</text:p>
          </table:table-cell>
          <table:table-cell office:value-type="float" office:value="21456" table:style-name="ce60">
            <text:p>21,45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湖鎮</text:p>
          </table:table-cell>
          <table:table-cell office:value-type="float" office:value="9492" table:style-name="ce59">
            <text:p>9,492</text:p>
          </table:table-cell>
          <table:table-cell office:value-type="float" office:value="30493" table:style-name="ce45">
            <text:p>30,493</text:p>
          </table:table-cell>
          <table:table-cell office:value-type="float" office:value="15250" table:style-name="ce45">
            <text:p>15,250</text:p>
          </table:table-cell>
          <table:table-cell office:value-type="float" office:value="15243" table:style-name="ce60">
            <text:p>15,2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沙鎮</text:p>
          </table:table-cell>
          <table:table-cell office:value-type="float" office:value="6507" table:style-name="ce59">
            <text:p>6,507</text:p>
          </table:table-cell>
          <table:table-cell office:value-type="float" office:value="20684" table:style-name="ce45">
            <text:p>20,684</text:p>
          </table:table-cell>
          <table:table-cell office:value-type="float" office:value="10169" table:style-name="ce45">
            <text:p>10,169</text:p>
          </table:table-cell>
          <table:table-cell office:value-type="float" office:value="10515" table:style-name="ce60">
            <text:p>10,5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寧鄉</text:p>
          </table:table-cell>
          <table:table-cell office:value-type="float" office:value="9752" table:style-name="ce59">
            <text:p>9,752</text:p>
          </table:table-cell>
          <table:table-cell office:value-type="float" office:value="33540" table:style-name="ce45">
            <text:p>33,540</text:p>
          </table:table-cell>
          <table:table-cell office:value-type="float" office:value="16815" table:style-name="ce45">
            <text:p>16,815</text:p>
          </table:table-cell>
          <table:table-cell office:value-type="float" office:value="16725" table:style-name="ce60">
            <text:p>16,7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烈嶼鄉</text:p>
          </table:table-cell>
          <table:table-cell office:value-type="float" office:value="3258" table:style-name="ce59">
            <text:p>3,258</text:p>
          </table:table-cell>
          <table:table-cell office:value-type="float" office:value="12680" table:style-name="ce45">
            <text:p>12,680</text:p>
          </table:table-cell>
          <table:table-cell office:value-type="float" office:value="6296" table:style-name="ce45">
            <text:p>6,296</text:p>
          </table:table-cell>
          <table:table-cell office:value-type="float" office:value="6384" table:style-name="ce60">
            <text:p>6,384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烏坵鄉</text:p>
          </table:table-cell>
          <table:table-cell office:value-type="float" office:value="132" table:style-name="ce62">
            <text:p>132</text:p>
          </table:table-cell>
          <table:table-cell office:value-type="float" office:value="660" table:style-name="ce50">
            <text:p>660</text:p>
          </table:table-cell>
          <table:table-cell office:value-type="float" office:value="336" table:style-name="ce50">
            <text:p>336</text:p>
          </table:table-cell>
          <table:table-cell office:value-type="float" office:value="324" table:style-name="ce63">
            <text:p>32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6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489" table:style-name="ce57">
            <text:p>3,489</text:p>
          </table:table-cell>
          <table:table-cell office:value-type="float" office:value="13429" table:style-name="ce41">
            <text:p>13,429</text:p>
          </table:table-cell>
          <table:table-cell office:value-type="float" office:value="7771" table:style-name="ce41">
            <text:p>7,771</text:p>
          </table:table-cell>
          <table:table-cell office:value-type="float" office:value="5658" table:style-name="ce58">
            <text:p>5,6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竿鄉</text:p>
          </table:table-cell>
          <table:table-cell office:value-type="float" office:value="1981" table:style-name="ce59">
            <text:p>1,981</text:p>
          </table:table-cell>
          <table:table-cell office:value-type="float" office:value="7626" table:style-name="ce45">
            <text:p>7,626</text:p>
          </table:table-cell>
          <table:table-cell office:value-type="float" office:value="4299" table:style-name="ce45">
            <text:p>4,299</text:p>
          </table:table-cell>
          <table:table-cell office:value-type="float" office:value="3327" table:style-name="ce60">
            <text:p>3,3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北竿鄉</text:p>
          </table:table-cell>
          <table:table-cell office:value-type="float" office:value="828" table:style-name="ce59">
            <text:p>828</text:p>
          </table:table-cell>
          <table:table-cell office:value-type="float" office:value="2862" table:style-name="ce45">
            <text:p>2,862</text:p>
          </table:table-cell>
          <table:table-cell office:value-type="float" office:value="1651" table:style-name="ce45">
            <text:p>1,651</text:p>
          </table:table-cell>
          <table:table-cell office:value-type="float" office:value="1211" table:style-name="ce60">
            <text:p>1,2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莒光鄉</text:p>
          </table:table-cell>
          <table:table-cell office:value-type="float" office:value="325" table:style-name="ce59">
            <text:p>325</text:p>
          </table:table-cell>
          <table:table-cell office:value-type="float" office:value="1485" table:style-name="ce45">
            <text:p>1,485</text:p>
          </table:table-cell>
          <table:table-cell office:value-type="float" office:value="933" table:style-name="ce45">
            <text:p>933</text:p>
          </table:table-cell>
          <table:table-cell office:value-type="float" office:value="552" table:style-name="ce60">
            <text:p>552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東引鄉</text:p>
          </table:table-cell>
          <table:table-cell office:value-type="float" office:value="355" table:style-name="ce62">
            <text:p>355</text:p>
          </table:table-cell>
          <table:table-cell office:value-type="float" office:value="1456" table:style-name="ce50">
            <text:p>1,456</text:p>
          </table:table-cell>
          <table:table-cell office:value-type="float" office:value="888" table:style-name="ce50">
            <text:p>888</text:p>
          </table:table-cell>
          <table:table-cell office:value-type="float" office:value="568" table:style-name="ce63">
            <text:p>568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0-05T03:40:24Z</meta:creation-date>
    <dc:date>2021-10-05T03:41:06Z</dc:date>
  </office:meta>
</office:document-meta>
</file>